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7.4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0.271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1.296cm"/>
    </style:style>
    <style:style style:name="co10" style:family="table-column">
      <style:table-column-properties fo:break-before="auto" style:column-width="2.08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0.512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1.794cm"/>
    </style:style>
    <style:style style:name="co17" style:family="table-column">
      <style:table-column-properties fo:break-before="auto" style:column-width="2.579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3.678cm"/>
    </style:style>
    <style:style style:name="co20" style:family="table-column">
      <style:table-column-properties fo:break-before="auto" style:column-width="2.265cm"/>
    </style:style>
    <style:style style:name="co21" style:family="table-column">
      <style:table-column-properties fo:break-before="auto" style:column-width="6.32cm"/>
    </style:style>
    <style:style style:name="co22" style:family="table-column">
      <style:table-column-properties fo:break-before="auto" style:column-width="2.066cm"/>
    </style:style>
    <style:style style:name="co23" style:family="table-column">
      <style:table-column-properties fo:break-before="auto" style:column-width="1.82cm"/>
    </style:style>
    <style:style style:name="co24" style:family="table-column">
      <style:table-column-properties fo:break-before="auto" style:column-width="1.586cm"/>
    </style:style>
    <style:style style:name="co25" style:family="table-column">
      <style:table-column-properties fo:break-before="auto" style:column-width="1.349cm"/>
    </style:style>
    <style:style style:name="co26" style:family="table-column">
      <style:table-column-properties fo:break-before="auto" style:column-width="1.453cm"/>
    </style:style>
    <style:style style:name="co27" style:family="table-column">
      <style:table-column-properties fo:break-before="auto" style:column-width="2.318cm"/>
    </style:style>
    <style:style style:name="co28" style:family="table-column">
      <style:table-column-properties fo:break-before="auto" style:column-width="1.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3d3d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51pt solid #000000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51pt solid #000000" fo:border-left="0.51pt solid #000000" fo:border-right="0.06pt solid #000000" fo:border-top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51pt solid #000000" fo:border-left="none" fo:border-right="none" fo:border-top="0.06pt solid #000000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51pt solid #000000" fo:border-left="none" fo:border-right="none" fo:border-top="0.06pt solid #000000"/>
      <style:text-properties fo:font-size="10pt" style:font-size-asian="10pt" style:font-size-complex="10pt"/>
    </style:style>
    <style:style style:name="ce45" style:family="table-cell" style:parent-style-name="Default" style:data-style-name="N75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Hyperlink">
      <style:table-cell-properties fo:border-bottom="0.51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4" style:family="table-cell" style:parent-style-name="Default">
      <style:table-cell-properties fo:border-bottom="0.51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3" style:family="table-cell" style:parent-style-name="Default">
      <style:table-cell-properties fo:border-bottom="0.51pt solid #000000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5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fo:border-bottom="0.51pt solid #000000" fo:border-left="none" fo:border-right="none" fo:border-top="0.06pt solid #000000"/>
      <style:text-properties fo:font-size="18pt" style:font-size-asian="18pt" style:font-size-complex="1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1" style:family="table-cell" style:parent-style-name="Default">
      <style:table-cell-properties fo:border-bottom="0.51pt solid #000000" fo:border-left="none" fo:border-right="0.51pt solid #000000" fo:border-top="0.06pt solid #000000"/>
      <style:text-properties fo:font-size="18pt" style:font-size-asian="18pt" style:font-size-complex="18pt"/>
    </style:style>
    <style:style style:name="ce30" style:family="table-cell" style:parent-style-name="Default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32" style:family="table-cell" style:parent-style-name="Default">
      <style:table-cell-properties style:cell-protect="protected" style:print-content="false"/>
      <style:text-properties fo:color="#ffa500"/>
    </style:style>
    <style:style style:name="ce60" style:family="table-cell" style:parent-style-name="Default" style:data-style-name="N0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68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72" style:family="table-cell" style:parent-style-name="Default">
      <style:table-cell-properties style:cell-protect="protected" style:print-content="false" fo:wrap-option="wrap"/>
      <style:text-properties fo:color="#ffa500" fo:font-weight="bold" style:font-weight-asian="bold" style:font-weight-complex="bold"/>
    </style:style>
    <style:style style:name="ce75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7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78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9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ffa500" fo:font-weight="bold" style:font-weight-asian="bold" style:font-weight-complex="bold"/>
    </style:style>
    <style:style style:name="ce82" style:family="table-cell" style:parent-style-name="Default" style:data-style-name="N107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83" style:family="table-cell" style:parent-style-name="Default" style:data-style-name="N107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ffa500" fo:font-weight="bold" style:font-weight-asian="bold" style:font-weight-complex="bold"/>
    </style:style>
    <style:style style:name="ce84" style:family="table-cell" style:parent-style-name="Default" style:data-style-name="N2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85" style:family="table-cell" style:parent-style-name="Default" style:data-style-name="N2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2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87" style:family="table-cell" style:parent-style-name="Default" style:data-style-name="N109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88" style:family="table-cell" style:parent-style-name="Default" style:data-style-name="N109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ffa500" fo:font-weight="bold" style:font-weight-asian="bold" style:font-weight-complex="bold"/>
    </style:style>
    <style:style style:name="ce81" style:family="table-cell" style:parent-style-name="Default" style:data-style-name="N109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90" style:family="table-cell" style:parent-style-name="Default" style:data-style-name="N107">
      <style:table-cell-properties style:cell-protect="protected" style:print-content="false" style:text-align-source="fix" style:repeat-content="false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1" style:family="table-cell" style:parent-style-name="Default" style:data-style-name="N107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92" style:family="table-cell" style:parent-style-name="Default" style:data-style-name="N1">
      <style:table-cell-properties style:cell-protect="protected" style:print-content="false" style:text-align-source="fix" style:repeat-content="false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93" style:family="table-cell" style:parent-style-name="Default" style:data-style-name="N1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 fo:font-weight="bold" style:font-weight-asian="bold" style:font-weight-complex="bold"/>
    </style:style>
    <style:style style:name="ce94" style:family="table-cell" style:parent-style-name="Default" style:data-style-name="N1">
      <style:table-cell-properties style:cell-protect="protected" style:print-content="false" style:text-align-source="fix" style:repeat-content="false"/>
      <style:paragraph-properties fo:text-align="center" fo:margin-left="0cm"/>
      <style:text-properties fo:color="#ffa500"/>
    </style:style>
    <style:style style:name="ce95" style:family="table-cell" style:parent-style-name="Default" style:data-style-name="N1">
      <style:table-cell-properties style:cell-protect="protected" style:print-content="false"/>
      <style:text-properties fo:color="#ffa500"/>
    </style:style>
    <style:style style:name="ce69" style:family="table-cell" style:parent-style-name="Default">
      <style:table-cell-properties style:cell-protect="protected" style:print-content="false"/>
      <style:text-properties fo:color="#ffa500" fo:font-weight="bold" style:font-weight-asian="bold" style:font-weight-complex="bold"/>
    </style:style>
    <style:style style:name="ce97" style:family="table-cell" style:parent-style-name="Default" style:data-style-name="N99"/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</table:content-validations>
      <table:table table:name="Campionat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e Campionato</text:p>
          </table:table-cell>
          <table:table-cell office:value-type="string" calcext:value-type="string">
            <text:p>Campionato a 10 Squadre sola andata</text:p>
          </table:table-cell>
        </table:table-row>
        <table:table-row table:style-name="ro1">
          <table:table-cell office:value-type="string" calcext:value-type="string">
            <text:p>Nazione/Regione/Sezione</text:p>
          </table:table-cell>
          <table:table-cell office:value-type="string" calcext:value-type="string">
            <text:p>Zoolandia</text:p>
          </table:table-cell>
        </table:table-row>
        <table:table-row table:style-name="ro1">
          <table:table-cell office:value-type="string" calcext:value-type="string">
            <text:p>Stagione</text:p>
          </table:table-cell>
          <table:table-cell office:value-type="string" calcext:value-type="string">
            <text:p>2020/2021</text:p>
          </table:table-cell>
        </table:table-row>
        <table:table-row table:style-name="ro1">
          <table:table-cell office:value-type="string" calcext:value-type="string">
            <text:p>Punti vittor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nti sconfit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nti forfai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4"/>
        <table:table-column table:style-name="co3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Squadra</text:p>
          </table:table-cell>
          <table:table-cell table:style-name="ce3" office:value-type="string" calcext:value-type="string">
            <text:p>Girone</text:p>
          </table:table-cell>
          <table:table-cell table:style-name="ce1" table:number-columns-repeated="8"/>
          <table:table-cell table:style-name="ce1" office:value-type="string" calcext:value-type="string">
            <text:p>Campo</text:p>
          </table:table-cell>
          <table:table-cell table:style-name="ce1" office:value-type="string" calcext:value-type="string">
            <text:p>Mappa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Albatros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2]" office:value-type="string" office:string-value="Campo Albatros" calcext:value-type="string">
            <text:p>Campo Albatros</text:p>
          </table:table-cell>
          <table:table-cell table:style-name="ce2" table:formula="of:=&quot;https://www.google.it/maps/search/&quot;&amp;SUBSTITUTE([.K2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rracuda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3]" office:value-type="string" office:string-value="Campo Barracuda" calcext:value-type="string">
            <text:p>Campo Barracuda</text:p>
          </table:table-cell>
          <table:table-cell table:style-name="ce2" table:formula="of:=&quot;https://www.google.it/maps/search/&quot;&amp;SUBSTITUTE([.K3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ghial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4]" office:value-type="string" office:string-value="Campo Cinghiali" calcext:value-type="string">
            <text:p>Campo Cinghiali</text:p>
          </table:table-cell>
          <table:table-cell table:style-name="ce2" table:formula="of:=&quot;https://www.google.it/maps/search/&quot;&amp;SUBSTITUTE([.K4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elfi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5]" office:value-type="string" office:string-value="Campo Delfini" calcext:value-type="string">
            <text:p>Campo Delfini</text:p>
          </table:table-cell>
          <table:table-cell table:style-name="ce2" table:formula="of:=&quot;https://www.google.it/maps/search/&quot;&amp;SUBSTITUTE([.K5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lefant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6]" office:value-type="string" office:string-value="Campo Elefanti" calcext:value-type="string">
            <text:p>Campo Elefanti</text:p>
          </table:table-cell>
          <table:table-cell table:style-name="ce2" table:formula="of:=&quot;https://www.google.it/maps/search/&quot;&amp;SUBSTITUTE([.K6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nicotter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7]" office:value-type="string" office:string-value="Campo Fenicotteri" calcext:value-type="string">
            <text:p>Campo Fenicotteri</text:p>
          </table:table-cell>
          <table:table-cell table:style-name="ce2" table:formula="of:=&quot;https://www.google.it/maps/search/&quot;&amp;SUBSTITUTE([.K7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azzell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8]" office:value-type="string" office:string-value="Campo Gazzelle" calcext:value-type="string">
            <text:p>Campo Gazzelle</text:p>
          </table:table-cell>
          <table:table-cell table:style-name="ce2" table:formula="of:=&quot;https://www.google.it/maps/search/&quot;&amp;SUBSTITUTE([.K8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en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9]" office:value-type="string" office:string-value="Campo Iene" calcext:value-type="string">
            <text:p>Campo Iene</text:p>
          </table:table-cell>
          <table:table-cell table:style-name="ce2" table:formula="of:=&quot;https://www.google.it/maps/search/&quot;&amp;SUBSTITUTE([.K9];&quot; &quot;;&quot;+&quot;)" office:value-type="string" office:string-value="https://www.google.it/maps/search/Campo+Iene" calcext:value-type="string">
            <text:p>https://www.google.it/maps/search/Campo+Ien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oni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0]" office:value-type="string" office:string-value="Campo Leoni" calcext:value-type="string">
            <text:p>Campo Leoni</text:p>
          </table:table-cell>
          <table:table-cell table:style-name="ce2" table:formula="of:=&quot;https://www.google.it/maps/search/&quot;&amp;SUBSTITUTE([.K10];&quot; &quot;;&quot;+&quot;)" office:value-type="string" office:string-value="https://www.google.it/maps/search/Campo+Leoni" calcext:value-type="string">
            <text:p>https://www.google.it/maps/search/Campo+Leon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motte</text:p>
          </table:table-cell>
          <table:table-cell office:value-type="string" calcext:value-type="string">
            <text:p>Unico</text:p>
          </table:table-cell>
          <table:table-cell table:number-columns-repeated="8"/>
          <table:table-cell table:style-name="ce2" table:formula="of:=&quot;Campo &quot;&amp;[.A11]" office:value-type="string" office:string-value="Campo Marmotte" calcext:value-type="string">
            <text:p>Campo Marmotte</text:p>
          </table:table-cell>
          <table:table-cell table:style-name="ce2" table:formula="of:=&quot;https://www.google.it/maps/search/&quot;&amp;SUBSTITUTE([.K11];&quot; &quot;;&quot;+&quot;)" office:value-type="string" office:string-value="https://www.google.it/maps/search/Campo+Marmotte" calcext:value-type="string">
            <text:p>https://www.google.it/maps/search/Campo+Marmotte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endario" table:style-name="ta1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13" table:default-cell-style-name="Default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row table:style-name="ro1">
          <table:table-cell office:value-type="string" calcext:value-type="string">
            <text:p>CALENDARIO DEFINITIVO</text:p>
          </table:table-cell>
          <table:table-cell table:number-columns-repeated="6"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6"/>
          <table:covered-table-cell table:number-columns-repeated="2"/>
          <table:table-cell table:number-columns-repeated="17"/>
        </table:table-row>
        <table:table-row table:style-name="ro1">
          <table:table-cell table:number-columns-repeated="10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atti A</text:p>
          </table:table-cell>
          <table:table-cell table:style-name="ce11" office:value-type="string" calcext:value-type="string">
            <text:p>Punti Subiti A</text:p>
          </table:table-cell>
          <table:table-cell table:style-name="ce11" office:value-type="string" calcext:value-type="string">
            <text:p>Differenza Punti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atti B</text:p>
          </table:table-cell>
          <table:table-cell table:style-name="ce11" office:value-type="string" calcext:value-type="string">
            <text:p>Punti Subiti B</text:p>
          </table:table-cell>
          <table:table-cell table:style-name="ce11" office:value-type="string" calcext:value-type="string">
            <text:p>Differenza Punti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</table:table-row>
        <table:table-row table:style-name="ro1">
          <table:table-cell table:style-name="ce10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2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8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9]=&quot;&quot;;&quot;&quot;;TEXT([.E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11" table:formula="of:=IF([.$G9]+[.$I9]=0;;IF([.$G9]&gt;[.$I9];1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60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61" table:formula="of:=IF([.$G9]+[.$I9]=0;;[.$G9]-[.$I9])" office:value-type="float" office:value="-33" calcext:value-type="float">
            <text:p>-33</text:p>
          </table:table-cell>
          <table:table-cell table:style-name="ce32" table:formula="of:=IF([.$C9]=&quot;&quot;;&quot;(Squadra B)&quot;;[.$C9])" office:value-type="string" office:string-value="Delfini" calcext:value-type="string">
            <text:p>Delfini</text:p>
          </table:table-cell>
          <table:table-cell table:style-name="ce11" table:formula="of:=IF([.$G9]+[.$I9]=0;;IF([.$I9]&gt;[.$G9];1;0))" office:value-type="float" office:value="1" calcext:value-type="float">
            <text:p>1</text:p>
          </table:table-cell>
          <table:table-cell table:style-name="ce60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60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11" table:formula="of:=IF([.$G9]+[.$I9]=0;;[.$I9])" office:value-type="float" office:value="57" calcext:value-type="float">
            <text:p>57</text:p>
          </table:table-cell>
          <table:table-cell table:style-name="ce11" table:formula="of:=IF([.$G9]+[.$I9]=0;;[.$G9])" office:value-type="float" office:value="24" calcext:value-type="float">
            <text:p>24</text:p>
          </table:table-cell>
          <table:table-cell table:style-name="ce61" table:formula="of:=IF([.$G9]+[.$I9]=0;;[.$I9]-[.$G9])" office:value-type="float" office:value="33" calcext:value-type="float">
            <text:p>+33</text:p>
          </table:table-cell>
          <table:table-cell table:style-name="ce60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60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32" calcext:value-type="float" table:number-columns-spanned="1" table:number-rows-spanned="2">
            <text:p>3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11" table:formula="of:=IF([.$G12]+[.$I12]=0;;IF([.$G12]&gt;[.$I12];1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60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61" table:formula="of:=IF([.$G12]+[.$I12]=0;;[.$G12]-[.$I12])" office:value-type="float" office:value="-25" calcext:value-type="float">
            <text:p>-25</text:p>
          </table:table-cell>
          <table:table-cell table:style-name="ce32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11" table:formula="of:=IF([.$G12]+[.$I12]=0;;IF([.$I12]&gt;[.$G12];1;0))" office:value-type="float" office:value="1" calcext:value-type="float">
            <text:p>1</text:p>
          </table:table-cell>
          <table:table-cell table:style-name="ce60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60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11" table:formula="of:=IF([.$G12]+[.$I12]=0;;[.$I12])" office:value-type="float" office:value="57" calcext:value-type="float">
            <text:p>57</text:p>
          </table:table-cell>
          <table:table-cell table:style-name="ce11" table:formula="of:=IF([.$G12]+[.$I12]=0;;[.$G12])" office:value-type="float" office:value="32" calcext:value-type="float">
            <text:p>32</text:p>
          </table:table-cell>
          <table:table-cell table:style-name="ce61" table:formula="of:=IF([.$G12]+[.$I12]=0;;[.$I12]-[.$G12])" office:value-type="float" office:value="25" calcext:value-type="float">
            <text:p>+25</text:p>
          </table:table-cell>
          <table:table-cell table:style-name="ce60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60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04" calcext:value-type="date">
            <text:p>4 feb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44" calcext:value-type="float" table:number-columns-spanned="1" table:number-rows-spanned="2">
            <text:p>4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11" table:formula="of:=IF([.$G15]+[.$I15]=0;;IF([.$G15]&gt;[.$I15];1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60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61" table:formula="of:=IF([.$G15]+[.$I15]=0;;[.$G15]-[.$I15])" office:value-type="float" office:value="-9" calcext:value-type="float">
            <text:p>-9</text:p>
          </table:table-cell>
          <table:table-cell table:style-name="ce32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11" table:formula="of:=IF([.$G15]+[.$I15]=0;;IF([.$I15]&gt;[.$G15];1;0))" office:value-type="float" office:value="1" calcext:value-type="float">
            <text:p>1</text:p>
          </table:table-cell>
          <table:table-cell table:style-name="ce60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60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11" table:formula="of:=IF([.$G15]+[.$I15]=0;;[.$I15])" office:value-type="float" office:value="53" calcext:value-type="float">
            <text:p>53</text:p>
          </table:table-cell>
          <table:table-cell table:style-name="ce11" table:formula="of:=IF([.$G15]+[.$I15]=0;;[.$G15])" office:value-type="float" office:value="44" calcext:value-type="float">
            <text:p>44</text:p>
          </table:table-cell>
          <table:table-cell table:style-name="ce61" table:formula="of:=IF([.$G15]+[.$I15]=0;;[.$I15]-[.$G15])" office:value-type="float" office:value="9" calcext:value-type="float">
            <text:p>+9</text:p>
          </table:table-cell>
          <table:table-cell table:style-name="ce60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60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18"/>
          <table:covered-table-cell table:number-columns-repeated="2" table:style-name="ce44"/>
          <table:table-cell table:style-name="ce47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8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7" calcext:value-type="float" table:number-columns-spanned="1" table:number-rows-spanned="2">
            <text:p>57</text:p>
          </table:table-cell>
          <table:table-cell/>
          <table:table-cell table:style-name="ce32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11" table:formula="of:=IF([.$G20]+[.$I20]=0;;IF([.$G20]&gt;[.$I20];1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60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61" table:formula="of:=IF([.$G20]+[.$I20]=0;;[.$G20]-[.$I20])" office:value-type="float" office:value="-33" calcext:value-type="float">
            <text:p>-33</text:p>
          </table:table-cell>
          <table:table-cell table:style-name="ce32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11" table:formula="of:=IF([.$G20]+[.$I20]=0;;IF([.$I20]&gt;[.$G20];1;0))" office:value-type="float" office:value="1" calcext:value-type="float">
            <text:p>1</text:p>
          </table:table-cell>
          <table:table-cell table:style-name="ce60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60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11" table:formula="of:=IF([.$G20]+[.$I20]=0;;[.$I20])" office:value-type="float" office:value="57" calcext:value-type="float">
            <text:p>57</text:p>
          </table:table-cell>
          <table:table-cell table:style-name="ce11" table:formula="of:=IF([.$G20]+[.$I20]=0;;[.$G20])" office:value-type="float" office:value="24" calcext:value-type="float">
            <text:p>24</text:p>
          </table:table-cell>
          <table:table-cell table:style-name="ce61" table:formula="of:=IF([.$G20]+[.$I20]=0;;[.$I20]-[.$G20])" office:value-type="float" office:value="33" calcext:value-type="float">
            <text:p>+33</text:p>
          </table:table-cell>
          <table:table-cell table:style-name="ce60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60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35" calcext:value-type="float" table:number-columns-spanned="1" table:number-rows-spanned="2">
            <text:p>3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5" calcext:value-type="float" table:number-columns-spanned="1" table:number-rows-spanned="2">
            <text:p>45</text:p>
          </table:table-cell>
          <table:table-cell/>
          <table:table-cell table:style-name="ce32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11" table:formula="of:=IF([.$G23]+[.$I23]=0;;IF([.$G23]&gt;[.$I23];1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60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61" table:formula="of:=IF([.$G23]+[.$I23]=0;;[.$G23]-[.$I23])" office:value-type="float" office:value="-10" calcext:value-type="float">
            <text:p>-10</text:p>
          </table:table-cell>
          <table:table-cell table:style-name="ce32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11" table:formula="of:=IF([.$G23]+[.$I23]=0;;IF([.$I23]&gt;[.$G23];1;0))" office:value-type="float" office:value="1" calcext:value-type="float">
            <text:p>1</text:p>
          </table:table-cell>
          <table:table-cell table:style-name="ce60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60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11" table:formula="of:=IF([.$G23]+[.$I23]=0;;[.$I23])" office:value-type="float" office:value="45" calcext:value-type="float">
            <text:p>45</text:p>
          </table:table-cell>
          <table:table-cell table:style-name="ce11" table:formula="of:=IF([.$G23]+[.$I23]=0;;[.$G23])" office:value-type="float" office:value="35" calcext:value-type="float">
            <text:p>35</text:p>
          </table:table-cell>
          <table:table-cell table:style-name="ce61" table:formula="of:=IF([.$G23]+[.$I23]=0;;[.$I23]-[.$G23])" office:value-type="float" office:value="10" calcext:value-type="float">
            <text:p>+10</text:p>
          </table:table-cell>
          <table:table-cell table:style-name="ce60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60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2-25" calcext:value-type="date">
            <text:p>25 feb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9" calcext:value-type="float" table:number-columns-spanned="1" table:number-rows-spanned="2">
            <text:p>59</text:p>
          </table:table-cell>
          <table:table-cell/>
          <table:table-cell table:style-name="ce32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11" table:formula="of:=IF([.$G26]+[.$I26]=0;;IF([.$G26]&gt;[.$I26];1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60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61" table:formula="of:=IF([.$G26]+[.$I26]=0;;[.$G26]-[.$I26])" office:value-type="float" office:value="-7" calcext:value-type="float">
            <text:p>-7</text:p>
          </table:table-cell>
          <table:table-cell table:style-name="ce32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11" table:formula="of:=IF([.$G26]+[.$I26]=0;;IF([.$I26]&gt;[.$G26];1;0))" office:value-type="float" office:value="1" calcext:value-type="float">
            <text:p>1</text:p>
          </table:table-cell>
          <table:table-cell table:style-name="ce60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60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11" table:formula="of:=IF([.$G26]+[.$I26]=0;;[.$I26])" office:value-type="float" office:value="59" calcext:value-type="float">
            <text:p>59</text:p>
          </table:table-cell>
          <table:table-cell table:style-name="ce11" table:formula="of:=IF([.$G26]+[.$I26]=0;;[.$G26])" office:value-type="float" office:value="52" calcext:value-type="float">
            <text:p>52</text:p>
          </table:table-cell>
          <table:table-cell table:style-name="ce61" table:formula="of:=IF([.$G26]+[.$I26]=0;;[.$I26]-[.$G26])" office:value-type="float" office:value="7" calcext:value-type="float">
            <text:p>+7</text:p>
          </table:table-cell>
          <table:table-cell table:style-name="ce60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60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18"/>
          <table:covered-table-cell table:number-columns-repeated="2" table:style-name="ce44"/>
          <table:table-cell table:style-name="ce47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38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09H30M00S" calcext:value-type="time">
            <text:p>09:30</text:p>
          </table:table-cell>
          <table:table-cell table:style-name="ce49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2" calcext:value-type="float" table:number-columns-spanned="1" table:number-rows-spanned="2">
            <text:p>42</text:p>
          </table:table-cell>
          <table:table-cell/>
          <table:table-cell table:style-name="ce32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11" table:formula="of:=IF([.$G31]+[.$I31]=0;;IF([.$G31]&gt;[.$I31];1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60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61" table:formula="of:=IF([.$G31]+[.$I31]=0;;[.$G31]-[.$I31])" office:value-type="float" office:value="-29" calcext:value-type="float">
            <text:p>-29</text:p>
          </table:table-cell>
          <table:table-cell table:style-name="ce32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11" table:formula="of:=IF([.$G31]+[.$I31]=0;;IF([.$I31]&gt;[.$G31];1;0))" office:value-type="float" office:value="1" calcext:value-type="float">
            <text:p>1</text:p>
          </table:table-cell>
          <table:table-cell table:style-name="ce60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60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11" table:formula="of:=IF([.$G31]+[.$I31]=0;;[.$I31])" office:value-type="float" office:value="42" calcext:value-type="float">
            <text:p>42</text:p>
          </table:table-cell>
          <table:table-cell table:style-name="ce11" table:formula="of:=IF([.$G31]+[.$I31]=0;;[.$G31])" office:value-type="float" office:value="13" calcext:value-type="float">
            <text:p>13</text:p>
          </table:table-cell>
          <table:table-cell table:style-name="ce61" table:formula="of:=IF([.$G31]+[.$I31]=0;;[.$I31]-[.$G31])" office:value-type="float" office:value="29" calcext:value-type="float">
            <text:p>+29</text:p>
          </table:table-cell>
          <table:table-cell table:style-name="ce60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60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1H00M00S" calcext:value-type="time">
            <text:p>11:0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5" calcext:value-type="float" table:number-columns-spanned="1" table:number-rows-spanned="2">
            <text:p>35</text:p>
          </table:table-cell>
          <table:table-cell/>
          <table:table-cell table:style-name="ce32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11" table:formula="of:=IF([.$G34]+[.$I34]=0;;IF([.$G34]&gt;[.$I34];1;0))" office:value-type="float" office:value="1" calcext:value-type="float">
            <text:p>1</text:p>
          </table:table-cell>
          <table:table-cell table:style-name="ce60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60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61" table:formula="of:=IF([.$G34]+[.$I34]=0;;[.$G34]-[.$I34])" office:value-type="float" office:value="15" calcext:value-type="float">
            <text:p>+15</text:p>
          </table:table-cell>
          <table:table-cell table:style-name="ce32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11" table:formula="of:=IF([.$G34]+[.$I34]=0;;IF([.$I34]&gt;[.$G34];1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60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11" table:formula="of:=IF([.$G34]+[.$I34]=0;;[.$I34])" office:value-type="float" office:value="35" calcext:value-type="float">
            <text:p>35</text:p>
          </table:table-cell>
          <table:table-cell table:style-name="ce11" table:formula="of:=IF([.$G34]+[.$I34]=0;;[.$G34])" office:value-type="float" office:value="50" calcext:value-type="float">
            <text:p>50</text:p>
          </table:table-cell>
          <table:table-cell table:style-name="ce61" table:formula="of:=IF([.$G34]+[.$I34]=0;;[.$I34]-[.$G34])" office:value-type="float" office:value="-15" calcext:value-type="float">
            <text:p>-15</text:p>
          </table:table-cell>
          <table:table-cell table:style-name="ce60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60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1" calcext:value-type="date">
            <text:p>11 mar 2018</text:p>
          </table:table-cell>
          <table:table-cell table:style-name="ce46" table:content-validation-name="val5" office:value-type="time" office:time-value="PT12H30M00S" calcext:value-type="time">
            <text:p>12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8" calcext:value-type="float" table:number-columns-spanned="1" table:number-rows-spanned="2">
            <text:p>48</text:p>
          </table:table-cell>
          <table:table-cell/>
          <table:table-cell table:style-name="ce32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11" table:formula="of:=IF([.$G37]+[.$I37]=0;;IF([.$G37]&gt;[.$I37];1;0))" office:value-type="float" office:value="1" calcext:value-type="float">
            <text:p>1</text:p>
          </table:table-cell>
          <table:table-cell table:style-name="ce60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60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61" table:formula="of:=IF([.$G37]+[.$I37]=0;;[.$G37]-[.$I37])" office:value-type="float" office:value="2" calcext:value-type="float">
            <text:p>+2</text:p>
          </table:table-cell>
          <table:table-cell table:style-name="ce32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11" table:formula="of:=IF([.$G37]+[.$I37]=0;;IF([.$I37]&gt;[.$G37];1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60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11" table:formula="of:=IF([.$G37]+[.$I37]=0;;[.$I37])" office:value-type="float" office:value="48" calcext:value-type="float">
            <text:p>48</text:p>
          </table:table-cell>
          <table:table-cell table:style-name="ce11" table:formula="of:=IF([.$G37]+[.$I37]=0;;[.$G37])" office:value-type="float" office:value="50" calcext:value-type="float">
            <text:p>50</text:p>
          </table:table-cell>
          <table:table-cell table:style-name="ce61" table:formula="of:=IF([.$G37]+[.$I37]=0;;[.$I37]-[.$G37])" office:value-type="float" office:value="-2" calcext:value-type="float">
            <text:p>-2</text:p>
          </table:table-cell>
          <table:table-cell table:style-name="ce60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60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38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4H30M00S" calcext:value-type="time">
            <text:p>14:3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11" table:formula="of:=IF([.$G42]+[.$I42]=0;;IF([.$G42]&gt;[.$I42];1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60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61" table:formula="of:=IF([.$G42]+[.$I42]=0;;[.$G42]-[.$I42])" office:value-type="float" office:value="-7" calcext:value-type="float">
            <text:p>-7</text:p>
          </table:table-cell>
          <table:table-cell table:style-name="ce32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11" table:formula="of:=IF([.$G42]+[.$I42]=0;;IF([.$I42]&gt;[.$G42];1;0))" office:value-type="float" office:value="1" calcext:value-type="float">
            <text:p>1</text:p>
          </table:table-cell>
          <table:table-cell table:style-name="ce60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60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11" table:formula="of:=IF([.$G42]+[.$I42]=0;;[.$I42])" office:value-type="float" office:value="52" calcext:value-type="float">
            <text:p>52</text:p>
          </table:table-cell>
          <table:table-cell table:style-name="ce11" table:formula="of:=IF([.$G42]+[.$I42]=0;;[.$G42])" office:value-type="float" office:value="45" calcext:value-type="float">
            <text:p>45</text:p>
          </table:table-cell>
          <table:table-cell table:style-name="ce61" table:formula="of:=IF([.$G42]+[.$I42]=0;;[.$I42]-[.$G42])" office:value-type="float" office:value="7" calcext:value-type="float">
            <text:p>+7</text:p>
          </table:table-cell>
          <table:table-cell table:style-name="ce60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60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6H00M00S" calcext:value-type="time">
            <text:p>16:00</text:p>
          </table:table-cell>
          <table:table-cell table:style-name="ce23" office:value-type="float" office:value="76" calcext:value-type="float" table:number-columns-spanned="1" table:number-rows-spanned="2">
            <text:p>76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8" calcext:value-type="float" table:number-columns-spanned="1" table:number-rows-spanned="2">
            <text:p>58</text:p>
          </table:table-cell>
          <table:table-cell/>
          <table:table-cell table:style-name="ce32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11" table:formula="of:=IF([.$G45]+[.$I45]=0;;IF([.$G45]&gt;[.$I45];1;0))" office:value-type="float" office:value="1" calcext:value-type="float">
            <text:p>1</text:p>
          </table:table-cell>
          <table:table-cell table:style-name="ce60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60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61" table:formula="of:=IF([.$G45]+[.$I45]=0;;[.$G45]-[.$I45])" office:value-type="float" office:value="18" calcext:value-type="float">
            <text:p>+18</text:p>
          </table:table-cell>
          <table:table-cell table:style-name="ce32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11" table:formula="of:=IF([.$G45]+[.$I45]=0;;IF([.$I45]&gt;[.$G45];1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60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11" table:formula="of:=IF([.$G45]+[.$I45]=0;;[.$I45])" office:value-type="float" office:value="58" calcext:value-type="float">
            <text:p>58</text:p>
          </table:table-cell>
          <table:table-cell table:style-name="ce11" table:formula="of:=IF([.$G45]+[.$I45]=0;;[.$G45])" office:value-type="float" office:value="76" calcext:value-type="float">
            <text:p>76</text:p>
          </table:table-cell>
          <table:table-cell table:style-name="ce61" table:formula="of:=IF([.$G45]+[.$I45]=0;;[.$I45]-[.$G45])" office:value-type="float" office:value="-18" calcext:value-type="float">
            <text:p>-18</text:p>
          </table:table-cell>
          <table:table-cell table:style-name="ce60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60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3-18" calcext:value-type="date">
            <text:p>18 mar 2018</text:p>
          </table:table-cell>
          <table:table-cell table:style-name="ce46" table:content-validation-name="val5" office:value-type="time" office:time-value="PT17H30M00S" calcext:value-type="time">
            <text:p>17:30</text:p>
          </table:table-cell>
          <table:table-cell table:style-name="ce23" office:value-type="float" office:value="43" calcext:value-type="float" table:number-columns-spanned="1" table:number-rows-spanned="2">
            <text:p>4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9" calcext:value-type="float" table:number-columns-spanned="1" table:number-rows-spanned="2">
            <text:p>79</text:p>
          </table:table-cell>
          <table:table-cell/>
          <table:table-cell table:style-name="ce32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11" table:formula="of:=IF([.$G48]+[.$I48]=0;;IF([.$G48]&gt;[.$I48];1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60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61" table:formula="of:=IF([.$G48]+[.$I48]=0;;[.$G48]-[.$I48])" office:value-type="float" office:value="-36" calcext:value-type="float">
            <text:p>-36</text:p>
          </table:table-cell>
          <table:table-cell table:style-name="ce32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11" table:formula="of:=IF([.$G48]+[.$I48]=0;;IF([.$I48]&gt;[.$G48];1;0))" office:value-type="float" office:value="1" calcext:value-type="float">
            <text:p>1</text:p>
          </table:table-cell>
          <table:table-cell table:style-name="ce60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60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11" table:formula="of:=IF([.$G48]+[.$I48]=0;;[.$I48])" office:value-type="float" office:value="79" calcext:value-type="float">
            <text:p>79</text:p>
          </table:table-cell>
          <table:table-cell table:style-name="ce11" table:formula="of:=IF([.$G48]+[.$I48]=0;;[.$G48])" office:value-type="float" office:value="43" calcext:value-type="float">
            <text:p>43</text:p>
          </table:table-cell>
          <table:table-cell table:style-name="ce61" table:formula="of:=IF([.$G48]+[.$I48]=0;;[.$I48]-[.$G48])" office:value-type="float" office:value="36" calcext:value-type="float">
            <text:p>+36</text:p>
          </table:table-cell>
          <table:table-cell table:style-name="ce60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60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18"/>
          <table:covered-table-cell table:number-columns-repeated="2" table:style-name="ce44"/>
          <table:table-cell table:style-name="ce47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38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08H30M00S" calcext:value-type="time">
            <text:p>08:30</text:p>
          </table:table-cell>
          <table:table-cell table:style-name="ce49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11" table:formula="of:=IF([.$G53]+[.$I53]=0;;IF([.$G53]&gt;[.$I53];1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60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61" table:formula="of:=IF([.$G53]+[.$I53]=0;;[.$G53]-[.$I53])" office:value-type="float" office:value="-1" calcext:value-type="float">
            <text:p>-1</text:p>
          </table:table-cell>
          <table:table-cell table:style-name="ce32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11" table:formula="of:=IF([.$G53]+[.$I53]=0;;IF([.$I53]&gt;[.$G53];1;0))" office:value-type="float" office:value="1" calcext:value-type="float">
            <text:p>1</text:p>
          </table:table-cell>
          <table:table-cell table:style-name="ce60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60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11" table:formula="of:=IF([.$G53]+[.$I53]=0;;[.$I53])" office:value-type="float" office:value="52" calcext:value-type="float">
            <text:p>52</text:p>
          </table:table-cell>
          <table:table-cell table:style-name="ce11" table:formula="of:=IF([.$G53]+[.$I53]=0;;[.$G53])" office:value-type="float" office:value="51" calcext:value-type="float">
            <text:p>51</text:p>
          </table:table-cell>
          <table:table-cell table:style-name="ce61" table:formula="of:=IF([.$G53]+[.$I53]=0;;[.$I53]-[.$G53])" office:value-type="float" office:value="1" calcext:value-type="float">
            <text:p>+1</text:p>
          </table:table-cell>
          <table:table-cell table:style-name="ce60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60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0H00M00S" calcext:value-type="time">
            <text:p>10:00</text:p>
          </table:table-cell>
          <table:table-cell table:style-name="ce23" office:value-type="float" office:value="34" calcext:value-type="float" table:number-columns-spanned="1" table:number-rows-spanned="2">
            <text:p>34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71" calcext:value-type="float" table:number-columns-spanned="1" table:number-rows-spanned="2">
            <text:p>71</text:p>
          </table:table-cell>
          <table:table-cell/>
          <table:table-cell table:style-name="ce32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11" table:formula="of:=IF([.$G56]+[.$I56]=0;;IF([.$G56]&gt;[.$I56];1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60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61" table:formula="of:=IF([.$G56]+[.$I56]=0;;[.$G56]-[.$I56])" office:value-type="float" office:value="-37" calcext:value-type="float">
            <text:p>-37</text:p>
          </table:table-cell>
          <table:table-cell table:style-name="ce32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11" table:formula="of:=IF([.$G56]+[.$I56]=0;;IF([.$I56]&gt;[.$G56];1;0))" office:value-type="float" office:value="1" calcext:value-type="float">
            <text:p>1</text:p>
          </table:table-cell>
          <table:table-cell table:style-name="ce60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60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11" table:formula="of:=IF([.$G56]+[.$I56]=0;;[.$I56])" office:value-type="float" office:value="71" calcext:value-type="float">
            <text:p>71</text:p>
          </table:table-cell>
          <table:table-cell table:style-name="ce11" table:formula="of:=IF([.$G56]+[.$I56]=0;;[.$G56])" office:value-type="float" office:value="34" calcext:value-type="float">
            <text:p>34</text:p>
          </table:table-cell>
          <table:table-cell table:style-name="ce61" table:formula="of:=IF([.$G56]+[.$I56]=0;;[.$I56]-[.$G56])" office:value-type="float" office:value="37" calcext:value-type="float">
            <text:p>+37</text:p>
          </table:table-cell>
          <table:table-cell table:style-name="ce60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60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2" calcext:value-type="date">
            <text:p>22 apr 2018</text:p>
          </table:table-cell>
          <table:table-cell table:style-name="ce46" table:content-validation-name="val5" office:value-type="time" office:time-value="PT11H30M00S" calcext:value-type="time">
            <text:p>11:30</text:p>
          </table:table-cell>
          <table:table-cell table:style-name="ce23" office:value-type="float" office:value="47" calcext:value-type="float" table:number-columns-spanned="1" table:number-rows-spanned="2">
            <text:p>47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33" calcext:value-type="float" table:number-columns-spanned="1" table:number-rows-spanned="2">
            <text:p>33</text:p>
          </table:table-cell>
          <table:table-cell/>
          <table:table-cell table:style-name="ce32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11" table:formula="of:=IF([.$G59]+[.$I59]=0;;IF([.$G59]&gt;[.$I59];1;0))" office:value-type="float" office:value="1" calcext:value-type="float">
            <text:p>1</text:p>
          </table:table-cell>
          <table:table-cell table:style-name="ce60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60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61" table:formula="of:=IF([.$G59]+[.$I59]=0;;[.$G59]-[.$I59])" office:value-type="float" office:value="14" calcext:value-type="float">
            <text:p>+14</text:p>
          </table:table-cell>
          <table:table-cell table:style-name="ce32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11" table:formula="of:=IF([.$G59]+[.$I59]=0;;IF([.$I59]&gt;[.$G59];1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60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11" table:formula="of:=IF([.$G59]+[.$I59]=0;;[.$I59])" office:value-type="float" office:value="33" calcext:value-type="float">
            <text:p>33</text:p>
          </table:table-cell>
          <table:table-cell table:style-name="ce11" table:formula="of:=IF([.$G59]+[.$I59]=0;;[.$G59])" office:value-type="float" office:value="47" calcext:value-type="float">
            <text:p>47</text:p>
          </table:table-cell>
          <table:table-cell table:style-name="ce61" table:formula="of:=IF([.$G59]+[.$I59]=0;;[.$I59]-[.$G59])" office:value-type="float" office:value="-14" calcext:value-type="float">
            <text:p>-14</text:p>
          </table:table-cell>
          <table:table-cell table:style-name="ce60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60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38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43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08H45M00S" calcext:value-type="time">
            <text:p>08:45</text:p>
          </table:table-cell>
          <table:table-cell table:style-name="ce49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11" table:formula="of:=IF([.$G64]+[.$I64]=0;;IF([.$G64]&gt;[.$I64];1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60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61" table:formula="of:=IF([.$G64]+[.$I64]=0;;[.$G64]-[.$I64])" office:value-type="float" office:value="-48" calcext:value-type="float">
            <text:p>-48</text:p>
          </table:table-cell>
          <table:table-cell table:style-name="ce32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11" table:formula="of:=IF([.$G64]+[.$I64]=0;;IF([.$I64]&gt;[.$G64];1;0))" office:value-type="float" office:value="1" calcext:value-type="float">
            <text:p>1</text:p>
          </table:table-cell>
          <table:table-cell table:style-name="ce60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60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11" table:formula="of:=IF([.$G64]+[.$I64]=0;;[.$I64])" office:value-type="float" office:value="63" calcext:value-type="float">
            <text:p>63</text:p>
          </table:table-cell>
          <table:table-cell table:style-name="ce11" table:formula="of:=IF([.$G64]+[.$I64]=0;;[.$G64])" office:value-type="float" office:value="15" calcext:value-type="float">
            <text:p>15</text:p>
          </table:table-cell>
          <table:table-cell table:style-name="ce61" table:formula="of:=IF([.$G64]+[.$I64]=0;;[.$I64]-[.$G64])" office:value-type="float" office:value="48" calcext:value-type="float">
            <text:p>+48</text:p>
          </table:table-cell>
          <table:table-cell table:style-name="ce60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60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0H15M00S" calcext:value-type="time">
            <text:p>10:15</text:p>
          </table:table-cell>
          <table:table-cell table:style-name="ce23" office:value-type="float" office:value="73" calcext:value-type="float" table:number-columns-spanned="1" table:number-rows-spanned="2">
            <text:p>73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26" calcext:value-type="float" table:number-columns-spanned="1" table:number-rows-spanned="2">
            <text:p>26</text:p>
          </table:table-cell>
          <table:table-cell/>
          <table:table-cell table:style-name="ce32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11" table:formula="of:=IF([.$G67]+[.$I67]=0;;IF([.$G67]&gt;[.$I67];1;0))" office:value-type="float" office:value="1" calcext:value-type="float">
            <text:p>1</text:p>
          </table:table-cell>
          <table:table-cell table:style-name="ce60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60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61" table:formula="of:=IF([.$G67]+[.$I67]=0;;[.$G67]-[.$I67])" office:value-type="float" office:value="47" calcext:value-type="float">
            <text:p>+47</text:p>
          </table:table-cell>
          <table:table-cell table:style-name="ce32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11" table:formula="of:=IF([.$G67]+[.$I67]=0;;IF([.$I67]&gt;[.$G67];1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60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11" table:formula="of:=IF([.$G67]+[.$I67]=0;;[.$I67])" office:value-type="float" office:value="26" calcext:value-type="float">
            <text:p>26</text:p>
          </table:table-cell>
          <table:table-cell table:style-name="ce11" table:formula="of:=IF([.$G67]+[.$I67]=0;;[.$G67])" office:value-type="float" office:value="73" calcext:value-type="float">
            <text:p>73</text:p>
          </table:table-cell>
          <table:table-cell table:style-name="ce61" table:formula="of:=IF([.$G67]+[.$I67]=0;;[.$I67]-[.$G67])" office:value-type="float" office:value="-47" calcext:value-type="float">
            <text:p>-47</text:p>
          </table:table-cell>
          <table:table-cell table:style-name="ce60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60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4-29" calcext:value-type="date">
            <text:p>29 apr 2018</text:p>
          </table:table-cell>
          <table:table-cell table:style-name="ce46" table:content-validation-name="val5" office:value-type="time" office:time-value="PT11H45M00S" calcext:value-type="time">
            <text:p>11:45</text:p>
          </table:table-cell>
          <table:table-cell table:style-name="ce23" office:value-type="float" office:value="59" calcext:value-type="float" table:number-columns-spanned="1" table:number-rows-spanned="2">
            <text:p>5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46" calcext:value-type="float" table:number-columns-spanned="1" table:number-rows-spanned="2">
            <text:p>46</text:p>
          </table:table-cell>
          <table:table-cell/>
          <table:table-cell table:style-name="ce32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11" table:formula="of:=IF([.$G70]+[.$I70]=0;;IF([.$G70]&gt;[.$I70];1;0))" office:value-type="float" office:value="1" calcext:value-type="float">
            <text:p>1</text:p>
          </table:table-cell>
          <table:table-cell table:style-name="ce60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60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61" table:formula="of:=IF([.$G70]+[.$I70]=0;;[.$G70]-[.$I70])" office:value-type="float" office:value="13" calcext:value-type="float">
            <text:p>+13</text:p>
          </table:table-cell>
          <table:table-cell table:style-name="ce32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11" table:formula="of:=IF([.$G70]+[.$I70]=0;;IF([.$I70]&gt;[.$G70];1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60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11" table:formula="of:=IF([.$G70]+[.$I70]=0;;[.$I70])" office:value-type="float" office:value="46" calcext:value-type="float">
            <text:p>46</text:p>
          </table:table-cell>
          <table:table-cell table:style-name="ce11" table:formula="of:=IF([.$G70]+[.$I70]=0;;[.$G70])" office:value-type="float" office:value="59" calcext:value-type="float">
            <text:p>59</text:p>
          </table:table-cell>
          <table:table-cell table:style-name="ce61" table:formula="of:=IF([.$G70]+[.$I70]=0;;[.$I70]-[.$G70])" office:value-type="float" office:value="-13" calcext:value-type="float">
            <text:p>-13</text:p>
          </table:table-cell>
          <table:table-cell table:style-name="ce60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60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18"/>
          <table:covered-table-cell table:number-columns-repeated="2" table:style-name="ce44"/>
          <table:table-cell table:style-name="ce47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38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43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53" calcext:value-type="float" table:number-columns-spanned="1" table:number-rows-spanned="2">
            <text:p>53</text:p>
          </table:table-cell>
          <table:table-cell/>
          <table:table-cell table:style-name="ce32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11" table:formula="of:=IF([.$G75]+[.$I75]=0;;IF([.$G75]&gt;[.$I75];1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60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61" table:formula="of:=IF([.$G75]+[.$I75]=0;;[.$G75]-[.$I75])" office:value-type="float" office:value="-4" calcext:value-type="float">
            <text:p>-4</text:p>
          </table:table-cell>
          <table:table-cell table:style-name="ce32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11" table:formula="of:=IF([.$G75]+[.$I75]=0;;IF([.$I75]&gt;[.$G75];1;0))" office:value-type="float" office:value="1" calcext:value-type="float">
            <text:p>1</text:p>
          </table:table-cell>
          <table:table-cell table:style-name="ce60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60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11" table:formula="of:=IF([.$G75]+[.$I75]=0;;[.$I75])" office:value-type="float" office:value="53" calcext:value-type="float">
            <text:p>53</text:p>
          </table:table-cell>
          <table:table-cell table:style-name="ce11" table:formula="of:=IF([.$G75]+[.$I75]=0;;[.$G75])" office:value-type="float" office:value="49" calcext:value-type="float">
            <text:p>49</text:p>
          </table:table-cell>
          <table:table-cell table:style-name="ce61" table:formula="of:=IF([.$G75]+[.$I75]=0;;[.$I75]-[.$G75])" office:value-type="float" office:value="4" calcext:value-type="float">
            <text:p>+4</text:p>
          </table:table-cell>
          <table:table-cell table:style-name="ce60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60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16" table:content-validation-name="val2" office:value-type="string" calcext:value-type="string">
            <text:p>Gazzelle</text:p>
          </table:table-cell>
          <table:table-cell table:style-name="ce43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13" calcext:value-type="date">
            <text:p>13 mag 2018</text:p>
          </table:table-cell>
          <table:table-cell table:style-name="ce46" table:content-validation-name="val5" office:value-type="time" office:time-value="PT10H30M00S" calcext:value-type="time">
            <text:p>10:30</text:p>
          </table:table-cell>
          <table:table-cell table:style-name="ce23" office:value-type="float" office:value="50" calcext:value-type="float" table:number-columns-spanned="1" table:number-rows-spanned="2">
            <text:p>5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2" calcext:value-type="float" table:number-columns-spanned="1" table:number-rows-spanned="2">
            <text:p>52</text:p>
          </table:table-cell>
          <table:table-cell/>
          <table:table-cell table:style-name="ce32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11" table:formula="of:=IF([.$G78]+[.$I78]=0;;IF([.$G78]&gt;[.$I78];1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60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61" table:formula="of:=IF([.$G78]+[.$I78]=0;;[.$G78]-[.$I78])" office:value-type="float" office:value="-2" calcext:value-type="float">
            <text:p>-2</text:p>
          </table:table-cell>
          <table:table-cell table:style-name="ce32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11" table:formula="of:=IF([.$G78]+[.$I78]=0;;IF([.$I78]&gt;[.$G78];1;0))" office:value-type="float" office:value="1" calcext:value-type="float">
            <text:p>1</text:p>
          </table:table-cell>
          <table:table-cell table:style-name="ce60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60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11" table:formula="of:=IF([.$G78]+[.$I78]=0;;[.$I78])" office:value-type="float" office:value="52" calcext:value-type="float">
            <text:p>52</text:p>
          </table:table-cell>
          <table:table-cell table:style-name="ce11" table:formula="of:=IF([.$G78]+[.$I78]=0;;[.$G78])" office:value-type="float" office:value="50" calcext:value-type="float">
            <text:p>50</text:p>
          </table:table-cell>
          <table:table-cell table:style-name="ce61" table:formula="of:=IF([.$G78]+[.$I78]=0;;[.$I78]-[.$G78])" office:value-type="float" office:value="2" calcext:value-type="float">
            <text:p>+2</text:p>
          </table:table-cell>
          <table:table-cell table:style-name="ce60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60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17"/>
        </table:table-row>
        <table:table-row table:style-name="ro1">
          <table:table-cell table:style-name="ce36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16" table:content-validation-name="val2" office:value-type="string" calcext:value-type="string">
            <text:p>Albatros</text:p>
          </table:table-cell>
          <table:table-cell table:style-name="ce16" table:content-validation-name="val2" office:value-type="string" calcext:value-type="string">
            <text:p>Cinghiali</text:p>
          </table:table-cell>
          <table:table-cell table:style-name="ce43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45" table:content-validation-name="val4" office:value-type="date" office:date-value="2018-05-23" calcext:value-type="date">
            <text:p>23 mag 2018</text:p>
          </table:table-cell>
          <table:table-cell table:style-name="ce46" table:content-validation-name="val5" office:value-type="time" office:time-value="PT12H00M00S" calcext:value-type="time">
            <text:p>12:00</text:p>
          </table:table-cell>
          <table:table-cell table:style-name="ce23" office:value-type="float" office:value="20" calcext:value-type="float" table:number-columns-spanned="1" table:number-rows-spanned="2">
            <text:p>20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30" office:value-type="float" office:value="54" calcext:value-type="float" table:number-columns-spanned="1" table:number-rows-spanned="2">
            <text:p>54</text:p>
          </table:table-cell>
          <table:table-cell/>
          <table:table-cell table:style-name="ce32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11" table:formula="of:=IF([.$G81]+[.$I81]=0;;IF([.$G81]&gt;[.$I81];1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60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61" table:formula="of:=IF([.$G81]+[.$I81]=0;;[.$G81]-[.$I81])" office:value-type="float" office:value="-34" calcext:value-type="float">
            <text:p>-34</text:p>
          </table:table-cell>
          <table:table-cell table:style-name="ce32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11" table:formula="of:=IF([.$G81]+[.$I81]=0;;IF([.$I81]&gt;[.$G81];1;0))" office:value-type="float" office:value="1" calcext:value-type="float">
            <text:p>1</text:p>
          </table:table-cell>
          <table:table-cell table:style-name="ce60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60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11" table:formula="of:=IF([.$G81]+[.$I81]=0;;[.$I81])" office:value-type="float" office:value="54" calcext:value-type="float">
            <text:p>54</text:p>
          </table:table-cell>
          <table:table-cell table:style-name="ce11" table:formula="of:=IF([.$G81]+[.$I81]=0;;[.$G81])" office:value-type="float" office:value="20" calcext:value-type="float">
            <text:p>20</text:p>
          </table:table-cell>
          <table:table-cell table:style-name="ce61" table:formula="of:=IF([.$G81]+[.$I81]=0;;[.$I81]-[.$G81])" office:value-type="float" office:value="34" calcext:value-type="float">
            <text:p>+34</text:p>
          </table:table-cell>
          <table:table-cell table:style-name="ce60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60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18"/>
          <table:covered-table-cell table:number-columns-repeated="2" table:style-name="ce44"/>
          <table:table-cell table:style-name="ce47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17"/>
        </table:table-row>
        <table:table-row table:style-name="ro1" table:number-rows-repeated="12"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6"/>
          <table:table-cell/>
          <table:table-cell table:style-name="Default" table:number-columns-repeated="8"/>
        </table:table-row>
        <table:table-row table:style-name="ro1" table:number-rows-repeated="104848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nalisi Risultati" table:style-name="ta1">
        <office:forms form:automatic-focus="false" form:apply-design-mode="false"/>
        <table:table-column table:style-name="co20" table:default-cell-style-name="ce32"/>
        <table:table-column table:style-name="co21" table:default-cell-style-name="ce77"/>
        <table:table-column table:style-name="co20" table:default-cell-style-name="ce32"/>
        <table:table-column table:style-name="co22" table:default-cell-style-name="ce11"/>
        <table:table-column table:style-name="co23" table:default-cell-style-name="ce11"/>
        <table:table-column table:style-name="co24" table:number-columns-repeated="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61"/>
        <table:table-column table:style-name="co28" table:number-columns-repeated="2" table:default-cell-style-name="ce74"/>
        <table:table-column table:style-name="co27" table:default-cell-style-name="ce81"/>
        <table:table-column table:style-name="co3" table:number-columns-repeated="10" table:default-cell-style-name="ce61"/>
        <table:table-column table:style-name="co3" table:number-columns-repeated="10" table:default-cell-style-name="ce95"/>
        <table:table-column table:style-name="co3" table:number-columns-repeated="990" table:default-cell-style-name="ce32"/>
        <table:table-row table:style-name="ro1">
          <table:table-cell table:style-name="ce68" office:value-type="string" calcext:value-type="string" table:number-columns-spanned="1" table:number-rows-spanned="2">
            <text:p>Posizione</text:p>
          </table:table-cell>
          <table:table-cell table:style-name="ce75" office:value-type="string" calcext:value-type="string" table:number-columns-spanned="1" table:number-rows-spanned="2">
            <text:p>Coefficiente</text:p>
          </table:table-cell>
          <table:table-cell table:style-name="ce68" office:value-type="string" calcext:value-type="string" table:number-columns-spanned="1" table:number-rows-spanned="2">
            <text:p>Squadra</text:p>
          </table:table-cell>
          <table:table-cell table:style-name="ce78" office:value-type="string" calcext:value-type="string" table:number-columns-spanned="1" table:number-rows-spanned="2">
            <text:p>Punti</text:p>
            <text:p>Classifica</text:p>
          </table:table-cell>
          <table:table-cell table:style-name="ce78" office:value-type="string" calcext:value-type="string" table:number-columns-spanned="1" table:number-rows-spanned="2">
            <text:p>Partite<text:line-break/>Giocate</text:p>
          </table:table-cell>
          <table:table-cell table:style-name="ce78" office:value-type="string" calcext:value-type="string" table:number-columns-spanned="1" table:number-rows-spanned="2">
            <text:p>Partite<text:line-break/>Vinte</text:p>
          </table:table-cell>
          <table:table-cell table:style-name="ce78" office:value-type="string" calcext:value-type="string" table:number-columns-spanned="1" table:number-rows-spanned="2">
            <text:p>Partite<text:line-break/>Perse</text:p>
          </table:table-cell>
          <table:table-cell table:style-name="ce78" office:value-type="string" calcext:value-type="string" table:number-columns-spanned="1" table:number-rows-spanned="2">
            <text:p>Partite<text:line-break/>Forfait</text:p>
          </table:table-cell>
          <table:table-cell table:style-name="ce78" office:value-type="string" calcext:value-type="string" table:number-columns-spanned="1" table:number-rows-spanned="2">
            <text:p>Punti<text:line-break/>Fatti</text:p>
          </table:table-cell>
          <table:table-cell table:style-name="ce78" office:value-type="string" calcext:value-type="string" table:number-columns-spanned="1" table:number-rows-spanned="2">
            <text:p>Punti<text:line-break/>Subiti</text:p>
          </table:table-cell>
          <table:table-cell table:style-name="ce82" office:value-type="string" calcext:value-type="string" table:number-columns-spanned="1" table:number-rows-spanned="2">
            <text:p>Differenza<text:line-break/>Punti</text:p>
          </table:table-cell>
          <table:table-cell table:style-name="ce84" office:value-type="string" calcext:value-type="string" table:number-columns-spanned="1" table:number-rows-spanned="2">
            <text:p>Media<text:line-break/>Punti<text:line-break/>Fatti</text:p>
          </table:table-cell>
          <table:table-cell table:style-name="ce84" office:value-type="string" calcext:value-type="string" table:number-columns-spanned="1" table:number-rows-spanned="2">
            <text:p>Media<text:line-break/>Punti<text:line-break/>Subiti</text:p>
          </table:table-cell>
          <table:table-cell table:style-name="ce87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90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71"/>
          <table:table-cell table:style-name="ce92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93"/>
          <table:table-cell table:style-name="ce69" table:number-columns-repeated="990"/>
        </table:table-row>
        <table:table-row table:style-name="ro2">
          <table:covered-table-cell table:style-name="ce72"/>
          <table:covered-table-cell table:style-name="ce76"/>
          <table:covered-table-cell table:style-name="ce72"/>
          <table:covered-table-cell table:number-columns-repeated="7" table:style-name="ce79"/>
          <table:covered-table-cell table:style-name="ce83"/>
          <table:covered-table-cell table:number-columns-repeated="2" table:style-name="ce85"/>
          <table:covered-table-cell table:style-name="ce88"/>
          <table:table-cell table:style-name="ce71" table:formula="of:=[.$C3]" office:value-type="string" office:string-value="Albatros" calcext:value-type="string">
            <text:p>Albatros</text:p>
          </table:table-cell>
          <table:table-cell table:style-name="ce71" table:formula="of:=[.$C4]" office:value-type="string" office:string-value="Barracuda" calcext:value-type="string">
            <text:p>Barracuda</text:p>
          </table:table-cell>
          <table:table-cell table:style-name="ce71" table:formula="of:=[.$C5]" office:value-type="string" office:string-value="Cinghiali" calcext:value-type="string">
            <text:p>Cinghiali</text:p>
          </table:table-cell>
          <table:table-cell table:style-name="ce71" table:formula="of:=[.$C6]" office:value-type="string" office:string-value="Delfini" calcext:value-type="string">
            <text:p>Delfini</text:p>
          </table:table-cell>
          <table:table-cell table:style-name="ce71" table:formula="of:=[.$C7]" office:value-type="string" office:string-value="Elefanti" calcext:value-type="string">
            <text:p>Elefanti</text:p>
          </table:table-cell>
          <table:table-cell table:style-name="ce71" table:formula="of:=[.$C8]" office:value-type="string" office:string-value="Fenicotteri" calcext:value-type="string">
            <text:p>Fenicotteri</text:p>
          </table:table-cell>
          <table:table-cell table:style-name="ce71" table:formula="of:=[.$C9]" office:value-type="string" office:string-value="Gazzelle" calcext:value-type="string">
            <text:p>Gazzelle</text:p>
          </table:table-cell>
          <table:table-cell table:style-name="ce71" table:formula="of:=[.$C10]" office:value-type="string" office:string-value="Iene" calcext:value-type="string">
            <text:p>Iene</text:p>
          </table:table-cell>
          <table:table-cell table:style-name="ce71" table:formula="of:=[.$C11]" office:value-type="string" office:string-value="Leoni" calcext:value-type="string">
            <text:p>Leoni</text:p>
          </table:table-cell>
          <table:table-cell table:style-name="ce71" table:formula="of:=[.$C12]" office:value-type="string" office:string-value="Marmotte" calcext:value-type="string">
            <text:p>Marmotte</text:p>
          </table:table-cell>
          <table:table-cell table:style-name="ce93" table:formula="of:=[.$C3]" office:value-type="string" office:string-value="Albatros" calcext:value-type="string">
            <text:p>Albatros</text:p>
          </table:table-cell>
          <table:table-cell table:style-name="ce93" table:formula="of:=[.$C4]" office:value-type="string" office:string-value="Barracuda" calcext:value-type="string">
            <text:p>Barracuda</text:p>
          </table:table-cell>
          <table:table-cell table:style-name="ce93" table:formula="of:=[.$C5]" office:value-type="string" office:string-value="Cinghiali" calcext:value-type="string">
            <text:p>Cinghiali</text:p>
          </table:table-cell>
          <table:table-cell table:style-name="ce93" table:formula="of:=[.$C6]" office:value-type="string" office:string-value="Delfini" calcext:value-type="string">
            <text:p>Delfini</text:p>
          </table:table-cell>
          <table:table-cell table:style-name="ce93" table:formula="of:=[.$C7]" office:value-type="string" office:string-value="Elefanti" calcext:value-type="string">
            <text:p>Elefanti</text:p>
          </table:table-cell>
          <table:table-cell table:style-name="ce93" table:formula="of:=[.$C8]" office:value-type="string" office:string-value="Fenicotteri" calcext:value-type="string">
            <text:p>Fenicotteri</text:p>
          </table:table-cell>
          <table:table-cell table:style-name="ce93" table:formula="of:=[.$C9]" office:value-type="string" office:string-value="Gazzelle" calcext:value-type="string">
            <text:p>Gazzelle</text:p>
          </table:table-cell>
          <table:table-cell table:style-name="ce93" table:formula="of:=[.$C10]" office:value-type="string" office:string-value="Iene" calcext:value-type="string">
            <text:p>Iene</text:p>
          </table:table-cell>
          <table:table-cell table:style-name="ce93" table:formula="of:=[.$C11]" office:value-type="string" office:string-value="Leoni" calcext:value-type="string">
            <text:p>Leoni</text:p>
          </table:table-cell>
          <table:table-cell table:style-name="ce93" table:formula="of:=[.$C12]" office:value-type="string" office:string-value="Marmotte" calcext:value-type="string">
            <text:p>Marmotte</text:p>
          </table:table-cell>
          <table:table-cell table:style-name="ce69" table:number-columns-repeated="990"/>
        </table:table-row>
        <table:table-row table:style-name="ro1">
          <table:table-cell table:formula="of:=COUNTIF(areaCoefficienteClassifica;&quot;&gt;=&quot;&amp;[.B3])-1" office:value-type="float" office:value="7" calcext:value-type="float">
            <text:p>7</text:p>
          </table:table-cell>
          <table:table-cell table:formula="of:=TEXT([.$D3];&quot;000&quot;)&amp;TEXT(SUM([.$O3:.X3]);&quot;+000;-000&quot;)&amp;TEXT(SUM([.$Y3:.AH3]);&quot;+000;-000&quot;)&amp;TEXT([.$K3];&quot;+000;-000&quot;)&amp;TEXT([.$I3];&quot;+000;-000&quot;)&amp;TEXT(ROUND(ORG.LIBREOFFICE.RAND.NV();3)*1000;&quot;+000;-000&quot;)" office:value-type="string" office:string-value="006+000+000-176+149+230" calcext:value-type="string">
            <text:p>006+000+000-176+149+230</text:p>
          </table:table-cell>
          <table:table-cell table:formula="of:=[$Squadre.A2]" office:value-type="string" office:string-value="Albatros" calcext:value-type="string">
            <text:p>Albatros</text:p>
          </table:table-cell>
          <table:table-cell table:formula="of:=[.F3]*constPuntiVittoria+[.G3]*constPuntiSconfitta+[.H3]*constPuntiForfait" office:value-type="float" office:value="6" calcext:value-type="float">
            <text:p>6</text:p>
          </table:table-cell>
          <table:table-cell table:formula="of:=SUM([.F3:.H3])" office:value-type="float" office:value="6" calcext:value-type="float">
            <text:p>6</text:p>
          </table:table-cell>
          <table:table-cell table:formula="of:=SUMIF(areaSquadraACalendario;[.C3];areaVintaACalendario)+SUMIF(areaSquadraBCalendario;[.C3];areaVintaBCalendario)" office:value-type="float" office:value="0" calcext:value-type="float">
            <text:p>0</text:p>
          </table:table-cell>
          <table:table-cell table:formula="of:=SUMIF(areaSquadraACalendario;[.C3];areaPersaACalendario)+SUMIF(areaSquadraBCalendario;[.C3];areaPersaBCalendario)" office:value-type="float" office:value="6" calcext:value-type="float">
            <text:p>6</text:p>
          </table:table-cell>
          <table:table-cell table:formula="of:=SUMIF(areaSquadraACalendario;[.C3];areaForfaitACalendario)+SUMIF(areaSquadraBCalendario;[.C3];areaForfaitBCalendario)" office:value-type="float" office:value="0" calcext:value-type="float">
            <text:p>0</text:p>
          </table:table-cell>
          <table:table-cell table:formula="of:=SUMIF(areaSquadraACalendario;[.C3];areaPuntiFattiACalendario)+SUMIF(areaSquadraBCalendario;[.C3];areaPuntiFattiBCalendario)" office:value-type="float" office:value="149" calcext:value-type="float">
            <text:p>149</text:p>
          </table:table-cell>
          <table:table-cell table:formula="of:=SUMIF(areaSquadraACalendario;[.C3];areaPuntiSubitiACalendario)+SUMIF(areaSquadraBCalendario;[.C3];areaPuntiSubitiBCalendario)" office:value-type="float" office:value="325" calcext:value-type="float">
            <text:p>325</text:p>
          </table:table-cell>
          <table:table-cell table:formula="of:=SUMIF(areaSquadraACalendario;[.C3];areaDifferenzaPuntiACalendario)+SUMIF(areaSquadraBCalendario;[.C3];areaDifferenzaPuntiBCalendario)" office:value-type="float" office:value="-176" calcext:value-type="float">
            <text:p>-176</text:p>
          </table:table-cell>
          <table:table-cell table:formula="of:=IF([.E3]=0;;ROUND([.I3]/[.E3];2))" office:value-type="float" office:value="24.83" calcext:value-type="float">
            <text:p>24,83</text:p>
          </table:table-cell>
          <table:table-cell table:formula="of:=IF([.E3]=0;;ROUND([.J3]/[.E3];2))" office:value-type="float" office:value="54.17" calcext:value-type="float">
            <text:p>54,17</text:p>
          </table:table-cell>
          <table:table-cell table:formula="of:=IF([.E3]=0;;ROUND([.K3]/[.E3];2))" office:value-type="float" office:value="-29.33" calcext:value-type="float">
            <text:p>-29,33</text:p>
          </table:table-cell>
          <table:table-cell table:formula="of:=IF(AND([.$C3]&lt;&gt;[.O$2];VLOOKUP([.$C3];areaCercaPuntiClassifica;2;0)=VLOOKUP([.O$2];areaCercaPuntiClassifica;2;0));SUMIFS(areaDifferenzaPuntiACalendario;areaSquadraACalendario;[.$C3];areaSquadraBCalendario;[.O$2])+SUMIFS(areaDifferenzaPuntiBCalendario;areaSquadraBCalendario;[.$C3];areaSquadraACalendario;[.O$2]);&quot;-&quot;)" office:value-type="string" office:string-value="-" calcext:value-type="string">
            <text:p>-</text:p>
          </table:table-cell>
          <table:table-cell table:formula="of:=IF(AND([.$C3]&lt;&gt;[.P$2];VLOOKUP([.$C3];areaCercaPuntiClassifica;2;0)=VLOOKUP([.P$2];areaCercaPuntiClassifica;2;0));SUMIFS(areaDifferenzaPuntiACalendario;areaSquadraACalendario;[.$C3];areaSquadraBCalendario;[.P$2])+SUMIFS(areaDifferenzaPuntiBCalendario;areaSquadraBCalendario;[.$C3];areaSquadraACalendario;[.P$2]);&quot;-&quot;)" office:value-type="string" office:string-value="-" calcext:value-type="string">
            <text:p>-</text:p>
          </table:table-cell>
          <table:table-cell table:formula="of:=IF(AND([.$C3]&lt;&gt;[.Q$2];VLOOKUP([.$C3];areaCercaPuntiClassifica;2;0)=VLOOKUP([.Q$2];areaCercaPuntiClassifica;2;0));SUMIFS(areaDifferenzaPuntiACalendario;areaSquadraACalendario;[.$C3];areaSquadraBCalendario;[.Q$2])+SUMIFS(areaDifferenzaPuntiBCalendario;areaSquadraBCalendario;[.$C3];areaSquadraACalendario;[.Q$2]);&quot;-&quot;)" office:value-type="string" office:string-value="-" calcext:value-type="string">
            <text:p>-</text:p>
          </table:table-cell>
          <table:table-cell table:formula="of:=IF(AND([.$C3]&lt;&gt;[.R$2];VLOOKUP([.$C3];areaCercaPuntiClassifica;2;0)=VLOOKUP([.R$2];areaCercaPuntiClassifica;2;0));SUMIFS(areaDifferenzaPuntiACalendario;areaSquadraACalendario;[.$C3];areaSquadraBCalendario;[.R$2])+SUMIFS(areaDifferenzaPuntiBCalendario;areaSquadraBCalendario;[.$C3];areaSquadraACalendario;[.R$2]);&quot;-&quot;)" office:value-type="string" office:string-value="-" calcext:value-type="string">
            <text:p>-</text:p>
          </table:table-cell>
          <table:table-cell table:formula="of:=IF(AND([.$C3]&lt;&gt;[.S$2];VLOOKUP([.$C3];areaCercaPuntiClassifica;2;0)=VLOOKUP([.S$2];areaCercaPuntiClassifica;2;0));SUMIFS(areaDifferenzaPuntiACalendario;areaSquadraACalendario;[.$C3];areaSquadraBCalendario;[.S$2])+SUMIFS(areaDifferenzaPuntiBCalendario;areaSquadraBCalendario;[.$C3];areaSquadraACalendario;[.S$2]);&quot;-&quot;)" office:value-type="string" office:string-value="-" calcext:value-type="string">
            <text:p>-</text:p>
          </table:table-cell>
          <table:table-cell table:formula="of:=IF(AND([.$C3]&lt;&gt;[.T$2];VLOOKUP([.$C3];areaCercaPuntiClassifica;2;0)=VLOOKUP([.T$2];areaCercaPuntiClassifica;2;0));SUMIFS(areaDifferenzaPuntiACalendario;areaSquadraACalendario;[.$C3];areaSquadraBCalendario;[.T$2])+SUMIFS(areaDifferenzaPuntiBCalendario;areaSquadraBCalendario;[.$C3];areaSquadraACalendario;[.T$2]);&quot;-&quot;)" office:value-type="string" office:string-value="-" calcext:value-type="string">
            <text:p>-</text:p>
          </table:table-cell>
          <table:table-cell table:formula="of:=IF(AND([.$C3]&lt;&gt;[.U$2];VLOOKUP([.$C3];areaCercaPuntiClassifica;2;0)=VLOOKUP([.U$2];areaCercaPuntiClassifica;2;0));SUMIFS(areaDifferenzaPuntiACalendario;areaSquadraACalendario;[.$C3];areaSquadraBCalendario;[.U$2])+SUMIFS(areaDifferenzaPuntiBCalendario;areaSquadraBCalendario;[.$C3];areaSquadraACalendario;[.U$2]);&quot;-&quot;)" office:value-type="string" office:string-value="-" calcext:value-type="string">
            <text:p>-</text:p>
          </table:table-cell>
          <table:table-cell table:formula="of:=IF(AND([.$C3]&lt;&gt;[.V$2];VLOOKUP([.$C3];areaCercaPuntiClassifica;2;0)=VLOOKUP([.V$2];areaCercaPuntiClassifica;2;0));SUMIFS(areaDifferenzaPuntiACalendario;areaSquadraACalendario;[.$C3];areaSquadraBCalendario;[.V$2])+SUMIFS(areaDifferenzaPuntiBCalendario;areaSquadraBCalendario;[.$C3];areaSquadraACalendario;[.V$2]);&quot;-&quot;)" office:value-type="string" office:string-value="-" calcext:value-type="string">
            <text:p>-</text:p>
          </table:table-cell>
          <table:table-cell table:formula="of:=IF(AND([.$C3]&lt;&gt;[.W$2];VLOOKUP([.$C3];areaCercaPuntiClassifica;2;0)=VLOOKUP([.W$2];areaCercaPuntiClassifica;2;0));SUMIFS(areaDifferenzaPuntiACalendario;areaSquadraACalendario;[.$C3];areaSquadraBCalendario;[.W$2])+SUMIFS(areaDifferenzaPuntiBCalendario;areaSquadraBCalendario;[.$C3];areaSquadraACalendario;[.W$2]);&quot;-&quot;)" office:value-type="string" office:string-value="-" calcext:value-type="string">
            <text:p>-</text:p>
          </table:table-cell>
          <table:table-cell table:formula="of:=IF(AND([.$C3]&lt;&gt;[.X$2];VLOOKUP([.$C3];areaCercaPuntiClassifica;2;0)=VLOOKUP([.X$2];areaCercaPuntiClassifica;2;0));SUMIFS(areaDifferenzaPuntiACalendario;areaSquadraACalendario;[.$C3];areaSquadraBCalendario;[.X$2])+SUMIFS(areaDifferenzaPuntiBCalendario;areaSquadraBCalendario;[.$C3];areaSquadraACalendario;[.X$2]);&quot;-&quot;)" office:value-type="string" office:string-value="-" calcext:value-type="string">
            <text:p>-</text:p>
          </table:table-cell>
          <table:table-cell table:style-name="ce94" table:formula="of:=IF(AND([.$C3]&lt;&gt;[.Y$2];VLOOKUP([.$C3];areaCercaPuntiClassifica;2;0)=VLOOKUP([.Y$2];areaCercaPuntiClassifica;2;0));SUMIFS(areaPuntiFattiACalendario;areaSquadraACalendario;[.$C3];areaSquadraBCalendario;[.Y$2])+SUMIFS(areaPuntiFattiBCalendario;areaSquadraBCalendario;[.$C3];areaSquadraACalendario;[.Y$2]);&quot;-&quot;)" office:value-type="string" office:string-value="-" calcext:value-type="string">
            <text:p>-</text:p>
          </table:table-cell>
          <table:table-cell table:style-name="ce94" table:formula="of:=IF(AND([.$C3]&lt;&gt;[.Z$2];VLOOKUP([.$C3];areaCercaPuntiClassifica;2;0)=VLOOKUP([.Z$2];areaCercaPuntiClassifica;2;0));SUMIFS(areaPuntiFattiACalendario;areaSquadraACalendario;[.$C3];areaSquadraBCalendario;[.Z$2])+SUMIFS(areaPuntiFattiBCalendario;areaSquadraBCalendario;[.$C3];areaSquadraACalendario;[.Z$2]);&quot;-&quot;)" office:value-type="string" office:string-value="-" calcext:value-type="string">
            <text:p>-</text:p>
          </table:table-cell>
          <table:table-cell table:style-name="ce94" table:formula="of:=IF(AND([.$C3]&lt;&gt;[.AA$2];VLOOKUP([.$C3];areaCercaPuntiClassifica;2;0)=VLOOKUP([.AA$2];areaCercaPuntiClassifica;2;0));SUMIFS(areaPuntiFattiACalendario;areaSquadraACalendario;[.$C3];areaSquadraBCalendario;[.AA$2])+SUMIFS(areaPuntiFattiBCalendario;areaSquadraBCalendario;[.$C3];areaSquadraACalendario;[.AA$2]);&quot;-&quot;)" office:value-type="string" office:string-value="-" calcext:value-type="string">
            <text:p>-</text:p>
          </table:table-cell>
          <table:table-cell table:style-name="ce94" table:formula="of:=IF(AND([.$C3]&lt;&gt;[.AB$2];VLOOKUP([.$C3];areaCercaPuntiClassifica;2;0)=VLOOKUP([.AB$2];areaCercaPuntiClassifica;2;0));SUMIFS(areaPuntiFattiACalendario;areaSquadraACalendario;[.$C3];areaSquadraBCalendario;[.AB$2])+SUMIFS(areaPuntiFattiBCalendario;areaSquadraBCalendario;[.$C3];areaSquadraACalendario;[.AB$2]);&quot;-&quot;)" office:value-type="string" office:string-value="-" calcext:value-type="string">
            <text:p>-</text:p>
          </table:table-cell>
          <table:table-cell table:style-name="ce94" table:formula="of:=IF(AND([.$C3]&lt;&gt;[.AC$2];VLOOKUP([.$C3];areaCercaPuntiClassifica;2;0)=VLOOKUP([.AC$2];areaCercaPuntiClassifica;2;0));SUMIFS(areaPuntiFattiACalendario;areaSquadraACalendario;[.$C3];areaSquadraBCalendario;[.AC$2])+SUMIFS(areaPuntiFattiBCalendario;areaSquadraBCalendario;[.$C3];areaSquadraACalendario;[.AC$2]);&quot;-&quot;)" office:value-type="string" office:string-value="-" calcext:value-type="string">
            <text:p>-</text:p>
          </table:table-cell>
          <table:table-cell table:style-name="ce94" table:formula="of:=IF(AND([.$C3]&lt;&gt;[.AD$2];VLOOKUP([.$C3];areaCercaPuntiClassifica;2;0)=VLOOKUP([.AD$2];areaCercaPuntiClassifica;2;0));SUMIFS(areaPuntiFattiACalendario;areaSquadraACalendario;[.$C3];areaSquadraBCalendario;[.AD$2])+SUMIFS(areaPuntiFattiBCalendario;areaSquadraBCalendario;[.$C3];areaSquadraACalendario;[.AD$2]);&quot;-&quot;)" office:value-type="string" office:string-value="-" calcext:value-type="string">
            <text:p>-</text:p>
          </table:table-cell>
          <table:table-cell table:style-name="ce94" table:formula="of:=IF(AND([.$C3]&lt;&gt;[.AE$2];VLOOKUP([.$C3];areaCercaPuntiClassifica;2;0)=VLOOKUP([.AE$2];areaCercaPuntiClassifica;2;0));SUMIFS(areaPuntiFattiACalendario;areaSquadraACalendario;[.$C3];areaSquadraBCalendario;[.AE$2])+SUMIFS(areaPuntiFattiBCalendario;areaSquadraBCalendario;[.$C3];areaSquadraACalendario;[.AE$2]);&quot;-&quot;)" office:value-type="string" office:string-value="-" calcext:value-type="string">
            <text:p>-</text:p>
          </table:table-cell>
          <table:table-cell table:style-name="ce94" table:formula="of:=IF(AND([.$C3]&lt;&gt;[.AF$2];VLOOKUP([.$C3];areaCercaPuntiClassifica;2;0)=VLOOKUP([.AF$2];areaCercaPuntiClassifica;2;0));SUMIFS(areaPuntiFattiACalendario;areaSquadraACalendario;[.$C3];areaSquadraBCalendario;[.AF$2])+SUMIFS(areaPuntiFattiBCalendario;areaSquadraBCalendario;[.$C3];areaSquadraACalendario;[.AF$2]);&quot;-&quot;)" office:value-type="string" office:string-value="-" calcext:value-type="string">
            <text:p>-</text:p>
          </table:table-cell>
          <table:table-cell table:style-name="ce94" table:formula="of:=IF(AND([.$C3]&lt;&gt;[.AG$2];VLOOKUP([.$C3];areaCercaPuntiClassifica;2;0)=VLOOKUP([.AG$2];areaCercaPuntiClassifica;2;0));SUMIFS(areaPuntiFattiACalendario;areaSquadraACalendario;[.$C3];areaSquadraBCalendario;[.AG$2])+SUMIFS(areaPuntiFattiBCalendario;areaSquadraBCalendario;[.$C3];areaSquadraACalendario;[.AG$2]);&quot;-&quot;)" office:value-type="string" office:string-value="-" calcext:value-type="string">
            <text:p>-</text:p>
          </table:table-cell>
          <table:table-cell table:style-name="ce94" table:formula="of:=IF(AND([.$C3]&lt;&gt;[.AH$2];VLOOKUP([.$C3];areaCercaPuntiClassifica;2;0)=VLOOKUP([.AH$2];areaCercaPuntiClassifica;2;0));SUMIFS(areaPuntiFattiACalendario;areaSquadraACalendario;[.$C3];areaSquadraBCalendario;[.AH$2])+SUMIFS(areaPuntiFattiBCalendario;areaSquadraBCalendario;[.$C3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4])-1" office:value-type="float" office:value="4" calcext:value-type="float">
            <text:p>4</text:p>
          </table:table-cell>
          <table:table-cell table:formula="of:=TEXT([.D4];&quot;000&quot;)&amp;TEXT(SUM([.O4:.X4]);&quot;+000;-000&quot;)&amp;TEXT(SUM([.Y4:.AH4]);&quot;+000;-000&quot;)&amp;TEXT([.K4];&quot;+000;-000&quot;)&amp;TEXT([.I4];&quot;+000;-000&quot;)&amp;TEXT(ROUND(ORG.LIBREOFFICE.RAND.NV();3)*1000;&quot;+000;-000&quot;)" office:value-type="string" office:string-value="009+000+000+080+359+742" calcext:value-type="string">
            <text:p>009+000+000+080+359+742</text:p>
          </table:table-cell>
          <table:table-cell table:formula="of:=[$Squadre.A3]" office:value-type="string" office:string-value="Barracuda" calcext:value-type="string">
            <text:p>Barracuda</text:p>
          </table:table-cell>
          <table:table-cell table:formula="of:=[.F4]*constPuntiVittoria+[.G4]*constPuntiSconfitta+[.H4]*constPuntiForfait" office:value-type="float" office:value="9" calcext:value-type="float">
            <text:p>9</text:p>
          </table:table-cell>
          <table:table-cell table:formula="of:=SUM([.F4:.H4])" office:value-type="float" office:value="6" calcext:value-type="float">
            <text:p>6</text:p>
          </table:table-cell>
          <table:table-cell table:formula="of:=SUMIF(areaSquadraACalendario;[.C4];areaVintaACalendario)+SUMIF(areaSquadraBCalendario;[.C4];areaVintaBCalendario)" office:value-type="float" office:value="3" calcext:value-type="float">
            <text:p>3</text:p>
          </table:table-cell>
          <table:table-cell table:formula="of:=SUMIF(areaSquadraACalendario;[.C4];areaPersaACalendario)+SUMIF(areaSquadraBCalendario;[.C4];areaPersaBCalendario)" office:value-type="float" office:value="3" calcext:value-type="float">
            <text:p>3</text:p>
          </table:table-cell>
          <table:table-cell table:formula="of:=SUMIF(areaSquadraACalendario;[.C4];areaForfaitACalendario)+SUMIF(areaSquadraBCalendario;[.C4];areaForfaitBCalendario)" office:value-type="float" office:value="0" calcext:value-type="float">
            <text:p>0</text:p>
          </table:table-cell>
          <table:table-cell table:formula="of:=SUMIF(areaSquadraACalendario;[.C4];areaPuntiFattiACalendario)+SUMIF(areaSquadraBCalendario;[.C4];areaPuntiFattiBCalendario)" office:value-type="float" office:value="359" calcext:value-type="float">
            <text:p>359</text:p>
          </table:table-cell>
          <table:table-cell table:formula="of:=SUMIF(areaSquadraACalendario;[.C4];areaPuntiSubitiACalendario)+SUMIF(areaSquadraBCalendario;[.C4];areaPuntiSubitiBCalendario)" office:value-type="float" office:value="279" calcext:value-type="float">
            <text:p>279</text:p>
          </table:table-cell>
          <table:table-cell table:formula="of:=SUMIF(areaSquadraACalendario;[.C4];areaDifferenzaPuntiACalendario)+SUMIF(areaSquadraBCalendario;[.C4];areaDifferenzaPuntiBCalendario)" office:value-type="float" office:value="80" calcext:value-type="float">
            <text:p>+80</text:p>
          </table:table-cell>
          <table:table-cell table:formula="of:=IF([.E4]=0;;ROUND([.I4]/[.E4];2))" office:value-type="float" office:value="59.83" calcext:value-type="float">
            <text:p>59,83</text:p>
          </table:table-cell>
          <table:table-cell table:formula="of:=IF([.E4]=0;;ROUND([.J4]/[.E4];2))" office:value-type="float" office:value="46.5" calcext:value-type="float">
            <text:p>46,50</text:p>
          </table:table-cell>
          <table:table-cell table:formula="of:=IF([.E4]=0;;ROUND([.K4]/[.E4];2))" office:value-type="float" office:value="13.33" calcext:value-type="float">
            <text:p>+13,33</text:p>
          </table:table-cell>
          <table:table-cell table:formula="of:=IF(AND([.$C4]&lt;&gt;[.O$2];VLOOKUP([.$C4];areaCercaPuntiClassifica;2;0)=VLOOKUP([.O$2];areaCercaPuntiClassifica;2;0));SUMIFS(areaDifferenzaPuntiACalendario;areaSquadraACalendario;[.$C4];areaSquadraBCalendario;[.O$2])+SUMIFS(areaDifferenzaPuntiBCalendario;areaSquadraBCalendario;[.$C4];areaSquadraACalendario;[.O$2]);&quot;-&quot;)" office:value-type="string" office:string-value="-" calcext:value-type="string">
            <text:p>-</text:p>
          </table:table-cell>
          <table:table-cell table:formula="of:=IF(AND([.$C4]&lt;&gt;[.P$2];VLOOKUP([.$C4];areaCercaPuntiClassifica;2;0)=VLOOKUP([.P$2];areaCercaPuntiClassifica;2;0));SUMIFS(areaDifferenzaPuntiACalendario;areaSquadraACalendario;[.$C4];areaSquadraBCalendario;[.P$2])+SUMIFS(areaDifferenzaPuntiBCalendario;areaSquadraBCalendario;[.$C4];areaSquadraACalendario;[.P$2]);&quot;-&quot;)" office:value-type="string" office:string-value="-" calcext:value-type="string">
            <text:p>-</text:p>
          </table:table-cell>
          <table:table-cell table:formula="of:=IF(AND([.$C4]&lt;&gt;[.Q$2];VLOOKUP([.$C4];areaCercaPuntiClassifica;2;0)=VLOOKUP([.Q$2];areaCercaPuntiClassifica;2;0));SUMIFS(areaDifferenzaPuntiACalendario;areaSquadraACalendario;[.$C4];areaSquadraBCalendario;[.Q$2])+SUMIFS(areaDifferenzaPuntiBCalendario;areaSquadraBCalendario;[.$C4];areaSquadraACalendario;[.Q$2]);&quot;-&quot;)" office:value-type="string" office:string-value="-" calcext:value-type="string">
            <text:p>-</text:p>
          </table:table-cell>
          <table:table-cell table:formula="of:=IF(AND([.$C4]&lt;&gt;[.R$2];VLOOKUP([.$C4];areaCercaPuntiClassifica;2;0)=VLOOKUP([.R$2];areaCercaPuntiClassifica;2;0));SUMIFS(areaDifferenzaPuntiACalendario;areaSquadraACalendario;[.$C4];areaSquadraBCalendario;[.R$2])+SUMIFS(areaDifferenzaPuntiBCalendario;areaSquadraBCalendario;[.$C4];areaSquadraACalendario;[.R$2]);&quot;-&quot;)" office:value-type="string" office:string-value="-" calcext:value-type="string">
            <text:p>-</text:p>
          </table:table-cell>
          <table:table-cell table:formula="of:=IF(AND([.$C4]&lt;&gt;[.S$2];VLOOKUP([.$C4];areaCercaPuntiClassifica;2;0)=VLOOKUP([.S$2];areaCercaPuntiClassifica;2;0));SUMIFS(areaDifferenzaPuntiACalendario;areaSquadraACalendario;[.$C4];areaSquadraBCalendario;[.S$2])+SUMIFS(areaDifferenzaPuntiBCalendario;areaSquadraBCalendario;[.$C4];areaSquadraACalendario;[.S$2]);&quot;-&quot;)" office:value-type="string" office:string-value="-" calcext:value-type="string">
            <text:p>-</text:p>
          </table:table-cell>
          <table:table-cell table:formula="of:=IF(AND([.$C4]&lt;&gt;[.T$2];VLOOKUP([.$C4];areaCercaPuntiClassifica;2;0)=VLOOKUP([.T$2];areaCercaPuntiClassifica;2;0));SUMIFS(areaDifferenzaPuntiACalendario;areaSquadraACalendario;[.$C4];areaSquadraBCalendario;[.T$2])+SUMIFS(areaDifferenzaPuntiBCalendario;areaSquadraBCalendario;[.$C4];areaSquadraACalendario;[.T$2]);&quot;-&quot;)" office:value-type="string" office:string-value="-" calcext:value-type="string">
            <text:p>-</text:p>
          </table:table-cell>
          <table:table-cell table:formula="of:=IF(AND([.$C4]&lt;&gt;[.U$2];VLOOKUP([.$C4];areaCercaPuntiClassifica;2;0)=VLOOKUP([.U$2];areaCercaPuntiClassifica;2;0));SUMIFS(areaDifferenzaPuntiACalendario;areaSquadraACalendario;[.$C4];areaSquadraBCalendario;[.U$2])+SUMIFS(areaDifferenzaPuntiBCalendario;areaSquadraBCalendario;[.$C4];areaSquadraACalendario;[.U$2]);&quot;-&quot;)" office:value-type="string" office:string-value="-" calcext:value-type="string">
            <text:p>-</text:p>
          </table:table-cell>
          <table:table-cell table:formula="of:=IF(AND([.$C4]&lt;&gt;[.V$2];VLOOKUP([.$C4];areaCercaPuntiClassifica;2;0)=VLOOKUP([.V$2];areaCercaPuntiClassifica;2;0));SUMIFS(areaDifferenzaPuntiACalendario;areaSquadraACalendario;[.$C4];areaSquadraBCalendario;[.V$2])+SUMIFS(areaDifferenzaPuntiBCalendario;areaSquadraBCalendario;[.$C4];areaSquadraACalendario;[.V$2]);&quot;-&quot;)" office:value-type="string" office:string-value="-" calcext:value-type="string">
            <text:p>-</text:p>
          </table:table-cell>
          <table:table-cell table:formula="of:=IF(AND([.$C4]&lt;&gt;[.W$2];VLOOKUP([.$C4];areaCercaPuntiClassifica;2;0)=VLOOKUP([.W$2];areaCercaPuntiClassifica;2;0));SUMIFS(areaDifferenzaPuntiACalendario;areaSquadraACalendario;[.$C4];areaSquadraBCalendario;[.W$2])+SUMIFS(areaDifferenzaPuntiBCalendario;areaSquadraBCalendario;[.$C4];areaSquadraACalendario;[.W$2]);&quot;-&quot;)" office:value-type="string" office:string-value="-" calcext:value-type="string">
            <text:p>-</text:p>
          </table:table-cell>
          <table:table-cell table:formula="of:=IF(AND([.$C4]&lt;&gt;[.X$2];VLOOKUP([.$C4];areaCercaPuntiClassifica;2;0)=VLOOKUP([.X$2];areaCercaPuntiClassifica;2;0));SUMIFS(areaDifferenzaPuntiACalendario;areaSquadraACalendario;[.$C4];areaSquadraBCalendario;[.X$2])+SUMIFS(areaDifferenzaPuntiBCalendario;areaSquadraBCalendario;[.$C4];areaSquadraACalendario;[.X$2]);&quot;-&quot;)" office:value-type="string" office:string-value="-" calcext:value-type="string">
            <text:p>-</text:p>
          </table:table-cell>
          <table:table-cell table:style-name="ce94" table:formula="of:=IF(AND([.$C4]&lt;&gt;[.Y$2];VLOOKUP([.$C4];areaCercaPuntiClassifica;2;0)=VLOOKUP([.Y$2];areaCercaPuntiClassifica;2;0));SUMIFS(areaPuntiFattiACalendario;areaSquadraACalendario;[.$C4];areaSquadraBCalendario;[.Y$2])+SUMIFS(areaPuntiFattiBCalendario;areaSquadraBCalendario;[.$C4];areaSquadraACalendario;[.Y$2]);&quot;-&quot;)" office:value-type="string" office:string-value="-" calcext:value-type="string">
            <text:p>-</text:p>
          </table:table-cell>
          <table:table-cell table:style-name="ce94" table:formula="of:=IF(AND([.$C4]&lt;&gt;[.Z$2];VLOOKUP([.$C4];areaCercaPuntiClassifica;2;0)=VLOOKUP([.Z$2];areaCercaPuntiClassifica;2;0));SUMIFS(areaPuntiFattiACalendario;areaSquadraACalendario;[.$C4];areaSquadraBCalendario;[.Z$2])+SUMIFS(areaPuntiFattiBCalendario;areaSquadraBCalendario;[.$C4];areaSquadraACalendario;[.Z$2]);&quot;-&quot;)" office:value-type="string" office:string-value="-" calcext:value-type="string">
            <text:p>-</text:p>
          </table:table-cell>
          <table:table-cell table:style-name="ce94" table:formula="of:=IF(AND([.$C4]&lt;&gt;[.AA$2];VLOOKUP([.$C4];areaCercaPuntiClassifica;2;0)=VLOOKUP([.AA$2];areaCercaPuntiClassifica;2;0));SUMIFS(areaPuntiFattiACalendario;areaSquadraACalendario;[.$C4];areaSquadraBCalendario;[.AA$2])+SUMIFS(areaPuntiFattiBCalendario;areaSquadraBCalendario;[.$C4];areaSquadraACalendario;[.AA$2]);&quot;-&quot;)" office:value-type="string" office:string-value="-" calcext:value-type="string">
            <text:p>-</text:p>
          </table:table-cell>
          <table:table-cell table:style-name="ce94" table:formula="of:=IF(AND([.$C4]&lt;&gt;[.AB$2];VLOOKUP([.$C4];areaCercaPuntiClassifica;2;0)=VLOOKUP([.AB$2];areaCercaPuntiClassifica;2;0));SUMIFS(areaPuntiFattiACalendario;areaSquadraACalendario;[.$C4];areaSquadraBCalendario;[.AB$2])+SUMIFS(areaPuntiFattiBCalendario;areaSquadraBCalendario;[.$C4];areaSquadraACalendario;[.AB$2]);&quot;-&quot;)" office:value-type="string" office:string-value="-" calcext:value-type="string">
            <text:p>-</text:p>
          </table:table-cell>
          <table:table-cell table:style-name="ce94" table:formula="of:=IF(AND([.$C4]&lt;&gt;[.AC$2];VLOOKUP([.$C4];areaCercaPuntiClassifica;2;0)=VLOOKUP([.AC$2];areaCercaPuntiClassifica;2;0));SUMIFS(areaPuntiFattiACalendario;areaSquadraACalendario;[.$C4];areaSquadraBCalendario;[.AC$2])+SUMIFS(areaPuntiFattiBCalendario;areaSquadraBCalendario;[.$C4];areaSquadraACalendario;[.AC$2]);&quot;-&quot;)" office:value-type="string" office:string-value="-" calcext:value-type="string">
            <text:p>-</text:p>
          </table:table-cell>
          <table:table-cell table:style-name="ce94" table:formula="of:=IF(AND([.$C4]&lt;&gt;[.AD$2];VLOOKUP([.$C4];areaCercaPuntiClassifica;2;0)=VLOOKUP([.AD$2];areaCercaPuntiClassifica;2;0));SUMIFS(areaPuntiFattiACalendario;areaSquadraACalendario;[.$C4];areaSquadraBCalendario;[.AD$2])+SUMIFS(areaPuntiFattiBCalendario;areaSquadraBCalendario;[.$C4];areaSquadraACalendario;[.AD$2]);&quot;-&quot;)" office:value-type="string" office:string-value="-" calcext:value-type="string">
            <text:p>-</text:p>
          </table:table-cell>
          <table:table-cell table:style-name="ce94" table:formula="of:=IF(AND([.$C4]&lt;&gt;[.AE$2];VLOOKUP([.$C4];areaCercaPuntiClassifica;2;0)=VLOOKUP([.AE$2];areaCercaPuntiClassifica;2;0));SUMIFS(areaPuntiFattiACalendario;areaSquadraACalendario;[.$C4];areaSquadraBCalendario;[.AE$2])+SUMIFS(areaPuntiFattiBCalendario;areaSquadraBCalendario;[.$C4];areaSquadraACalendario;[.AE$2]);&quot;-&quot;)" office:value-type="string" office:string-value="-" calcext:value-type="string">
            <text:p>-</text:p>
          </table:table-cell>
          <table:table-cell table:style-name="ce94" table:formula="of:=IF(AND([.$C4]&lt;&gt;[.AF$2];VLOOKUP([.$C4];areaCercaPuntiClassifica;2;0)=VLOOKUP([.AF$2];areaCercaPuntiClassifica;2;0));SUMIFS(areaPuntiFattiACalendario;areaSquadraACalendario;[.$C4];areaSquadraBCalendario;[.AF$2])+SUMIFS(areaPuntiFattiBCalendario;areaSquadraBCalendario;[.$C4];areaSquadraACalendario;[.AF$2]);&quot;-&quot;)" office:value-type="string" office:string-value="-" calcext:value-type="string">
            <text:p>-</text:p>
          </table:table-cell>
          <table:table-cell table:style-name="ce94" table:formula="of:=IF(AND([.$C4]&lt;&gt;[.AG$2];VLOOKUP([.$C4];areaCercaPuntiClassifica;2;0)=VLOOKUP([.AG$2];areaCercaPuntiClassifica;2;0));SUMIFS(areaPuntiFattiACalendario;areaSquadraACalendario;[.$C4];areaSquadraBCalendario;[.AG$2])+SUMIFS(areaPuntiFattiBCalendario;areaSquadraBCalendario;[.$C4];areaSquadraACalendario;[.AG$2]);&quot;-&quot;)" office:value-type="string" office:string-value="-" calcext:value-type="string">
            <text:p>-</text:p>
          </table:table-cell>
          <table:table-cell table:style-name="ce94" table:formula="of:=IF(AND([.$C4]&lt;&gt;[.AH$2];VLOOKUP([.$C4];areaCercaPuntiClassifica;2;0)=VLOOKUP([.AH$2];areaCercaPuntiClassifica;2;0));SUMIFS(areaPuntiFattiACalendario;areaSquadraACalendario;[.$C4];areaSquadraBCalendario;[.AH$2])+SUMIFS(areaPuntiFattiBCalendario;areaSquadraBCalendario;[.$C4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5])-1" office:value-type="float" office:value="5" calcext:value-type="float">
            <text:p>5</text:p>
          </table:table-cell>
          <table:table-cell table:formula="of:=TEXT([.D5];&quot;000&quot;)&amp;TEXT(SUM([.O5:.X5]);&quot;+000;-000&quot;)&amp;TEXT(SUM([.Y5:.AH5]);&quot;+000;-000&quot;)&amp;TEXT([.K5];&quot;+000;-000&quot;)&amp;TEXT([.I5];&quot;+000;-000&quot;)&amp;TEXT(ROUND(ORG.LIBREOFFICE.RAND.NV();3)*1000;&quot;+000;-000&quot;)" office:value-type="string" office:string-value="008+002+050-091+223+047" calcext:value-type="string">
            <text:p>008+002+050-091+223+047</text:p>
          </table:table-cell>
          <table:table-cell table:formula="of:=[$Squadre.A4]" office:value-type="string" office:string-value="Cinghiali" calcext:value-type="string">
            <text:p>Cinghiali</text:p>
          </table:table-cell>
          <table:table-cell table:formula="of:=[.F5]*constPuntiVittoria+[.G5]*constPuntiSconfitta+[.H5]*constPuntiForfait" office:value-type="float" office:value="8" calcext:value-type="float">
            <text:p>8</text:p>
          </table:table-cell>
          <table:table-cell table:formula="of:=SUM([.F5:.H5])" office:value-type="float" office:value="6" calcext:value-type="float">
            <text:p>6</text:p>
          </table:table-cell>
          <table:table-cell table:formula="of:=SUMIF(areaSquadraACalendario;[.C5];areaVintaACalendario)+SUMIF(areaSquadraBCalendario;[.C5];areaVintaBCalendario)" office:value-type="float" office:value="2" calcext:value-type="float">
            <text:p>2</text:p>
          </table:table-cell>
          <table:table-cell table:formula="of:=SUMIF(areaSquadraACalendario;[.C5];areaPersaACalendario)+SUMIF(areaSquadraBCalendario;[.C5];areaPersaBCalendario)" office:value-type="float" office:value="4" calcext:value-type="float">
            <text:p>4</text:p>
          </table:table-cell>
          <table:table-cell table:formula="of:=SUMIF(areaSquadraACalendario;[.C5];areaForfaitACalendario)+SUMIF(areaSquadraBCalendario;[.C5];areaForfaitBCalendario)" office:value-type="float" office:value="0" calcext:value-type="float">
            <text:p>0</text:p>
          </table:table-cell>
          <table:table-cell table:formula="of:=SUMIF(areaSquadraACalendario;[.C5];areaPuntiFattiACalendario)+SUMIF(areaSquadraBCalendario;[.C5];areaPuntiFattiBCalendario)" office:value-type="float" office:value="223" calcext:value-type="float">
            <text:p>223</text:p>
          </table:table-cell>
          <table:table-cell table:formula="of:=SUMIF(areaSquadraACalendario;[.C5];areaPuntiSubitiACalendario)+SUMIF(areaSquadraBCalendario;[.C5];areaPuntiSubitiBCalendario)" office:value-type="float" office:value="314" calcext:value-type="float">
            <text:p>314</text:p>
          </table:table-cell>
          <table:table-cell table:formula="of:=SUMIF(areaSquadraACalendario;[.C5];areaDifferenzaPuntiACalendario)+SUMIF(areaSquadraBCalendario;[.C5];areaDifferenzaPuntiBCalendario)" office:value-type="float" office:value="-91" calcext:value-type="float">
            <text:p>-91</text:p>
          </table:table-cell>
          <table:table-cell table:formula="of:=IF([.E5]=0;;ROUND([.I5]/[.E5];2))" office:value-type="float" office:value="37.17" calcext:value-type="float">
            <text:p>37,17</text:p>
          </table:table-cell>
          <table:table-cell table:formula="of:=IF([.E5]=0;;ROUND([.J5]/[.E5];2))" office:value-type="float" office:value="52.33" calcext:value-type="float">
            <text:p>52,33</text:p>
          </table:table-cell>
          <table:table-cell table:formula="of:=IF([.E5]=0;;ROUND([.K5]/[.E5];2))" office:value-type="float" office:value="-15.17" calcext:value-type="float">
            <text:p>-15,17</text:p>
          </table:table-cell>
          <table:table-cell table:formula="of:=IF(AND([.$C5]&lt;&gt;[.O$2];VLOOKUP([.$C5];areaCercaPuntiClassifica;2;0)=VLOOKUP([.O$2];areaCercaPuntiClassifica;2;0));SUMIFS(areaDifferenzaPuntiACalendario;areaSquadraACalendario;[.$C5];areaSquadraBCalendario;[.O$2])+SUMIFS(areaDifferenzaPuntiBCalendario;areaSquadraBCalendario;[.$C5];areaSquadraACalendario;[.O$2]);&quot;-&quot;)" office:value-type="string" office:string-value="-" calcext:value-type="string">
            <text:p>-</text:p>
          </table:table-cell>
          <table:table-cell table:formula="of:=IF(AND([.$C5]&lt;&gt;[.P$2];VLOOKUP([.$C5];areaCercaPuntiClassifica;2;0)=VLOOKUP([.P$2];areaCercaPuntiClassifica;2;0));SUMIFS(areaDifferenzaPuntiACalendario;areaSquadraACalendario;[.$C5];areaSquadraBCalendario;[.P$2])+SUMIFS(areaDifferenzaPuntiBCalendario;areaSquadraBCalendario;[.$C5];areaSquadraACalendario;[.P$2]);&quot;-&quot;)" office:value-type="string" office:string-value="-" calcext:value-type="string">
            <text:p>-</text:p>
          </table:table-cell>
          <table:table-cell table:formula="of:=IF(AND([.$C5]&lt;&gt;[.Q$2];VLOOKUP([.$C5];areaCercaPuntiClassifica;2;0)=VLOOKUP([.Q$2];areaCercaPuntiClassifica;2;0));SUMIFS(areaDifferenzaPuntiACalendario;areaSquadraACalendario;[.$C5];areaSquadraBCalendario;[.Q$2])+SUMIFS(areaDifferenzaPuntiBCalendario;areaSquadraBCalendario;[.$C5];areaSquadraACalendario;[.Q$2]);&quot;-&quot;)" office:value-type="string" office:string-value="-" calcext:value-type="string">
            <text:p>-</text:p>
          </table:table-cell>
          <table:table-cell table:formula="of:=IF(AND([.$C5]&lt;&gt;[.R$2];VLOOKUP([.$C5];areaCercaPuntiClassifica;2;0)=VLOOKUP([.R$2];areaCercaPuntiClassifica;2;0));SUMIFS(areaDifferenzaPuntiACalendario;areaSquadraACalendario;[.$C5];areaSquadraBCalendario;[.R$2])+SUMIFS(areaDifferenzaPuntiBCalendario;areaSquadraBCalendario;[.$C5];areaSquadraACalendario;[.R$2]);&quot;-&quot;)" office:value-type="string" office:string-value="-" calcext:value-type="string">
            <text:p>-</text:p>
          </table:table-cell>
          <table:table-cell table:formula="of:=IF(AND([.$C5]&lt;&gt;[.S$2];VLOOKUP([.$C5];areaCercaPuntiClassifica;2;0)=VLOOKUP([.S$2];areaCercaPuntiClassifica;2;0));SUMIFS(areaDifferenzaPuntiACalendario;areaSquadraACalendario;[.$C5];areaSquadraBCalendario;[.S$2])+SUMIFS(areaDifferenzaPuntiBCalendario;areaSquadraBCalendario;[.$C5];areaSquadraACalendario;[.S$2]);&quot;-&quot;)" office:value-type="string" office:string-value="-" calcext:value-type="string">
            <text:p>-</text:p>
          </table:table-cell>
          <table:table-cell table:formula="of:=IF(AND([.$C5]&lt;&gt;[.T$2];VLOOKUP([.$C5];areaCercaPuntiClassifica;2;0)=VLOOKUP([.T$2];areaCercaPuntiClassifica;2;0));SUMIFS(areaDifferenzaPuntiACalendario;areaSquadraACalendario;[.$C5];areaSquadraBCalendario;[.T$2])+SUMIFS(areaDifferenzaPuntiBCalendario;areaSquadraBCalendario;[.$C5];areaSquadraACalendario;[.T$2]);&quot;-&quot;)" office:value-type="string" office:string-value="-" calcext:value-type="string">
            <text:p>-</text:p>
          </table:table-cell>
          <table:table-cell table:formula="of:=IF(AND([.$C5]&lt;&gt;[.U$2];VLOOKUP([.$C5];areaCercaPuntiClassifica;2;0)=VLOOKUP([.U$2];areaCercaPuntiClassifica;2;0));SUMIFS(areaDifferenzaPuntiACalendario;areaSquadraACalendario;[.$C5];areaSquadraBCalendario;[.U$2])+SUMIFS(areaDifferenzaPuntiBCalendario;areaSquadraBCalendario;[.$C5];areaSquadraACalendario;[.U$2]);&quot;-&quot;)" office:value-type="float" office:value="2" calcext:value-type="float">
            <text:p>+2</text:p>
          </table:table-cell>
          <table:table-cell table:formula="of:=IF(AND([.$C5]&lt;&gt;[.V$2];VLOOKUP([.$C5];areaCercaPuntiClassifica;2;0)=VLOOKUP([.V$2];areaCercaPuntiClassifica;2;0));SUMIFS(areaDifferenzaPuntiACalendario;areaSquadraACalendario;[.$C5];areaSquadraBCalendario;[.V$2])+SUMIFS(areaDifferenzaPuntiBCalendario;areaSquadraBCalendario;[.$C5];areaSquadraACalendario;[.V$2]);&quot;-&quot;)" office:value-type="string" office:string-value="-" calcext:value-type="string">
            <text:p>-</text:p>
          </table:table-cell>
          <table:table-cell table:formula="of:=IF(AND([.$C5]&lt;&gt;[.W$2];VLOOKUP([.$C5];areaCercaPuntiClassifica;2;0)=VLOOKUP([.W$2];areaCercaPuntiClassifica;2;0));SUMIFS(areaDifferenzaPuntiACalendario;areaSquadraACalendario;[.$C5];areaSquadraBCalendario;[.W$2])+SUMIFS(areaDifferenzaPuntiBCalendario;areaSquadraBCalendario;[.$C5];areaSquadraACalendario;[.W$2]);&quot;-&quot;)" office:value-type="string" office:string-value="-" calcext:value-type="string">
            <text:p>-</text:p>
          </table:table-cell>
          <table:table-cell table:formula="of:=IF(AND([.$C5]&lt;&gt;[.X$2];VLOOKUP([.$C5];areaCercaPuntiClassifica;2;0)=VLOOKUP([.X$2];areaCercaPuntiClassifica;2;0));SUMIFS(areaDifferenzaPuntiACalendario;areaSquadraACalendario;[.$C5];areaSquadraBCalendario;[.X$2])+SUMIFS(areaDifferenzaPuntiBCalendario;areaSquadraBCalendario;[.$C5];areaSquadraACalendario;[.X$2]);&quot;-&quot;)" office:value-type="string" office:string-value="-" calcext:value-type="string">
            <text:p>-</text:p>
          </table:table-cell>
          <table:table-cell table:style-name="ce94" table:formula="of:=IF(AND([.$C5]&lt;&gt;[.Y$2];VLOOKUP([.$C5];areaCercaPuntiClassifica;2;0)=VLOOKUP([.Y$2];areaCercaPuntiClassifica;2;0));SUMIFS(areaPuntiFattiACalendario;areaSquadraACalendario;[.$C5];areaSquadraBCalendario;[.Y$2])+SUMIFS(areaPuntiFattiBCalendario;areaSquadraBCalendario;[.$C5];areaSquadraACalendario;[.Y$2]);&quot;-&quot;)" office:value-type="string" office:string-value="-" calcext:value-type="string">
            <text:p>-</text:p>
          </table:table-cell>
          <table:table-cell table:style-name="ce94" table:formula="of:=IF(AND([.$C5]&lt;&gt;[.Z$2];VLOOKUP([.$C5];areaCercaPuntiClassifica;2;0)=VLOOKUP([.Z$2];areaCercaPuntiClassifica;2;0));SUMIFS(areaPuntiFattiACalendario;areaSquadraACalendario;[.$C5];areaSquadraBCalendario;[.Z$2])+SUMIFS(areaPuntiFattiBCalendario;areaSquadraBCalendario;[.$C5];areaSquadraACalendario;[.Z$2]);&quot;-&quot;)" office:value-type="string" office:string-value="-" calcext:value-type="string">
            <text:p>-</text:p>
          </table:table-cell>
          <table:table-cell table:style-name="ce94" table:formula="of:=IF(AND([.$C5]&lt;&gt;[.AA$2];VLOOKUP([.$C5];areaCercaPuntiClassifica;2;0)=VLOOKUP([.AA$2];areaCercaPuntiClassifica;2;0));SUMIFS(areaPuntiFattiACalendario;areaSquadraACalendario;[.$C5];areaSquadraBCalendario;[.AA$2])+SUMIFS(areaPuntiFattiBCalendario;areaSquadraBCalendario;[.$C5];areaSquadraACalendario;[.AA$2]);&quot;-&quot;)" office:value-type="string" office:string-value="-" calcext:value-type="string">
            <text:p>-</text:p>
          </table:table-cell>
          <table:table-cell table:style-name="ce94" table:formula="of:=IF(AND([.$C5]&lt;&gt;[.AB$2];VLOOKUP([.$C5];areaCercaPuntiClassifica;2;0)=VLOOKUP([.AB$2];areaCercaPuntiClassifica;2;0));SUMIFS(areaPuntiFattiACalendario;areaSquadraACalendario;[.$C5];areaSquadraBCalendario;[.AB$2])+SUMIFS(areaPuntiFattiBCalendario;areaSquadraBCalendario;[.$C5];areaSquadraACalendario;[.AB$2]);&quot;-&quot;)" office:value-type="string" office:string-value="-" calcext:value-type="string">
            <text:p>-</text:p>
          </table:table-cell>
          <table:table-cell table:style-name="ce94" table:formula="of:=IF(AND([.$C5]&lt;&gt;[.AC$2];VLOOKUP([.$C5];areaCercaPuntiClassifica;2;0)=VLOOKUP([.AC$2];areaCercaPuntiClassifica;2;0));SUMIFS(areaPuntiFattiACalendario;areaSquadraACalendario;[.$C5];areaSquadraBCalendario;[.AC$2])+SUMIFS(areaPuntiFattiBCalendario;areaSquadraBCalendario;[.$C5];areaSquadraACalendario;[.AC$2]);&quot;-&quot;)" office:value-type="string" office:string-value="-" calcext:value-type="string">
            <text:p>-</text:p>
          </table:table-cell>
          <table:table-cell table:style-name="ce94" table:formula="of:=IF(AND([.$C5]&lt;&gt;[.AD$2];VLOOKUP([.$C5];areaCercaPuntiClassifica;2;0)=VLOOKUP([.AD$2];areaCercaPuntiClassifica;2;0));SUMIFS(areaPuntiFattiACalendario;areaSquadraACalendario;[.$C5];areaSquadraBCalendario;[.AD$2])+SUMIFS(areaPuntiFattiBCalendario;areaSquadraBCalendario;[.$C5];areaSquadraACalendario;[.AD$2]);&quot;-&quot;)" office:value-type="string" office:string-value="-" calcext:value-type="string">
            <text:p>-</text:p>
          </table:table-cell>
          <table:table-cell table:style-name="ce94" table:formula="of:=IF(AND([.$C5]&lt;&gt;[.AE$2];VLOOKUP([.$C5];areaCercaPuntiClassifica;2;0)=VLOOKUP([.AE$2];areaCercaPuntiClassifica;2;0));SUMIFS(areaPuntiFattiACalendario;areaSquadraACalendario;[.$C5];areaSquadraBCalendario;[.AE$2])+SUMIFS(areaPuntiFattiBCalendario;areaSquadraBCalendario;[.$C5];areaSquadraACalendario;[.AE$2]);&quot;-&quot;)" office:value-type="float" office:value="50" calcext:value-type="float">
            <text:p>50</text:p>
          </table:table-cell>
          <table:table-cell table:style-name="ce94" table:formula="of:=IF(AND([.$C5]&lt;&gt;[.AF$2];VLOOKUP([.$C5];areaCercaPuntiClassifica;2;0)=VLOOKUP([.AF$2];areaCercaPuntiClassifica;2;0));SUMIFS(areaPuntiFattiACalendario;areaSquadraACalendario;[.$C5];areaSquadraBCalendario;[.AF$2])+SUMIFS(areaPuntiFattiBCalendario;areaSquadraBCalendario;[.$C5];areaSquadraACalendario;[.AF$2]);&quot;-&quot;)" office:value-type="string" office:string-value="-" calcext:value-type="string">
            <text:p>-</text:p>
          </table:table-cell>
          <table:table-cell table:style-name="ce94" table:formula="of:=IF(AND([.$C5]&lt;&gt;[.AG$2];VLOOKUP([.$C5];areaCercaPuntiClassifica;2;0)=VLOOKUP([.AG$2];areaCercaPuntiClassifica;2;0));SUMIFS(areaPuntiFattiACalendario;areaSquadraACalendario;[.$C5];areaSquadraBCalendario;[.AG$2])+SUMIFS(areaPuntiFattiBCalendario;areaSquadraBCalendario;[.$C5];areaSquadraACalendario;[.AG$2]);&quot;-&quot;)" office:value-type="string" office:string-value="-" calcext:value-type="string">
            <text:p>-</text:p>
          </table:table-cell>
          <table:table-cell table:style-name="ce94" table:formula="of:=IF(AND([.$C5]&lt;&gt;[.AH$2];VLOOKUP([.$C5];areaCercaPuntiClassifica;2;0)=VLOOKUP([.AH$2];areaCercaPuntiClassifica;2;0));SUMIFS(areaPuntiFattiACalendario;areaSquadraACalendario;[.$C5];areaSquadraBCalendario;[.AH$2])+SUMIFS(areaPuntiFattiBCalendario;areaSquadraBCalendario;[.$C5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6])-1" office:value-type="float" office:value="2" calcext:value-type="float">
            <text:p>2</text:p>
          </table:table-cell>
          <table:table-cell table:formula="of:=TEXT([.D6];&quot;000&quot;)&amp;TEXT(SUM([.O6:.X6]);&quot;+000;-000&quot;)&amp;TEXT(SUM([.Y6:.AH6]);&quot;+000;-000&quot;)&amp;TEXT([.K6];&quot;+000;-000&quot;)&amp;TEXT([.I6];&quot;+000;-000&quot;)&amp;TEXT(ROUND(ORG.LIBREOFFICE.RAND.NV();3)*1000;&quot;+000;-000&quot;)" office:value-type="string" office:string-value="011-004+049+065+319+026" calcext:value-type="string">
            <text:p>011-004+049+065+319+026</text:p>
          </table:table-cell>
          <table:table-cell table:formula="of:=[$Squadre.A5]" office:value-type="string" office:string-value="Delfini" calcext:value-type="string">
            <text:p>Delfini</text:p>
          </table:table-cell>
          <table:table-cell table:formula="of:=[.F6]*constPuntiVittoria+[.G6]*constPuntiSconfitta+[.H6]*constPuntiForfait" office:value-type="float" office:value="11" calcext:value-type="float">
            <text:p>11</text:p>
          </table:table-cell>
          <table:table-cell table:formula="of:=SUM([.F6:.H6])" office:value-type="float" office:value="6" calcext:value-type="float">
            <text:p>6</text:p>
          </table:table-cell>
          <table:table-cell table:formula="of:=SUMIF(areaSquadraACalendario;[.C6];areaVintaACalendario)+SUMIF(areaSquadraBCalendario;[.C6];areaVintaBCalendario)" office:value-type="float" office:value="5" calcext:value-type="float">
            <text:p>5</text:p>
          </table:table-cell>
          <table:table-cell table:formula="of:=SUMIF(areaSquadraACalendario;[.C6];areaPersaACalendario)+SUMIF(areaSquadraBCalendario;[.C6];areaPersaBCalendario)" office:value-type="float" office:value="1" calcext:value-type="float">
            <text:p>1</text:p>
          </table:table-cell>
          <table:table-cell table:formula="of:=SUMIF(areaSquadraACalendario;[.C6];areaForfaitACalendario)+SUMIF(areaSquadraBCalendario;[.C6];areaForfaitBCalendario)" office:value-type="float" office:value="0" calcext:value-type="float">
            <text:p>0</text:p>
          </table:table-cell>
          <table:table-cell table:formula="of:=SUMIF(areaSquadraACalendario;[.C6];areaPuntiFattiACalendario)+SUMIF(areaSquadraBCalendario;[.C6];areaPuntiFattiBCalendario)" office:value-type="float" office:value="319" calcext:value-type="float">
            <text:p>319</text:p>
          </table:table-cell>
          <table:table-cell table:formula="of:=SUMIF(areaSquadraACalendario;[.C6];areaPuntiSubitiACalendario)+SUMIF(areaSquadraBCalendario;[.C6];areaPuntiSubitiBCalendario)" office:value-type="float" office:value="254" calcext:value-type="float">
            <text:p>254</text:p>
          </table:table-cell>
          <table:table-cell table:formula="of:=SUMIF(areaSquadraACalendario;[.C6];areaDifferenzaPuntiACalendario)+SUMIF(areaSquadraBCalendario;[.C6];areaDifferenzaPuntiBCalendario)" office:value-type="float" office:value="65" calcext:value-type="float">
            <text:p>+65</text:p>
          </table:table-cell>
          <table:table-cell table:formula="of:=IF([.E6]=0;;ROUND([.I6]/[.E6];2))" office:value-type="float" office:value="53.17" calcext:value-type="float">
            <text:p>53,17</text:p>
          </table:table-cell>
          <table:table-cell table:formula="of:=IF([.E6]=0;;ROUND([.J6]/[.E6];2))" office:value-type="float" office:value="42.33" calcext:value-type="float">
            <text:p>42,33</text:p>
          </table:table-cell>
          <table:table-cell table:formula="of:=IF([.E6]=0;;ROUND([.K6]/[.E6];2))" office:value-type="float" office:value="10.83" calcext:value-type="float">
            <text:p>+10,83</text:p>
          </table:table-cell>
          <table:table-cell table:formula="of:=IF(AND([.$C6]&lt;&gt;[.O$2];VLOOKUP([.$C6];areaCercaPuntiClassifica;2;0)=VLOOKUP([.O$2];areaCercaPuntiClassifica;2;0));SUMIFS(areaDifferenzaPuntiACalendario;areaSquadraACalendario;[.$C6];areaSquadraBCalendario;[.O$2])+SUMIFS(areaDifferenzaPuntiBCalendario;areaSquadraBCalendario;[.$C6];areaSquadraACalendario;[.O$2]);&quot;-&quot;)" office:value-type="string" office:string-value="-" calcext:value-type="string">
            <text:p>-</text:p>
          </table:table-cell>
          <table:table-cell table:formula="of:=IF(AND([.$C6]&lt;&gt;[.P$2];VLOOKUP([.$C6];areaCercaPuntiClassifica;2;0)=VLOOKUP([.P$2];areaCercaPuntiClassifica;2;0));SUMIFS(areaDifferenzaPuntiACalendario;areaSquadraACalendario;[.$C6];areaSquadraBCalendario;[.P$2])+SUMIFS(areaDifferenzaPuntiBCalendario;areaSquadraBCalendario;[.$C6];areaSquadraACalendario;[.P$2]);&quot;-&quot;)" office:value-type="string" office:string-value="-" calcext:value-type="string">
            <text:p>-</text:p>
          </table:table-cell>
          <table:table-cell table:formula="of:=IF(AND([.$C6]&lt;&gt;[.Q$2];VLOOKUP([.$C6];areaCercaPuntiClassifica;2;0)=VLOOKUP([.Q$2];areaCercaPuntiClassifica;2;0));SUMIFS(areaDifferenzaPuntiACalendario;areaSquadraACalendario;[.$C6];areaSquadraBCalendario;[.Q$2])+SUMIFS(areaDifferenzaPuntiBCalendario;areaSquadraBCalendario;[.$C6];areaSquadraACalendario;[.Q$2]);&quot;-&quot;)" office:value-type="string" office:string-value="-" calcext:value-type="string">
            <text:p>-</text:p>
          </table:table-cell>
          <table:table-cell table:formula="of:=IF(AND([.$C6]&lt;&gt;[.R$2];VLOOKUP([.$C6];areaCercaPuntiClassifica;2;0)=VLOOKUP([.R$2];areaCercaPuntiClassifica;2;0));SUMIFS(areaDifferenzaPuntiACalendario;areaSquadraACalendario;[.$C6];areaSquadraBCalendario;[.R$2])+SUMIFS(areaDifferenzaPuntiBCalendario;areaSquadraBCalendario;[.$C6];areaSquadraACalendario;[.R$2]);&quot;-&quot;)" office:value-type="string" office:string-value="-" calcext:value-type="string">
            <text:p>-</text:p>
          </table:table-cell>
          <table:table-cell table:formula="of:=IF(AND([.$C6]&lt;&gt;[.S$2];VLOOKUP([.$C6];areaCercaPuntiClassifica;2;0)=VLOOKUP([.S$2];areaCercaPuntiClassifica;2;0));SUMIFS(areaDifferenzaPuntiACalendario;areaSquadraACalendario;[.$C6];areaSquadraBCalendario;[.S$2])+SUMIFS(areaDifferenzaPuntiBCalendario;areaSquadraBCalendario;[.$C6];areaSquadraACalendario;[.S$2]);&quot;-&quot;)" office:value-type="string" office:string-value="-" calcext:value-type="string">
            <text:p>-</text:p>
          </table:table-cell>
          <table:table-cell table:formula="of:=IF(AND([.$C6]&lt;&gt;[.T$2];VLOOKUP([.$C6];areaCercaPuntiClassifica;2;0)=VLOOKUP([.T$2];areaCercaPuntiClassifica;2;0));SUMIFS(areaDifferenzaPuntiACalendario;areaSquadraACalendario;[.$C6];areaSquadraBCalendario;[.T$2])+SUMIFS(areaDifferenzaPuntiBCalendario;areaSquadraBCalendario;[.$C6];areaSquadraACalendario;[.T$2]);&quot;-&quot;)" office:value-type="float" office:value="-4" calcext:value-type="float">
            <text:p>-4</text:p>
          </table:table-cell>
          <table:table-cell table:formula="of:=IF(AND([.$C6]&lt;&gt;[.U$2];VLOOKUP([.$C6];areaCercaPuntiClassifica;2;0)=VLOOKUP([.U$2];areaCercaPuntiClassifica;2;0));SUMIFS(areaDifferenzaPuntiACalendario;areaSquadraACalendario;[.$C6];areaSquadraBCalendario;[.U$2])+SUMIFS(areaDifferenzaPuntiBCalendario;areaSquadraBCalendario;[.$C6];areaSquadraACalendario;[.U$2]);&quot;-&quot;)" office:value-type="string" office:string-value="-" calcext:value-type="string">
            <text:p>-</text:p>
          </table:table-cell>
          <table:table-cell table:formula="of:=IF(AND([.$C6]&lt;&gt;[.V$2];VLOOKUP([.$C6];areaCercaPuntiClassifica;2;0)=VLOOKUP([.V$2];areaCercaPuntiClassifica;2;0));SUMIFS(areaDifferenzaPuntiACalendario;areaSquadraACalendario;[.$C6];areaSquadraBCalendario;[.V$2])+SUMIFS(areaDifferenzaPuntiBCalendario;areaSquadraBCalendario;[.$C6];areaSquadraACalendario;[.V$2]);&quot;-&quot;)" office:value-type="string" office:string-value="-" calcext:value-type="string">
            <text:p>-</text:p>
          </table:table-cell>
          <table:table-cell table:formula="of:=IF(AND([.$C6]&lt;&gt;[.W$2];VLOOKUP([.$C6];areaCercaPuntiClassifica;2;0)=VLOOKUP([.W$2];areaCercaPuntiClassifica;2;0));SUMIFS(areaDifferenzaPuntiACalendario;areaSquadraACalendario;[.$C6];areaSquadraBCalendario;[.W$2])+SUMIFS(areaDifferenzaPuntiBCalendario;areaSquadraBCalendario;[.$C6];areaSquadraACalendario;[.W$2]);&quot;-&quot;)" office:value-type="string" office:string-value="-" calcext:value-type="string">
            <text:p>-</text:p>
          </table:table-cell>
          <table:table-cell table:formula="of:=IF(AND([.$C6]&lt;&gt;[.X$2];VLOOKUP([.$C6];areaCercaPuntiClassifica;2;0)=VLOOKUP([.X$2];areaCercaPuntiClassifica;2;0));SUMIFS(areaDifferenzaPuntiACalendario;areaSquadraACalendario;[.$C6];areaSquadraBCalendario;[.X$2])+SUMIFS(areaDifferenzaPuntiBCalendario;areaSquadraBCalendario;[.$C6];areaSquadraACalendario;[.X$2]);&quot;-&quot;)" office:value-type="string" office:string-value="-" calcext:value-type="string">
            <text:p>-</text:p>
          </table:table-cell>
          <table:table-cell table:style-name="ce94" table:formula="of:=IF(AND([.$C6]&lt;&gt;[.Y$2];VLOOKUP([.$C6];areaCercaPuntiClassifica;2;0)=VLOOKUP([.Y$2];areaCercaPuntiClassifica;2;0));SUMIFS(areaPuntiFattiACalendario;areaSquadraACalendario;[.$C6];areaSquadraBCalendario;[.Y$2])+SUMIFS(areaPuntiFattiBCalendario;areaSquadraBCalendario;[.$C6];areaSquadraACalendario;[.Y$2]);&quot;-&quot;)" office:value-type="string" office:string-value="-" calcext:value-type="string">
            <text:p>-</text:p>
          </table:table-cell>
          <table:table-cell table:style-name="ce94" table:formula="of:=IF(AND([.$C6]&lt;&gt;[.Z$2];VLOOKUP([.$C6];areaCercaPuntiClassifica;2;0)=VLOOKUP([.Z$2];areaCercaPuntiClassifica;2;0));SUMIFS(areaPuntiFattiACalendario;areaSquadraACalendario;[.$C6];areaSquadraBCalendario;[.Z$2])+SUMIFS(areaPuntiFattiBCalendario;areaSquadraBCalendario;[.$C6];areaSquadraACalendario;[.Z$2]);&quot;-&quot;)" office:value-type="string" office:string-value="-" calcext:value-type="string">
            <text:p>-</text:p>
          </table:table-cell>
          <table:table-cell table:style-name="ce94" table:formula="of:=IF(AND([.$C6]&lt;&gt;[.AA$2];VLOOKUP([.$C6];areaCercaPuntiClassifica;2;0)=VLOOKUP([.AA$2];areaCercaPuntiClassifica;2;0));SUMIFS(areaPuntiFattiACalendario;areaSquadraACalendario;[.$C6];areaSquadraBCalendario;[.AA$2])+SUMIFS(areaPuntiFattiBCalendario;areaSquadraBCalendario;[.$C6];areaSquadraACalendario;[.AA$2]);&quot;-&quot;)" office:value-type="string" office:string-value="-" calcext:value-type="string">
            <text:p>-</text:p>
          </table:table-cell>
          <table:table-cell table:style-name="ce94" table:formula="of:=IF(AND([.$C6]&lt;&gt;[.AB$2];VLOOKUP([.$C6];areaCercaPuntiClassifica;2;0)=VLOOKUP([.AB$2];areaCercaPuntiClassifica;2;0));SUMIFS(areaPuntiFattiACalendario;areaSquadraACalendario;[.$C6];areaSquadraBCalendario;[.AB$2])+SUMIFS(areaPuntiFattiBCalendario;areaSquadraBCalendario;[.$C6];areaSquadraACalendario;[.AB$2]);&quot;-&quot;)" office:value-type="string" office:string-value="-" calcext:value-type="string">
            <text:p>-</text:p>
          </table:table-cell>
          <table:table-cell table:style-name="ce94" table:formula="of:=IF(AND([.$C6]&lt;&gt;[.AC$2];VLOOKUP([.$C6];areaCercaPuntiClassifica;2;0)=VLOOKUP([.AC$2];areaCercaPuntiClassifica;2;0));SUMIFS(areaPuntiFattiACalendario;areaSquadraACalendario;[.$C6];areaSquadraBCalendario;[.AC$2])+SUMIFS(areaPuntiFattiBCalendario;areaSquadraBCalendario;[.$C6];areaSquadraACalendario;[.AC$2]);&quot;-&quot;)" office:value-type="string" office:string-value="-" calcext:value-type="string">
            <text:p>-</text:p>
          </table:table-cell>
          <table:table-cell table:style-name="ce94" table:formula="of:=IF(AND([.$C6]&lt;&gt;[.AD$2];VLOOKUP([.$C6];areaCercaPuntiClassifica;2;0)=VLOOKUP([.AD$2];areaCercaPuntiClassifica;2;0));SUMIFS(areaPuntiFattiACalendario;areaSquadraACalendario;[.$C6];areaSquadraBCalendario;[.AD$2])+SUMIFS(areaPuntiFattiBCalendario;areaSquadraBCalendario;[.$C6];areaSquadraACalendario;[.AD$2]);&quot;-&quot;)" office:value-type="float" office:value="49" calcext:value-type="float">
            <text:p>49</text:p>
          </table:table-cell>
          <table:table-cell table:style-name="ce94" table:formula="of:=IF(AND([.$C6]&lt;&gt;[.AE$2];VLOOKUP([.$C6];areaCercaPuntiClassifica;2;0)=VLOOKUP([.AE$2];areaCercaPuntiClassifica;2;0));SUMIFS(areaPuntiFattiACalendario;areaSquadraACalendario;[.$C6];areaSquadraBCalendario;[.AE$2])+SUMIFS(areaPuntiFattiBCalendario;areaSquadraBCalendario;[.$C6];areaSquadraACalendario;[.AE$2]);&quot;-&quot;)" office:value-type="string" office:string-value="-" calcext:value-type="string">
            <text:p>-</text:p>
          </table:table-cell>
          <table:table-cell table:style-name="ce94" table:formula="of:=IF(AND([.$C6]&lt;&gt;[.AF$2];VLOOKUP([.$C6];areaCercaPuntiClassifica;2;0)=VLOOKUP([.AF$2];areaCercaPuntiClassifica;2;0));SUMIFS(areaPuntiFattiACalendario;areaSquadraACalendario;[.$C6];areaSquadraBCalendario;[.AF$2])+SUMIFS(areaPuntiFattiBCalendario;areaSquadraBCalendario;[.$C6];areaSquadraACalendario;[.AF$2]);&quot;-&quot;)" office:value-type="string" office:string-value="-" calcext:value-type="string">
            <text:p>-</text:p>
          </table:table-cell>
          <table:table-cell table:style-name="ce94" table:formula="of:=IF(AND([.$C6]&lt;&gt;[.AG$2];VLOOKUP([.$C6];areaCercaPuntiClassifica;2;0)=VLOOKUP([.AG$2];areaCercaPuntiClassifica;2;0));SUMIFS(areaPuntiFattiACalendario;areaSquadraACalendario;[.$C6];areaSquadraBCalendario;[.AG$2])+SUMIFS(areaPuntiFattiBCalendario;areaSquadraBCalendario;[.$C6];areaSquadraACalendario;[.AG$2]);&quot;-&quot;)" office:value-type="string" office:string-value="-" calcext:value-type="string">
            <text:p>-</text:p>
          </table:table-cell>
          <table:table-cell table:style-name="ce94" table:formula="of:=IF(AND([.$C6]&lt;&gt;[.AH$2];VLOOKUP([.$C6];areaCercaPuntiClassifica;2;0)=VLOOKUP([.AH$2];areaCercaPuntiClassifica;2;0));SUMIFS(areaPuntiFattiACalendario;areaSquadraACalendario;[.$C6];areaSquadraBCalendario;[.AH$2])+SUMIFS(areaPuntiFattiBCalendario;areaSquadraBCalendario;[.$C6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7])-1" office:value-type="float" office:value="3" calcext:value-type="float">
            <text:p>3</text:p>
          </table:table-cell>
          <table:table-cell table:formula="of:=TEXT([.D7];&quot;000&quot;)&amp;TEXT(SUM([.O7:.X7]);&quot;+000;-000&quot;)&amp;TEXT(SUM([.Y7:.AH7]);&quot;+000;-000&quot;)&amp;TEXT([.K7];&quot;+000;-000&quot;)&amp;TEXT([.I7];&quot;+000;-000&quot;)&amp;TEXT(ROUND(ORG.LIBREOFFICE.RAND.NV();3)*1000;&quot;+000;-000&quot;)" office:value-type="string" office:string-value="010+000+000+104+351+593" calcext:value-type="string">
            <text:p>010+000+000+104+351+593</text:p>
          </table:table-cell>
          <table:table-cell table:formula="of:=[$Squadre.A6]" office:value-type="string" office:string-value="Elefanti" calcext:value-type="string">
            <text:p>Elefanti</text:p>
          </table:table-cell>
          <table:table-cell table:formula="of:=[.F7]*constPuntiVittoria+[.G7]*constPuntiSconfitta+[.H7]*constPuntiForfait" office:value-type="float" office:value="10" calcext:value-type="float">
            <text:p>10</text:p>
          </table:table-cell>
          <table:table-cell table:formula="of:=SUM([.F7:.H7])" office:value-type="float" office:value="6" calcext:value-type="float">
            <text:p>6</text:p>
          </table:table-cell>
          <table:table-cell table:formula="of:=SUMIF(areaSquadraACalendario;[.C7];areaVintaACalendario)+SUMIF(areaSquadraBCalendario;[.C7];areaVintaBCalendario)" office:value-type="float" office:value="4" calcext:value-type="float">
            <text:p>4</text:p>
          </table:table-cell>
          <table:table-cell table:formula="of:=SUMIF(areaSquadraACalendario;[.C7];areaPersaACalendario)+SUMIF(areaSquadraBCalendario;[.C7];areaPersaBCalendario)" office:value-type="float" office:value="2" calcext:value-type="float">
            <text:p>2</text:p>
          </table:table-cell>
          <table:table-cell table:formula="of:=SUMIF(areaSquadraACalendario;[.C7];areaForfaitACalendario)+SUMIF(areaSquadraBCalendario;[.C7];areaForfaitBCalendario)" office:value-type="float" office:value="0" calcext:value-type="float">
            <text:p>0</text:p>
          </table:table-cell>
          <table:table-cell table:formula="of:=SUMIF(areaSquadraACalendario;[.C7];areaPuntiFattiACalendario)+SUMIF(areaSquadraBCalendario;[.C7];areaPuntiFattiBCalendario)" office:value-type="float" office:value="351" calcext:value-type="float">
            <text:p>351</text:p>
          </table:table-cell>
          <table:table-cell table:formula="of:=SUMIF(areaSquadraACalendario;[.C7];areaPuntiSubitiACalendario)+SUMIF(areaSquadraBCalendario;[.C7];areaPuntiSubitiBCalendario)" office:value-type="float" office:value="247" calcext:value-type="float">
            <text:p>247</text:p>
          </table:table-cell>
          <table:table-cell table:formula="of:=SUMIF(areaSquadraACalendario;[.C7];areaDifferenzaPuntiACalendario)+SUMIF(areaSquadraBCalendario;[.C7];areaDifferenzaPuntiBCalendario)" office:value-type="float" office:value="104" calcext:value-type="float">
            <text:p>+104</text:p>
          </table:table-cell>
          <table:table-cell table:formula="of:=IF([.E7]=0;;ROUND([.I7]/[.E7];2))" office:value-type="float" office:value="58.5" calcext:value-type="float">
            <text:p>58,50</text:p>
          </table:table-cell>
          <table:table-cell table:formula="of:=IF([.E7]=0;;ROUND([.J7]/[.E7];2))" office:value-type="float" office:value="41.17" calcext:value-type="float">
            <text:p>41,17</text:p>
          </table:table-cell>
          <table:table-cell table:formula="of:=IF([.E7]=0;;ROUND([.K7]/[.E7];2))" office:value-type="float" office:value="17.33" calcext:value-type="float">
            <text:p>+17,33</text:p>
          </table:table-cell>
          <table:table-cell table:formula="of:=IF(AND([.$C7]&lt;&gt;[.O$2];VLOOKUP([.$C7];areaCercaPuntiClassifica;2;0)=VLOOKUP([.O$2];areaCercaPuntiClassifica;2;0));SUMIFS(areaDifferenzaPuntiACalendario;areaSquadraACalendario;[.$C7];areaSquadraBCalendario;[.O$2])+SUMIFS(areaDifferenzaPuntiBCalendario;areaSquadraBCalendario;[.$C7];areaSquadraACalendario;[.O$2]);&quot;-&quot;)" office:value-type="string" office:string-value="-" calcext:value-type="string">
            <text:p>-</text:p>
          </table:table-cell>
          <table:table-cell table:formula="of:=IF(AND([.$C7]&lt;&gt;[.P$2];VLOOKUP([.$C7];areaCercaPuntiClassifica;2;0)=VLOOKUP([.P$2];areaCercaPuntiClassifica;2;0));SUMIFS(areaDifferenzaPuntiACalendario;areaSquadraACalendario;[.$C7];areaSquadraBCalendario;[.P$2])+SUMIFS(areaDifferenzaPuntiBCalendario;areaSquadraBCalendario;[.$C7];areaSquadraACalendario;[.P$2]);&quot;-&quot;)" office:value-type="string" office:string-value="-" calcext:value-type="string">
            <text:p>-</text:p>
          </table:table-cell>
          <table:table-cell table:formula="of:=IF(AND([.$C7]&lt;&gt;[.Q$2];VLOOKUP([.$C7];areaCercaPuntiClassifica;2;0)=VLOOKUP([.Q$2];areaCercaPuntiClassifica;2;0));SUMIFS(areaDifferenzaPuntiACalendario;areaSquadraACalendario;[.$C7];areaSquadraBCalendario;[.Q$2])+SUMIFS(areaDifferenzaPuntiBCalendario;areaSquadraBCalendario;[.$C7];areaSquadraACalendario;[.Q$2]);&quot;-&quot;)" office:value-type="string" office:string-value="-" calcext:value-type="string">
            <text:p>-</text:p>
          </table:table-cell>
          <table:table-cell table:formula="of:=IF(AND([.$C7]&lt;&gt;[.R$2];VLOOKUP([.$C7];areaCercaPuntiClassifica;2;0)=VLOOKUP([.R$2];areaCercaPuntiClassifica;2;0));SUMIFS(areaDifferenzaPuntiACalendario;areaSquadraACalendario;[.$C7];areaSquadraBCalendario;[.R$2])+SUMIFS(areaDifferenzaPuntiBCalendario;areaSquadraBCalendario;[.$C7];areaSquadraACalendario;[.R$2]);&quot;-&quot;)" office:value-type="string" office:string-value="-" calcext:value-type="string">
            <text:p>-</text:p>
          </table:table-cell>
          <table:table-cell table:formula="of:=IF(AND([.$C7]&lt;&gt;[.S$2];VLOOKUP([.$C7];areaCercaPuntiClassifica;2;0)=VLOOKUP([.S$2];areaCercaPuntiClassifica;2;0));SUMIFS(areaDifferenzaPuntiACalendario;areaSquadraACalendario;[.$C7];areaSquadraBCalendario;[.S$2])+SUMIFS(areaDifferenzaPuntiBCalendario;areaSquadraBCalendario;[.$C7];areaSquadraACalendario;[.S$2]);&quot;-&quot;)" office:value-type="string" office:string-value="-" calcext:value-type="string">
            <text:p>-</text:p>
          </table:table-cell>
          <table:table-cell table:formula="of:=IF(AND([.$C7]&lt;&gt;[.T$2];VLOOKUP([.$C7];areaCercaPuntiClassifica;2;0)=VLOOKUP([.T$2];areaCercaPuntiClassifica;2;0));SUMIFS(areaDifferenzaPuntiACalendario;areaSquadraACalendario;[.$C7];areaSquadraBCalendario;[.T$2])+SUMIFS(areaDifferenzaPuntiBCalendario;areaSquadraBCalendario;[.$C7];areaSquadraACalendario;[.T$2]);&quot;-&quot;)" office:value-type="string" office:string-value="-" calcext:value-type="string">
            <text:p>-</text:p>
          </table:table-cell>
          <table:table-cell table:formula="of:=IF(AND([.$C7]&lt;&gt;[.U$2];VLOOKUP([.$C7];areaCercaPuntiClassifica;2;0)=VLOOKUP([.U$2];areaCercaPuntiClassifica;2;0));SUMIFS(areaDifferenzaPuntiACalendario;areaSquadraACalendario;[.$C7];areaSquadraBCalendario;[.U$2])+SUMIFS(areaDifferenzaPuntiBCalendario;areaSquadraBCalendario;[.$C7];areaSquadraACalendario;[.U$2]);&quot;-&quot;)" office:value-type="string" office:string-value="-" calcext:value-type="string">
            <text:p>-</text:p>
          </table:table-cell>
          <table:table-cell table:formula="of:=IF(AND([.$C7]&lt;&gt;[.V$2];VLOOKUP([.$C7];areaCercaPuntiClassifica;2;0)=VLOOKUP([.V$2];areaCercaPuntiClassifica;2;0));SUMIFS(areaDifferenzaPuntiACalendario;areaSquadraACalendario;[.$C7];areaSquadraBCalendario;[.V$2])+SUMIFS(areaDifferenzaPuntiBCalendario;areaSquadraBCalendario;[.$C7];areaSquadraACalendario;[.V$2]);&quot;-&quot;)" office:value-type="string" office:string-value="-" calcext:value-type="string">
            <text:p>-</text:p>
          </table:table-cell>
          <table:table-cell table:formula="of:=IF(AND([.$C7]&lt;&gt;[.W$2];VLOOKUP([.$C7];areaCercaPuntiClassifica;2;0)=VLOOKUP([.W$2];areaCercaPuntiClassifica;2;0));SUMIFS(areaDifferenzaPuntiACalendario;areaSquadraACalendario;[.$C7];areaSquadraBCalendario;[.W$2])+SUMIFS(areaDifferenzaPuntiBCalendario;areaSquadraBCalendario;[.$C7];areaSquadraACalendario;[.W$2]);&quot;-&quot;)" office:value-type="string" office:string-value="-" calcext:value-type="string">
            <text:p>-</text:p>
          </table:table-cell>
          <table:table-cell table:formula="of:=IF(AND([.$C7]&lt;&gt;[.X$2];VLOOKUP([.$C7];areaCercaPuntiClassifica;2;0)=VLOOKUP([.X$2];areaCercaPuntiClassifica;2;0));SUMIFS(areaDifferenzaPuntiACalendario;areaSquadraACalendario;[.$C7];areaSquadraBCalendario;[.X$2])+SUMIFS(areaDifferenzaPuntiBCalendario;areaSquadraBCalendario;[.$C7];areaSquadraACalendario;[.X$2]);&quot;-&quot;)" office:value-type="string" office:string-value="-" calcext:value-type="string">
            <text:p>-</text:p>
          </table:table-cell>
          <table:table-cell table:style-name="ce94" table:formula="of:=IF(AND([.$C7]&lt;&gt;[.Y$2];VLOOKUP([.$C7];areaCercaPuntiClassifica;2;0)=VLOOKUP([.Y$2];areaCercaPuntiClassifica;2;0));SUMIFS(areaPuntiFattiACalendario;areaSquadraACalendario;[.$C7];areaSquadraBCalendario;[.Y$2])+SUMIFS(areaPuntiFattiBCalendario;areaSquadraBCalendario;[.$C7];areaSquadraACalendario;[.Y$2]);&quot;-&quot;)" office:value-type="string" office:string-value="-" calcext:value-type="string">
            <text:p>-</text:p>
          </table:table-cell>
          <table:table-cell table:style-name="ce94" table:formula="of:=IF(AND([.$C7]&lt;&gt;[.Z$2];VLOOKUP([.$C7];areaCercaPuntiClassifica;2;0)=VLOOKUP([.Z$2];areaCercaPuntiClassifica;2;0));SUMIFS(areaPuntiFattiACalendario;areaSquadraACalendario;[.$C7];areaSquadraBCalendario;[.Z$2])+SUMIFS(areaPuntiFattiBCalendario;areaSquadraBCalendario;[.$C7];areaSquadraACalendario;[.Z$2]);&quot;-&quot;)" office:value-type="string" office:string-value="-" calcext:value-type="string">
            <text:p>-</text:p>
          </table:table-cell>
          <table:table-cell table:style-name="ce94" table:formula="of:=IF(AND([.$C7]&lt;&gt;[.AA$2];VLOOKUP([.$C7];areaCercaPuntiClassifica;2;0)=VLOOKUP([.AA$2];areaCercaPuntiClassifica;2;0));SUMIFS(areaPuntiFattiACalendario;areaSquadraACalendario;[.$C7];areaSquadraBCalendario;[.AA$2])+SUMIFS(areaPuntiFattiBCalendario;areaSquadraBCalendario;[.$C7];areaSquadraACalendario;[.AA$2]);&quot;-&quot;)" office:value-type="string" office:string-value="-" calcext:value-type="string">
            <text:p>-</text:p>
          </table:table-cell>
          <table:table-cell table:style-name="ce94" table:formula="of:=IF(AND([.$C7]&lt;&gt;[.AB$2];VLOOKUP([.$C7];areaCercaPuntiClassifica;2;0)=VLOOKUP([.AB$2];areaCercaPuntiClassifica;2;0));SUMIFS(areaPuntiFattiACalendario;areaSquadraACalendario;[.$C7];areaSquadraBCalendario;[.AB$2])+SUMIFS(areaPuntiFattiBCalendario;areaSquadraBCalendario;[.$C7];areaSquadraACalendario;[.AB$2]);&quot;-&quot;)" office:value-type="string" office:string-value="-" calcext:value-type="string">
            <text:p>-</text:p>
          </table:table-cell>
          <table:table-cell table:style-name="ce94" table:formula="of:=IF(AND([.$C7]&lt;&gt;[.AC$2];VLOOKUP([.$C7];areaCercaPuntiClassifica;2;0)=VLOOKUP([.AC$2];areaCercaPuntiClassifica;2;0));SUMIFS(areaPuntiFattiACalendario;areaSquadraACalendario;[.$C7];areaSquadraBCalendario;[.AC$2])+SUMIFS(areaPuntiFattiBCalendario;areaSquadraBCalendario;[.$C7];areaSquadraACalendario;[.AC$2]);&quot;-&quot;)" office:value-type="string" office:string-value="-" calcext:value-type="string">
            <text:p>-</text:p>
          </table:table-cell>
          <table:table-cell table:style-name="ce94" table:formula="of:=IF(AND([.$C7]&lt;&gt;[.AD$2];VLOOKUP([.$C7];areaCercaPuntiClassifica;2;0)=VLOOKUP([.AD$2];areaCercaPuntiClassifica;2;0));SUMIFS(areaPuntiFattiACalendario;areaSquadraACalendario;[.$C7];areaSquadraBCalendario;[.AD$2])+SUMIFS(areaPuntiFattiBCalendario;areaSquadraBCalendario;[.$C7];areaSquadraACalendario;[.AD$2]);&quot;-&quot;)" office:value-type="string" office:string-value="-" calcext:value-type="string">
            <text:p>-</text:p>
          </table:table-cell>
          <table:table-cell table:style-name="ce94" table:formula="of:=IF(AND([.$C7]&lt;&gt;[.AE$2];VLOOKUP([.$C7];areaCercaPuntiClassifica;2;0)=VLOOKUP([.AE$2];areaCercaPuntiClassifica;2;0));SUMIFS(areaPuntiFattiACalendario;areaSquadraACalendario;[.$C7];areaSquadraBCalendario;[.AE$2])+SUMIFS(areaPuntiFattiBCalendario;areaSquadraBCalendario;[.$C7];areaSquadraACalendario;[.AE$2]);&quot;-&quot;)" office:value-type="string" office:string-value="-" calcext:value-type="string">
            <text:p>-</text:p>
          </table:table-cell>
          <table:table-cell table:style-name="ce94" table:formula="of:=IF(AND([.$C7]&lt;&gt;[.AF$2];VLOOKUP([.$C7];areaCercaPuntiClassifica;2;0)=VLOOKUP([.AF$2];areaCercaPuntiClassifica;2;0));SUMIFS(areaPuntiFattiACalendario;areaSquadraACalendario;[.$C7];areaSquadraBCalendario;[.AF$2])+SUMIFS(areaPuntiFattiBCalendario;areaSquadraBCalendario;[.$C7];areaSquadraACalendario;[.AF$2]);&quot;-&quot;)" office:value-type="string" office:string-value="-" calcext:value-type="string">
            <text:p>-</text:p>
          </table:table-cell>
          <table:table-cell table:style-name="ce94" table:formula="of:=IF(AND([.$C7]&lt;&gt;[.AG$2];VLOOKUP([.$C7];areaCercaPuntiClassifica;2;0)=VLOOKUP([.AG$2];areaCercaPuntiClassifica;2;0));SUMIFS(areaPuntiFattiACalendario;areaSquadraACalendario;[.$C7];areaSquadraBCalendario;[.AG$2])+SUMIFS(areaPuntiFattiBCalendario;areaSquadraBCalendario;[.$C7];areaSquadraACalendario;[.AG$2]);&quot;-&quot;)" office:value-type="string" office:string-value="-" calcext:value-type="string">
            <text:p>-</text:p>
          </table:table-cell>
          <table:table-cell table:style-name="ce94" table:formula="of:=IF(AND([.$C7]&lt;&gt;[.AH$2];VLOOKUP([.$C7];areaCercaPuntiClassifica;2;0)=VLOOKUP([.AH$2];areaCercaPuntiClassifica;2;0));SUMIFS(areaPuntiFattiACalendario;areaSquadraACalendario;[.$C7];areaSquadraBCalendario;[.AH$2])+SUMIFS(areaPuntiFattiBCalendario;areaSquadraBCalendario;[.$C7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8])-1" office:value-type="float" office:value="1" calcext:value-type="float">
            <text:p>1</text:p>
          </table:table-cell>
          <table:table-cell table:formula="of:=TEXT([.D8];&quot;000&quot;)&amp;TEXT(SUM([.O8:.X8]);&quot;+000;-000&quot;)&amp;TEXT(SUM([.Y8:.AH8]);&quot;+000;-000&quot;)&amp;TEXT([.K8];&quot;+000;-000&quot;)&amp;TEXT([.I8];&quot;+000;-000&quot;)&amp;TEXT(ROUND(ORG.LIBREOFFICE.RAND.NV();3)*1000;&quot;+000;-000&quot;)" office:value-type="string" office:string-value="011+004+053+048+298+955" calcext:value-type="string">
            <text:p>011+004+053+048+298+955</text:p>
          </table:table-cell>
          <table:table-cell table:formula="of:=[$Squadre.A7]" office:value-type="string" office:string-value="Fenicotteri" calcext:value-type="string">
            <text:p>Fenicotteri</text:p>
          </table:table-cell>
          <table:table-cell table:formula="of:=[.F8]*constPuntiVittoria+[.G8]*constPuntiSconfitta+[.H8]*constPuntiForfait" office:value-type="float" office:value="11" calcext:value-type="float">
            <text:p>11</text:p>
          </table:table-cell>
          <table:table-cell table:formula="of:=SUM([.F8:.H8])" office:value-type="float" office:value="6" calcext:value-type="float">
            <text:p>6</text:p>
          </table:table-cell>
          <table:table-cell table:formula="of:=SUMIF(areaSquadraACalendario;[.C8];areaVintaACalendario)+SUMIF(areaSquadraBCalendario;[.C8];areaVintaBCalendario)" office:value-type="float" office:value="5" calcext:value-type="float">
            <text:p>5</text:p>
          </table:table-cell>
          <table:table-cell table:formula="of:=SUMIF(areaSquadraACalendario;[.C8];areaPersaACalendario)+SUMIF(areaSquadraBCalendario;[.C8];areaPersaBCalendario)" office:value-type="float" office:value="1" calcext:value-type="float">
            <text:p>1</text:p>
          </table:table-cell>
          <table:table-cell table:formula="of:=SUMIF(areaSquadraACalendario;[.C8];areaForfaitACalendario)+SUMIF(areaSquadraBCalendario;[.C8];areaForfaitBCalendario)" office:value-type="float" office:value="0" calcext:value-type="float">
            <text:p>0</text:p>
          </table:table-cell>
          <table:table-cell table:formula="of:=SUMIF(areaSquadraACalendario;[.C8];areaPuntiFattiACalendario)+SUMIF(areaSquadraBCalendario;[.C8];areaPuntiFattiBCalendario)" office:value-type="float" office:value="298" calcext:value-type="float">
            <text:p>298</text:p>
          </table:table-cell>
          <table:table-cell table:formula="of:=SUMIF(areaSquadraACalendario;[.C8];areaPuntiSubitiACalendario)+SUMIF(areaSquadraBCalendario;[.C8];areaPuntiSubitiBCalendario)" office:value-type="float" office:value="250" calcext:value-type="float">
            <text:p>250</text:p>
          </table:table-cell>
          <table:table-cell table:formula="of:=SUMIF(areaSquadraACalendario;[.C8];areaDifferenzaPuntiACalendario)+SUMIF(areaSquadraBCalendario;[.C8];areaDifferenzaPuntiBCalendario)" office:value-type="float" office:value="48" calcext:value-type="float">
            <text:p>+48</text:p>
          </table:table-cell>
          <table:table-cell table:formula="of:=IF([.E8]=0;;ROUND([.I8]/[.E8];2))" office:value-type="float" office:value="49.67" calcext:value-type="float">
            <text:p>49,67</text:p>
          </table:table-cell>
          <table:table-cell table:formula="of:=IF([.E8]=0;;ROUND([.J8]/[.E8];2))" office:value-type="float" office:value="41.67" calcext:value-type="float">
            <text:p>41,67</text:p>
          </table:table-cell>
          <table:table-cell table:formula="of:=IF([.E8]=0;;ROUND([.K8]/[.E8];2))" office:value-type="float" office:value="8" calcext:value-type="float">
            <text:p>+8,00</text:p>
          </table:table-cell>
          <table:table-cell table:formula="of:=IF(AND([.$C8]&lt;&gt;[.O$2];VLOOKUP([.$C8];areaCercaPuntiClassifica;2;0)=VLOOKUP([.O$2];areaCercaPuntiClassifica;2;0));SUMIFS(areaDifferenzaPuntiACalendario;areaSquadraACalendario;[.$C8];areaSquadraBCalendario;[.O$2])+SUMIFS(areaDifferenzaPuntiBCalendario;areaSquadraBCalendario;[.$C8];areaSquadraACalendario;[.O$2]);&quot;-&quot;)" office:value-type="string" office:string-value="-" calcext:value-type="string">
            <text:p>-</text:p>
          </table:table-cell>
          <table:table-cell table:formula="of:=IF(AND([.$C8]&lt;&gt;[.P$2];VLOOKUP([.$C8];areaCercaPuntiClassifica;2;0)=VLOOKUP([.P$2];areaCercaPuntiClassifica;2;0));SUMIFS(areaDifferenzaPuntiACalendario;areaSquadraACalendario;[.$C8];areaSquadraBCalendario;[.P$2])+SUMIFS(areaDifferenzaPuntiBCalendario;areaSquadraBCalendario;[.$C8];areaSquadraACalendario;[.P$2]);&quot;-&quot;)" office:value-type="string" office:string-value="-" calcext:value-type="string">
            <text:p>-</text:p>
          </table:table-cell>
          <table:table-cell table:formula="of:=IF(AND([.$C8]&lt;&gt;[.Q$2];VLOOKUP([.$C8];areaCercaPuntiClassifica;2;0)=VLOOKUP([.Q$2];areaCercaPuntiClassifica;2;0));SUMIFS(areaDifferenzaPuntiACalendario;areaSquadraACalendario;[.$C8];areaSquadraBCalendario;[.Q$2])+SUMIFS(areaDifferenzaPuntiBCalendario;areaSquadraBCalendario;[.$C8];areaSquadraACalendario;[.Q$2]);&quot;-&quot;)" office:value-type="string" office:string-value="-" calcext:value-type="string">
            <text:p>-</text:p>
          </table:table-cell>
          <table:table-cell table:formula="of:=IF(AND([.$C8]&lt;&gt;[.R$2];VLOOKUP([.$C8];areaCercaPuntiClassifica;2;0)=VLOOKUP([.R$2];areaCercaPuntiClassifica;2;0));SUMIFS(areaDifferenzaPuntiACalendario;areaSquadraACalendario;[.$C8];areaSquadraBCalendario;[.R$2])+SUMIFS(areaDifferenzaPuntiBCalendario;areaSquadraBCalendario;[.$C8];areaSquadraACalendario;[.R$2]);&quot;-&quot;)" office:value-type="float" office:value="4" calcext:value-type="float">
            <text:p>+4</text:p>
          </table:table-cell>
          <table:table-cell table:formula="of:=IF(AND([.$C8]&lt;&gt;[.S$2];VLOOKUP([.$C8];areaCercaPuntiClassifica;2;0)=VLOOKUP([.S$2];areaCercaPuntiClassifica;2;0));SUMIFS(areaDifferenzaPuntiACalendario;areaSquadraACalendario;[.$C8];areaSquadraBCalendario;[.S$2])+SUMIFS(areaDifferenzaPuntiBCalendario;areaSquadraBCalendario;[.$C8];areaSquadraACalendario;[.S$2]);&quot;-&quot;)" office:value-type="string" office:string-value="-" calcext:value-type="string">
            <text:p>-</text:p>
          </table:table-cell>
          <table:table-cell table:formula="of:=IF(AND([.$C8]&lt;&gt;[.T$2];VLOOKUP([.$C8];areaCercaPuntiClassifica;2;0)=VLOOKUP([.T$2];areaCercaPuntiClassifica;2;0));SUMIFS(areaDifferenzaPuntiACalendario;areaSquadraACalendario;[.$C8];areaSquadraBCalendario;[.T$2])+SUMIFS(areaDifferenzaPuntiBCalendario;areaSquadraBCalendario;[.$C8];areaSquadraACalendario;[.T$2]);&quot;-&quot;)" office:value-type="string" office:string-value="-" calcext:value-type="string">
            <text:p>-</text:p>
          </table:table-cell>
          <table:table-cell table:formula="of:=IF(AND([.$C8]&lt;&gt;[.U$2];VLOOKUP([.$C8];areaCercaPuntiClassifica;2;0)=VLOOKUP([.U$2];areaCercaPuntiClassifica;2;0));SUMIFS(areaDifferenzaPuntiACalendario;areaSquadraACalendario;[.$C8];areaSquadraBCalendario;[.U$2])+SUMIFS(areaDifferenzaPuntiBCalendario;areaSquadraBCalendario;[.$C8];areaSquadraACalendario;[.U$2]);&quot;-&quot;)" office:value-type="string" office:string-value="-" calcext:value-type="string">
            <text:p>-</text:p>
          </table:table-cell>
          <table:table-cell table:formula="of:=IF(AND([.$C8]&lt;&gt;[.V$2];VLOOKUP([.$C8];areaCercaPuntiClassifica;2;0)=VLOOKUP([.V$2];areaCercaPuntiClassifica;2;0));SUMIFS(areaDifferenzaPuntiACalendario;areaSquadraACalendario;[.$C8];areaSquadraBCalendario;[.V$2])+SUMIFS(areaDifferenzaPuntiBCalendario;areaSquadraBCalendario;[.$C8];areaSquadraACalendario;[.V$2]);&quot;-&quot;)" office:value-type="string" office:string-value="-" calcext:value-type="string">
            <text:p>-</text:p>
          </table:table-cell>
          <table:table-cell table:formula="of:=IF(AND([.$C8]&lt;&gt;[.W$2];VLOOKUP([.$C8];areaCercaPuntiClassifica;2;0)=VLOOKUP([.W$2];areaCercaPuntiClassifica;2;0));SUMIFS(areaDifferenzaPuntiACalendario;areaSquadraACalendario;[.$C8];areaSquadraBCalendario;[.W$2])+SUMIFS(areaDifferenzaPuntiBCalendario;areaSquadraBCalendario;[.$C8];areaSquadraACalendario;[.W$2]);&quot;-&quot;)" office:value-type="string" office:string-value="-" calcext:value-type="string">
            <text:p>-</text:p>
          </table:table-cell>
          <table:table-cell table:formula="of:=IF(AND([.$C8]&lt;&gt;[.X$2];VLOOKUP([.$C8];areaCercaPuntiClassifica;2;0)=VLOOKUP([.X$2];areaCercaPuntiClassifica;2;0));SUMIFS(areaDifferenzaPuntiACalendario;areaSquadraACalendario;[.$C8];areaSquadraBCalendario;[.X$2])+SUMIFS(areaDifferenzaPuntiBCalendario;areaSquadraBCalendario;[.$C8];areaSquadraACalendario;[.X$2]);&quot;-&quot;)" office:value-type="string" office:string-value="-" calcext:value-type="string">
            <text:p>-</text:p>
          </table:table-cell>
          <table:table-cell table:style-name="ce94" table:formula="of:=IF(AND([.$C8]&lt;&gt;[.Y$2];VLOOKUP([.$C8];areaCercaPuntiClassifica;2;0)=VLOOKUP([.Y$2];areaCercaPuntiClassifica;2;0));SUMIFS(areaPuntiFattiACalendario;areaSquadraACalendario;[.$C8];areaSquadraBCalendario;[.Y$2])+SUMIFS(areaPuntiFattiBCalendario;areaSquadraBCalendario;[.$C8];areaSquadraACalendario;[.Y$2]);&quot;-&quot;)" office:value-type="string" office:string-value="-" calcext:value-type="string">
            <text:p>-</text:p>
          </table:table-cell>
          <table:table-cell table:style-name="ce94" table:formula="of:=IF(AND([.$C8]&lt;&gt;[.Z$2];VLOOKUP([.$C8];areaCercaPuntiClassifica;2;0)=VLOOKUP([.Z$2];areaCercaPuntiClassifica;2;0));SUMIFS(areaPuntiFattiACalendario;areaSquadraACalendario;[.$C8];areaSquadraBCalendario;[.Z$2])+SUMIFS(areaPuntiFattiBCalendario;areaSquadraBCalendario;[.$C8];areaSquadraACalendario;[.Z$2]);&quot;-&quot;)" office:value-type="string" office:string-value="-" calcext:value-type="string">
            <text:p>-</text:p>
          </table:table-cell>
          <table:table-cell table:style-name="ce94" table:formula="of:=IF(AND([.$C8]&lt;&gt;[.AA$2];VLOOKUP([.$C8];areaCercaPuntiClassifica;2;0)=VLOOKUP([.AA$2];areaCercaPuntiClassifica;2;0));SUMIFS(areaPuntiFattiACalendario;areaSquadraACalendario;[.$C8];areaSquadraBCalendario;[.AA$2])+SUMIFS(areaPuntiFattiBCalendario;areaSquadraBCalendario;[.$C8];areaSquadraACalendario;[.AA$2]);&quot;-&quot;)" office:value-type="string" office:string-value="-" calcext:value-type="string">
            <text:p>-</text:p>
          </table:table-cell>
          <table:table-cell table:style-name="ce94" table:formula="of:=IF(AND([.$C8]&lt;&gt;[.AB$2];VLOOKUP([.$C8];areaCercaPuntiClassifica;2;0)=VLOOKUP([.AB$2];areaCercaPuntiClassifica;2;0));SUMIFS(areaPuntiFattiACalendario;areaSquadraACalendario;[.$C8];areaSquadraBCalendario;[.AB$2])+SUMIFS(areaPuntiFattiBCalendario;areaSquadraBCalendario;[.$C8];areaSquadraACalendario;[.AB$2]);&quot;-&quot;)" office:value-type="float" office:value="53" calcext:value-type="float">
            <text:p>53</text:p>
          </table:table-cell>
          <table:table-cell table:style-name="ce94" table:formula="of:=IF(AND([.$C8]&lt;&gt;[.AC$2];VLOOKUP([.$C8];areaCercaPuntiClassifica;2;0)=VLOOKUP([.AC$2];areaCercaPuntiClassifica;2;0));SUMIFS(areaPuntiFattiACalendario;areaSquadraACalendario;[.$C8];areaSquadraBCalendario;[.AC$2])+SUMIFS(areaPuntiFattiBCalendario;areaSquadraBCalendario;[.$C8];areaSquadraACalendario;[.AC$2]);&quot;-&quot;)" office:value-type="string" office:string-value="-" calcext:value-type="string">
            <text:p>-</text:p>
          </table:table-cell>
          <table:table-cell table:style-name="ce94" table:formula="of:=IF(AND([.$C8]&lt;&gt;[.AD$2];VLOOKUP([.$C8];areaCercaPuntiClassifica;2;0)=VLOOKUP([.AD$2];areaCercaPuntiClassifica;2;0));SUMIFS(areaPuntiFattiACalendario;areaSquadraACalendario;[.$C8];areaSquadraBCalendario;[.AD$2])+SUMIFS(areaPuntiFattiBCalendario;areaSquadraBCalendario;[.$C8];areaSquadraACalendario;[.AD$2]);&quot;-&quot;)" office:value-type="string" office:string-value="-" calcext:value-type="string">
            <text:p>-</text:p>
          </table:table-cell>
          <table:table-cell table:style-name="ce94" table:formula="of:=IF(AND([.$C8]&lt;&gt;[.AE$2];VLOOKUP([.$C8];areaCercaPuntiClassifica;2;0)=VLOOKUP([.AE$2];areaCercaPuntiClassifica;2;0));SUMIFS(areaPuntiFattiACalendario;areaSquadraACalendario;[.$C8];areaSquadraBCalendario;[.AE$2])+SUMIFS(areaPuntiFattiBCalendario;areaSquadraBCalendario;[.$C8];areaSquadraACalendario;[.AE$2]);&quot;-&quot;)" office:value-type="string" office:string-value="-" calcext:value-type="string">
            <text:p>-</text:p>
          </table:table-cell>
          <table:table-cell table:style-name="ce94" table:formula="of:=IF(AND([.$C8]&lt;&gt;[.AF$2];VLOOKUP([.$C8];areaCercaPuntiClassifica;2;0)=VLOOKUP([.AF$2];areaCercaPuntiClassifica;2;0));SUMIFS(areaPuntiFattiACalendario;areaSquadraACalendario;[.$C8];areaSquadraBCalendario;[.AF$2])+SUMIFS(areaPuntiFattiBCalendario;areaSquadraBCalendario;[.$C8];areaSquadraACalendario;[.AF$2]);&quot;-&quot;)" office:value-type="string" office:string-value="-" calcext:value-type="string">
            <text:p>-</text:p>
          </table:table-cell>
          <table:table-cell table:style-name="ce94" table:formula="of:=IF(AND([.$C8]&lt;&gt;[.AG$2];VLOOKUP([.$C8];areaCercaPuntiClassifica;2;0)=VLOOKUP([.AG$2];areaCercaPuntiClassifica;2;0));SUMIFS(areaPuntiFattiACalendario;areaSquadraACalendario;[.$C8];areaSquadraBCalendario;[.AG$2])+SUMIFS(areaPuntiFattiBCalendario;areaSquadraBCalendario;[.$C8];areaSquadraACalendario;[.AG$2]);&quot;-&quot;)" office:value-type="string" office:string-value="-" calcext:value-type="string">
            <text:p>-</text:p>
          </table:table-cell>
          <table:table-cell table:style-name="ce94" table:formula="of:=IF(AND([.$C8]&lt;&gt;[.AH$2];VLOOKUP([.$C8];areaCercaPuntiClassifica;2;0)=VLOOKUP([.AH$2];areaCercaPuntiClassifica;2;0));SUMIFS(areaPuntiFattiACalendario;areaSquadraACalendario;[.$C8];areaSquadraBCalendario;[.AH$2])+SUMIFS(areaPuntiFattiBCalendario;areaSquadraBCalendario;[.$C8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9])-1" office:value-type="float" office:value="6" calcext:value-type="float">
            <text:p>6</text:p>
          </table:table-cell>
          <table:table-cell table:formula="of:=TEXT([.D9];&quot;000&quot;)&amp;TEXT(SUM([.O9:.X9]);&quot;+000;-000&quot;)&amp;TEXT(SUM([.Y9:.AH9]);&quot;+000;-000&quot;)&amp;TEXT([.K9];&quot;+000;-000&quot;)&amp;TEXT([.I9];&quot;+000;-000&quot;)&amp;TEXT(ROUND(ORG.LIBREOFFICE.RAND.NV();3)*1000;&quot;+000;-000&quot;)" office:value-type="string" office:string-value="008-002+048-030+279+872" calcext:value-type="string">
            <text:p>008-002+048-030+279+872</text:p>
          </table:table-cell>
          <table:table-cell table:formula="of:=[$Squadre.A8]" office:value-type="string" office:string-value="Gazzelle" calcext:value-type="string">
            <text:p>Gazzelle</text:p>
          </table:table-cell>
          <table:table-cell table:formula="of:=[.F9]*constPuntiVittoria+[.G9]*constPuntiSconfitta+[.H9]*constPuntiForfait" office:value-type="float" office:value="8" calcext:value-type="float">
            <text:p>8</text:p>
          </table:table-cell>
          <table:table-cell table:formula="of:=SUM([.F9:.H9])" office:value-type="float" office:value="6" calcext:value-type="float">
            <text:p>6</text:p>
          </table:table-cell>
          <table:table-cell table:formula="of:=SUMIF(areaSquadraACalendario;[.C9];areaVintaACalendario)+SUMIF(areaSquadraBCalendario;[.C9];areaVintaBCalendario)" office:value-type="float" office:value="2" calcext:value-type="float">
            <text:p>2</text:p>
          </table:table-cell>
          <table:table-cell table:formula="of:=SUMIF(areaSquadraACalendario;[.C9];areaPersaACalendario)+SUMIF(areaSquadraBCalendario;[.C9];areaPersaBCalendario)" office:value-type="float" office:value="4" calcext:value-type="float">
            <text:p>4</text:p>
          </table:table-cell>
          <table:table-cell table:formula="of:=SUMIF(areaSquadraACalendario;[.C9];areaForfaitACalendario)+SUMIF(areaSquadraBCalendario;[.C9];areaForfaitBCalendario)" office:value-type="float" office:value="0" calcext:value-type="float">
            <text:p>0</text:p>
          </table:table-cell>
          <table:table-cell table:formula="of:=SUMIF(areaSquadraACalendario;[.C9];areaPuntiFattiACalendario)+SUMIF(areaSquadraBCalendario;[.C9];areaPuntiFattiBCalendario)" office:value-type="float" office:value="279" calcext:value-type="float">
            <text:p>279</text:p>
          </table:table-cell>
          <table:table-cell table:formula="of:=SUMIF(areaSquadraACalendario;[.C9];areaPuntiSubitiACalendario)+SUMIF(areaSquadraBCalendario;[.C9];areaPuntiSubitiBCalendario)" office:value-type="float" office:value="309" calcext:value-type="float">
            <text:p>309</text:p>
          </table:table-cell>
          <table:table-cell table:formula="of:=SUMIF(areaSquadraACalendario;[.C9];areaDifferenzaPuntiACalendario)+SUMIF(areaSquadraBCalendario;[.C9];areaDifferenzaPuntiBCalendario)" office:value-type="float" office:value="-30" calcext:value-type="float">
            <text:p>-30</text:p>
          </table:table-cell>
          <table:table-cell table:formula="of:=IF([.E9]=0;;ROUND([.I9]/[.E9];2))" office:value-type="float" office:value="46.5" calcext:value-type="float">
            <text:p>46,50</text:p>
          </table:table-cell>
          <table:table-cell table:formula="of:=IF([.E9]=0;;ROUND([.J9]/[.E9];2))" office:value-type="float" office:value="51.5" calcext:value-type="float">
            <text:p>51,50</text:p>
          </table:table-cell>
          <table:table-cell table:formula="of:=IF([.E9]=0;;ROUND([.K9]/[.E9];2))" office:value-type="float" office:value="-5" calcext:value-type="float">
            <text:p>-5,00</text:p>
          </table:table-cell>
          <table:table-cell table:formula="of:=IF(AND([.$C9]&lt;&gt;[.O$2];VLOOKUP([.$C9];areaCercaPuntiClassifica;2;0)=VLOOKUP([.O$2];areaCercaPuntiClassifica;2;0));SUMIFS(areaDifferenzaPuntiACalendario;areaSquadraACalendario;[.$C9];areaSquadraBCalendario;[.O$2])+SUMIFS(areaDifferenzaPuntiBCalendario;areaSquadraBCalendario;[.$C9];areaSquadraACalendario;[.O$2]);&quot;-&quot;)" office:value-type="string" office:string-value="-" calcext:value-type="string">
            <text:p>-</text:p>
          </table:table-cell>
          <table:table-cell table:formula="of:=IF(AND([.$C9]&lt;&gt;[.P$2];VLOOKUP([.$C9];areaCercaPuntiClassifica;2;0)=VLOOKUP([.P$2];areaCercaPuntiClassifica;2;0));SUMIFS(areaDifferenzaPuntiACalendario;areaSquadraACalendario;[.$C9];areaSquadraBCalendario;[.P$2])+SUMIFS(areaDifferenzaPuntiBCalendario;areaSquadraBCalendario;[.$C9];areaSquadraACalendario;[.P$2]);&quot;-&quot;)" office:value-type="string" office:string-value="-" calcext:value-type="string">
            <text:p>-</text:p>
          </table:table-cell>
          <table:table-cell table:formula="of:=IF(AND([.$C9]&lt;&gt;[.Q$2];VLOOKUP([.$C9];areaCercaPuntiClassifica;2;0)=VLOOKUP([.Q$2];areaCercaPuntiClassifica;2;0));SUMIFS(areaDifferenzaPuntiACalendario;areaSquadraACalendario;[.$C9];areaSquadraBCalendario;[.Q$2])+SUMIFS(areaDifferenzaPuntiBCalendario;areaSquadraBCalendario;[.$C9];areaSquadraACalendario;[.Q$2]);&quot;-&quot;)" office:value-type="float" office:value="-2" calcext:value-type="float">
            <text:p>-2</text:p>
          </table:table-cell>
          <table:table-cell table:formula="of:=IF(AND([.$C9]&lt;&gt;[.R$2];VLOOKUP([.$C9];areaCercaPuntiClassifica;2;0)=VLOOKUP([.R$2];areaCercaPuntiClassifica;2;0));SUMIFS(areaDifferenzaPuntiACalendario;areaSquadraACalendario;[.$C9];areaSquadraBCalendario;[.R$2])+SUMIFS(areaDifferenzaPuntiBCalendario;areaSquadraBCalendario;[.$C9];areaSquadraACalendario;[.R$2]);&quot;-&quot;)" office:value-type="string" office:string-value="-" calcext:value-type="string">
            <text:p>-</text:p>
          </table:table-cell>
          <table:table-cell table:formula="of:=IF(AND([.$C9]&lt;&gt;[.S$2];VLOOKUP([.$C9];areaCercaPuntiClassifica;2;0)=VLOOKUP([.S$2];areaCercaPuntiClassifica;2;0));SUMIFS(areaDifferenzaPuntiACalendario;areaSquadraACalendario;[.$C9];areaSquadraBCalendario;[.S$2])+SUMIFS(areaDifferenzaPuntiBCalendario;areaSquadraBCalendario;[.$C9];areaSquadraACalendario;[.S$2]);&quot;-&quot;)" office:value-type="string" office:string-value="-" calcext:value-type="string">
            <text:p>-</text:p>
          </table:table-cell>
          <table:table-cell table:formula="of:=IF(AND([.$C9]&lt;&gt;[.T$2];VLOOKUP([.$C9];areaCercaPuntiClassifica;2;0)=VLOOKUP([.T$2];areaCercaPuntiClassifica;2;0));SUMIFS(areaDifferenzaPuntiACalendario;areaSquadraACalendario;[.$C9];areaSquadraBCalendario;[.T$2])+SUMIFS(areaDifferenzaPuntiBCalendario;areaSquadraBCalendario;[.$C9];areaSquadraACalendario;[.T$2]);&quot;-&quot;)" office:value-type="string" office:string-value="-" calcext:value-type="string">
            <text:p>-</text:p>
          </table:table-cell>
          <table:table-cell table:formula="of:=IF(AND([.$C9]&lt;&gt;[.U$2];VLOOKUP([.$C9];areaCercaPuntiClassifica;2;0)=VLOOKUP([.U$2];areaCercaPuntiClassifica;2;0));SUMIFS(areaDifferenzaPuntiACalendario;areaSquadraACalendario;[.$C9];areaSquadraBCalendario;[.U$2])+SUMIFS(areaDifferenzaPuntiBCalendario;areaSquadraBCalendario;[.$C9];areaSquadraACalendario;[.U$2]);&quot;-&quot;)" office:value-type="string" office:string-value="-" calcext:value-type="string">
            <text:p>-</text:p>
          </table:table-cell>
          <table:table-cell table:formula="of:=IF(AND([.$C9]&lt;&gt;[.V$2];VLOOKUP([.$C9];areaCercaPuntiClassifica;2;0)=VLOOKUP([.V$2];areaCercaPuntiClassifica;2;0));SUMIFS(areaDifferenzaPuntiACalendario;areaSquadraACalendario;[.$C9];areaSquadraBCalendario;[.V$2])+SUMIFS(areaDifferenzaPuntiBCalendario;areaSquadraBCalendario;[.$C9];areaSquadraACalendario;[.V$2]);&quot;-&quot;)" office:value-type="string" office:string-value="-" calcext:value-type="string">
            <text:p>-</text:p>
          </table:table-cell>
          <table:table-cell table:formula="of:=IF(AND([.$C9]&lt;&gt;[.W$2];VLOOKUP([.$C9];areaCercaPuntiClassifica;2;0)=VLOOKUP([.W$2];areaCercaPuntiClassifica;2;0));SUMIFS(areaDifferenzaPuntiACalendario;areaSquadraACalendario;[.$C9];areaSquadraBCalendario;[.W$2])+SUMIFS(areaDifferenzaPuntiBCalendario;areaSquadraBCalendario;[.$C9];areaSquadraACalendario;[.W$2]);&quot;-&quot;)" office:value-type="string" office:string-value="-" calcext:value-type="string">
            <text:p>-</text:p>
          </table:table-cell>
          <table:table-cell table:formula="of:=IF(AND([.$C9]&lt;&gt;[.X$2];VLOOKUP([.$C9];areaCercaPuntiClassifica;2;0)=VLOOKUP([.X$2];areaCercaPuntiClassifica;2;0));SUMIFS(areaDifferenzaPuntiACalendario;areaSquadraACalendario;[.$C9];areaSquadraBCalendario;[.X$2])+SUMIFS(areaDifferenzaPuntiBCalendario;areaSquadraBCalendario;[.$C9];areaSquadraACalendario;[.X$2]);&quot;-&quot;)" office:value-type="string" office:string-value="-" calcext:value-type="string">
            <text:p>-</text:p>
          </table:table-cell>
          <table:table-cell table:style-name="ce94" table:formula="of:=IF(AND([.$C9]&lt;&gt;[.Y$2];VLOOKUP([.$C9];areaCercaPuntiClassifica;2;0)=VLOOKUP([.Y$2];areaCercaPuntiClassifica;2;0));SUMIFS(areaPuntiFattiACalendario;areaSquadraACalendario;[.$C9];areaSquadraBCalendario;[.Y$2])+SUMIFS(areaPuntiFattiBCalendario;areaSquadraBCalendario;[.$C9];areaSquadraACalendario;[.Y$2]);&quot;-&quot;)" office:value-type="string" office:string-value="-" calcext:value-type="string">
            <text:p>-</text:p>
          </table:table-cell>
          <table:table-cell table:style-name="ce94" table:formula="of:=IF(AND([.$C9]&lt;&gt;[.Z$2];VLOOKUP([.$C9];areaCercaPuntiClassifica;2;0)=VLOOKUP([.Z$2];areaCercaPuntiClassifica;2;0));SUMIFS(areaPuntiFattiACalendario;areaSquadraACalendario;[.$C9];areaSquadraBCalendario;[.Z$2])+SUMIFS(areaPuntiFattiBCalendario;areaSquadraBCalendario;[.$C9];areaSquadraACalendario;[.Z$2]);&quot;-&quot;)" office:value-type="string" office:string-value="-" calcext:value-type="string">
            <text:p>-</text:p>
          </table:table-cell>
          <table:table-cell table:style-name="ce94" table:formula="of:=IF(AND([.$C9]&lt;&gt;[.AA$2];VLOOKUP([.$C9];areaCercaPuntiClassifica;2;0)=VLOOKUP([.AA$2];areaCercaPuntiClassifica;2;0));SUMIFS(areaPuntiFattiACalendario;areaSquadraACalendario;[.$C9];areaSquadraBCalendario;[.AA$2])+SUMIFS(areaPuntiFattiBCalendario;areaSquadraBCalendario;[.$C9];areaSquadraACalendario;[.AA$2]);&quot;-&quot;)" office:value-type="float" office:value="48" calcext:value-type="float">
            <text:p>48</text:p>
          </table:table-cell>
          <table:table-cell table:style-name="ce94" table:formula="of:=IF(AND([.$C9]&lt;&gt;[.AB$2];VLOOKUP([.$C9];areaCercaPuntiClassifica;2;0)=VLOOKUP([.AB$2];areaCercaPuntiClassifica;2;0));SUMIFS(areaPuntiFattiACalendario;areaSquadraACalendario;[.$C9];areaSquadraBCalendario;[.AB$2])+SUMIFS(areaPuntiFattiBCalendario;areaSquadraBCalendario;[.$C9];areaSquadraACalendario;[.AB$2]);&quot;-&quot;)" office:value-type="string" office:string-value="-" calcext:value-type="string">
            <text:p>-</text:p>
          </table:table-cell>
          <table:table-cell table:style-name="ce94" table:formula="of:=IF(AND([.$C9]&lt;&gt;[.AC$2];VLOOKUP([.$C9];areaCercaPuntiClassifica;2;0)=VLOOKUP([.AC$2];areaCercaPuntiClassifica;2;0));SUMIFS(areaPuntiFattiACalendario;areaSquadraACalendario;[.$C9];areaSquadraBCalendario;[.AC$2])+SUMIFS(areaPuntiFattiBCalendario;areaSquadraBCalendario;[.$C9];areaSquadraACalendario;[.AC$2]);&quot;-&quot;)" office:value-type="string" office:string-value="-" calcext:value-type="string">
            <text:p>-</text:p>
          </table:table-cell>
          <table:table-cell table:style-name="ce94" table:formula="of:=IF(AND([.$C9]&lt;&gt;[.AD$2];VLOOKUP([.$C9];areaCercaPuntiClassifica;2;0)=VLOOKUP([.AD$2];areaCercaPuntiClassifica;2;0));SUMIFS(areaPuntiFattiACalendario;areaSquadraACalendario;[.$C9];areaSquadraBCalendario;[.AD$2])+SUMIFS(areaPuntiFattiBCalendario;areaSquadraBCalendario;[.$C9];areaSquadraACalendario;[.AD$2]);&quot;-&quot;)" office:value-type="string" office:string-value="-" calcext:value-type="string">
            <text:p>-</text:p>
          </table:table-cell>
          <table:table-cell table:style-name="ce94" table:formula="of:=IF(AND([.$C9]&lt;&gt;[.AE$2];VLOOKUP([.$C9];areaCercaPuntiClassifica;2;0)=VLOOKUP([.AE$2];areaCercaPuntiClassifica;2;0));SUMIFS(areaPuntiFattiACalendario;areaSquadraACalendario;[.$C9];areaSquadraBCalendario;[.AE$2])+SUMIFS(areaPuntiFattiBCalendario;areaSquadraBCalendario;[.$C9];areaSquadraACalendario;[.AE$2]);&quot;-&quot;)" office:value-type="string" office:string-value="-" calcext:value-type="string">
            <text:p>-</text:p>
          </table:table-cell>
          <table:table-cell table:style-name="ce94" table:formula="of:=IF(AND([.$C9]&lt;&gt;[.AF$2];VLOOKUP([.$C9];areaCercaPuntiClassifica;2;0)=VLOOKUP([.AF$2];areaCercaPuntiClassifica;2;0));SUMIFS(areaPuntiFattiACalendario;areaSquadraACalendario;[.$C9];areaSquadraBCalendario;[.AF$2])+SUMIFS(areaPuntiFattiBCalendario;areaSquadraBCalendario;[.$C9];areaSquadraACalendario;[.AF$2]);&quot;-&quot;)" office:value-type="string" office:string-value="-" calcext:value-type="string">
            <text:p>-</text:p>
          </table:table-cell>
          <table:table-cell table:style-name="ce94" table:formula="of:=IF(AND([.$C9]&lt;&gt;[.AG$2];VLOOKUP([.$C9];areaCercaPuntiClassifica;2;0)=VLOOKUP([.AG$2];areaCercaPuntiClassifica;2;0));SUMIFS(areaPuntiFattiACalendario;areaSquadraACalendario;[.$C9];areaSquadraBCalendario;[.AG$2])+SUMIFS(areaPuntiFattiBCalendario;areaSquadraBCalendario;[.$C9];areaSquadraACalendario;[.AG$2]);&quot;-&quot;)" office:value-type="string" office:string-value="-" calcext:value-type="string">
            <text:p>-</text:p>
          </table:table-cell>
          <table:table-cell table:style-name="ce94" table:formula="of:=IF(AND([.$C9]&lt;&gt;[.AH$2];VLOOKUP([.$C9];areaCercaPuntiClassifica;2;0)=VLOOKUP([.AH$2];areaCercaPuntiClassifica;2;0));SUMIFS(areaPuntiFattiACalendario;areaSquadraACalendario;[.$C9];areaSquadraBCalendario;[.AH$2])+SUMIFS(areaPuntiFattiBCalendario;areaSquadraBCalendario;[.$C9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10])-1" office:value-type="float" office:value="10" calcext:value-type="float">
            <text:p>10</text:p>
          </table:table-cell>
          <table:table-cell table:formula="of:=TEXT([.D10];&quot;000&quot;)&amp;TEXT(SUM([.O10:.X10]);&quot;+000;-000&quot;)&amp;TEXT(SUM([.Y10:.AH10]);&quot;+000;-000&quot;)&amp;TEXT([.K10];&quot;+000;-000&quot;)&amp;TEXT([.I10];&quot;+000;-000&quot;)&amp;TEXT(ROUND(ORG.LIBREOFFICE.RAND.NV();3)*1000;&quot;+000;-000&quot;)" office:value-type="string" office:string-value="000+000+000+000+000+317" calcext:value-type="string">
            <text:p>000+000+000+000+000+317</text:p>
          </table:table-cell>
          <table:table-cell table:formula="of:=[$Squadre.A9]" office:value-type="string" office:string-value="Iene" calcext:value-type="string">
            <text:p>Iene</text:p>
          </table:table-cell>
          <table:table-cell table:formula="of:=[.F10]*constPuntiVittoria+[.G10]*constPuntiSconfitta+[.H10]*constPuntiForfait" office:value-type="float" office:value="0" calcext:value-type="float">
            <text:p>0</text:p>
          </table:table-cell>
          <table:table-cell table:formula="of:=SUM([.F10:.H10])" office:value-type="float" office:value="0" calcext:value-type="float">
            <text:p>0</text:p>
          </table:table-cell>
          <table:table-cell table:formula="of:=SUMIF(areaSquadraACalendario;[.C10];areaVintaACalendario)+SUMIF(areaSquadraBCalendario;[.C10];areaVintaBCalendario)" office:value-type="float" office:value="0" calcext:value-type="float">
            <text:p>0</text:p>
          </table:table-cell>
          <table:table-cell table:formula="of:=SUMIF(areaSquadraACalendario;[.C10];areaPersaACalendario)+SUMIF(areaSquadraBCalendario;[.C10];areaPersaBCalendario)" office:value-type="float" office:value="0" calcext:value-type="float">
            <text:p>0</text:p>
          </table:table-cell>
          <table:table-cell table:formula="of:=SUMIF(areaSquadraACalendario;[.C10];areaForfaitACalendario)+SUMIF(areaSquadraBCalendario;[.C10];areaForfaitBCalendario)" office:value-type="float" office:value="0" calcext:value-type="float">
            <text:p>0</text:p>
          </table:table-cell>
          <table:table-cell table:formula="of:=SUMIF(areaSquadraACalendario;[.C10];areaPuntiFattiACalendario)+SUMIF(areaSquadraBCalendario;[.C10];areaPuntiFattiBCalendario)" office:value-type="float" office:value="0" calcext:value-type="float">
            <text:p>0</text:p>
          </table:table-cell>
          <table:table-cell table:formula="of:=SUMIF(areaSquadraACalendario;[.C10];areaPuntiSubitiACalendario)+SUMIF(areaSquadraBCalendario;[.C10];areaPuntiSubitiBCalendario)" office:value-type="float" office:value="0" calcext:value-type="float">
            <text:p>0</text:p>
          </table:table-cell>
          <table:table-cell table:formula="of:=SUMIF(areaSquadraACalendario;[.C10];areaDifferenzaPuntiACalendario)+SUMIF(areaSquadraBCalendario;[.C10];areaDifferenzaPuntiBCalendario)" office:value-type="float" office:value="0" calcext:value-type="float">
            <text:p>+0</text:p>
          </table:table-cell>
          <table:table-cell table:formula="of:=IF([.E10]=0;;ROUND([.I10]/[.E10];2))" office:value-type="float" office:value="0" calcext:value-type="float">
            <text:p>0,00</text:p>
          </table:table-cell>
          <table:table-cell table:formula="of:=IF([.E10]=0;;ROUND([.J10]/[.E10];2))" office:value-type="float" office:value="0" calcext:value-type="float">
            <text:p>0,00</text:p>
          </table:table-cell>
          <table:table-cell table:formula="of:=IF([.E10]=0;;ROUND([.K10]/[.E10];2))" office:value-type="float" office:value="0" calcext:value-type="float">
            <text:p>+0,00</text:p>
          </table:table-cell>
          <table:table-cell table:formula="of:=IF(AND([.$C10]&lt;&gt;[.O$2];VLOOKUP([.$C10];areaCercaPuntiClassifica;2;0)=VLOOKUP([.O$2];areaCercaPuntiClassifica;2;0));SUMIFS(areaDifferenzaPuntiACalendario;areaSquadraACalendario;[.$C10];areaSquadraBCalendario;[.O$2])+SUMIFS(areaDifferenzaPuntiBCalendario;areaSquadraBCalendario;[.$C10];areaSquadraACalendario;[.O$2]);&quot;-&quot;)" office:value-type="string" office:string-value="-" calcext:value-type="string">
            <text:p>-</text:p>
          </table:table-cell>
          <table:table-cell table:formula="of:=IF(AND([.$C10]&lt;&gt;[.P$2];VLOOKUP([.$C10];areaCercaPuntiClassifica;2;0)=VLOOKUP([.P$2];areaCercaPuntiClassifica;2;0));SUMIFS(areaDifferenzaPuntiACalendario;areaSquadraACalendario;[.$C10];areaSquadraBCalendario;[.P$2])+SUMIFS(areaDifferenzaPuntiBCalendario;areaSquadraBCalendario;[.$C10];areaSquadraACalendario;[.P$2]);&quot;-&quot;)" office:value-type="string" office:string-value="-" calcext:value-type="string">
            <text:p>-</text:p>
          </table:table-cell>
          <table:table-cell table:formula="of:=IF(AND([.$C10]&lt;&gt;[.Q$2];VLOOKUP([.$C10];areaCercaPuntiClassifica;2;0)=VLOOKUP([.Q$2];areaCercaPuntiClassifica;2;0));SUMIFS(areaDifferenzaPuntiACalendario;areaSquadraACalendario;[.$C10];areaSquadraBCalendario;[.Q$2])+SUMIFS(areaDifferenzaPuntiBCalendario;areaSquadraBCalendario;[.$C10];areaSquadraACalendario;[.Q$2]);&quot;-&quot;)" office:value-type="string" office:string-value="-" calcext:value-type="string">
            <text:p>-</text:p>
          </table:table-cell>
          <table:table-cell table:formula="of:=IF(AND([.$C10]&lt;&gt;[.R$2];VLOOKUP([.$C10];areaCercaPuntiClassifica;2;0)=VLOOKUP([.R$2];areaCercaPuntiClassifica;2;0));SUMIFS(areaDifferenzaPuntiACalendario;areaSquadraACalendario;[.$C10];areaSquadraBCalendario;[.R$2])+SUMIFS(areaDifferenzaPuntiBCalendario;areaSquadraBCalendario;[.$C10];areaSquadraACalendario;[.R$2]);&quot;-&quot;)" office:value-type="string" office:string-value="-" calcext:value-type="string">
            <text:p>-</text:p>
          </table:table-cell>
          <table:table-cell table:formula="of:=IF(AND([.$C10]&lt;&gt;[.S$2];VLOOKUP([.$C10];areaCercaPuntiClassifica;2;0)=VLOOKUP([.S$2];areaCercaPuntiClassifica;2;0));SUMIFS(areaDifferenzaPuntiACalendario;areaSquadraACalendario;[.$C10];areaSquadraBCalendario;[.S$2])+SUMIFS(areaDifferenzaPuntiBCalendario;areaSquadraBCalendario;[.$C10];areaSquadraACalendario;[.S$2]);&quot;-&quot;)" office:value-type="string" office:string-value="-" calcext:value-type="string">
            <text:p>-</text:p>
          </table:table-cell>
          <table:table-cell table:formula="of:=IF(AND([.$C10]&lt;&gt;[.T$2];VLOOKUP([.$C10];areaCercaPuntiClassifica;2;0)=VLOOKUP([.T$2];areaCercaPuntiClassifica;2;0));SUMIFS(areaDifferenzaPuntiACalendario;areaSquadraACalendario;[.$C10];areaSquadraBCalendario;[.T$2])+SUMIFS(areaDifferenzaPuntiBCalendario;areaSquadraBCalendario;[.$C10];areaSquadraACalendario;[.T$2]);&quot;-&quot;)" office:value-type="string" office:string-value="-" calcext:value-type="string">
            <text:p>-</text:p>
          </table:table-cell>
          <table:table-cell table:formula="of:=IF(AND([.$C10]&lt;&gt;[.U$2];VLOOKUP([.$C10];areaCercaPuntiClassifica;2;0)=VLOOKUP([.U$2];areaCercaPuntiClassifica;2;0));SUMIFS(areaDifferenzaPuntiACalendario;areaSquadraACalendario;[.$C10];areaSquadraBCalendario;[.U$2])+SUMIFS(areaDifferenzaPuntiBCalendario;areaSquadraBCalendario;[.$C10];areaSquadraACalendario;[.U$2]);&quot;-&quot;)" office:value-type="string" office:string-value="-" calcext:value-type="string">
            <text:p>-</text:p>
          </table:table-cell>
          <table:table-cell table:formula="of:=IF(AND([.$C10]&lt;&gt;[.V$2];VLOOKUP([.$C10];areaCercaPuntiClassifica;2;0)=VLOOKUP([.V$2];areaCercaPuntiClassifica;2;0));SUMIFS(areaDifferenzaPuntiACalendario;areaSquadraACalendario;[.$C10];areaSquadraBCalendario;[.V$2])+SUMIFS(areaDifferenzaPuntiBCalendario;areaSquadraBCalendario;[.$C10];areaSquadraACalendario;[.V$2]);&quot;-&quot;)" office:value-type="string" office:string-value="-" calcext:value-type="string">
            <text:p>-</text:p>
          </table:table-cell>
          <table:table-cell table:formula="of:=IF(AND([.$C10]&lt;&gt;[.W$2];VLOOKUP([.$C10];areaCercaPuntiClassifica;2;0)=VLOOKUP([.W$2];areaCercaPuntiClassifica;2;0));SUMIFS(areaDifferenzaPuntiACalendario;areaSquadraACalendario;[.$C10];areaSquadraBCalendario;[.W$2])+SUMIFS(areaDifferenzaPuntiBCalendario;areaSquadraBCalendario;[.$C10];areaSquadraACalendario;[.W$2]);&quot;-&quot;)" office:value-type="float" office:value="0" calcext:value-type="float">
            <text:p>+0</text:p>
          </table:table-cell>
          <table:table-cell table:formula="of:=IF(AND([.$C10]&lt;&gt;[.X$2];VLOOKUP([.$C10];areaCercaPuntiClassifica;2;0)=VLOOKUP([.X$2];areaCercaPuntiClassifica;2;0));SUMIFS(areaDifferenzaPuntiACalendario;areaSquadraACalendario;[.$C10];areaSquadraBCalendario;[.X$2])+SUMIFS(areaDifferenzaPuntiBCalendario;areaSquadraBCalendario;[.$C10];areaSquadraACalendario;[.X$2]);&quot;-&quot;)" office:value-type="float" office:value="0" calcext:value-type="float">
            <text:p>+0</text:p>
          </table:table-cell>
          <table:table-cell table:style-name="ce94" table:formula="of:=IF(AND([.$C10]&lt;&gt;[.Y$2];VLOOKUP([.$C10];areaCercaPuntiClassifica;2;0)=VLOOKUP([.Y$2];areaCercaPuntiClassifica;2;0));SUMIFS(areaPuntiFattiACalendario;areaSquadraACalendario;[.$C10];areaSquadraBCalendario;[.Y$2])+SUMIFS(areaPuntiFattiBCalendario;areaSquadraBCalendario;[.$C10];areaSquadraACalendario;[.Y$2]);&quot;-&quot;)" office:value-type="string" office:string-value="-" calcext:value-type="string">
            <text:p>-</text:p>
          </table:table-cell>
          <table:table-cell table:style-name="ce94" table:formula="of:=IF(AND([.$C10]&lt;&gt;[.Z$2];VLOOKUP([.$C10];areaCercaPuntiClassifica;2;0)=VLOOKUP([.Z$2];areaCercaPuntiClassifica;2;0));SUMIFS(areaPuntiFattiACalendario;areaSquadraACalendario;[.$C10];areaSquadraBCalendario;[.Z$2])+SUMIFS(areaPuntiFattiBCalendario;areaSquadraBCalendario;[.$C10];areaSquadraACalendario;[.Z$2]);&quot;-&quot;)" office:value-type="string" office:string-value="-" calcext:value-type="string">
            <text:p>-</text:p>
          </table:table-cell>
          <table:table-cell table:style-name="ce94" table:formula="of:=IF(AND([.$C10]&lt;&gt;[.AA$2];VLOOKUP([.$C10];areaCercaPuntiClassifica;2;0)=VLOOKUP([.AA$2];areaCercaPuntiClassifica;2;0));SUMIFS(areaPuntiFattiACalendario;areaSquadraACalendario;[.$C10];areaSquadraBCalendario;[.AA$2])+SUMIFS(areaPuntiFattiBCalendario;areaSquadraBCalendario;[.$C10];areaSquadraACalendario;[.AA$2]);&quot;-&quot;)" office:value-type="string" office:string-value="-" calcext:value-type="string">
            <text:p>-</text:p>
          </table:table-cell>
          <table:table-cell table:style-name="ce94" table:formula="of:=IF(AND([.$C10]&lt;&gt;[.AB$2];VLOOKUP([.$C10];areaCercaPuntiClassifica;2;0)=VLOOKUP([.AB$2];areaCercaPuntiClassifica;2;0));SUMIFS(areaPuntiFattiACalendario;areaSquadraACalendario;[.$C10];areaSquadraBCalendario;[.AB$2])+SUMIFS(areaPuntiFattiBCalendario;areaSquadraBCalendario;[.$C10];areaSquadraACalendario;[.AB$2]);&quot;-&quot;)" office:value-type="string" office:string-value="-" calcext:value-type="string">
            <text:p>-</text:p>
          </table:table-cell>
          <table:table-cell table:style-name="ce94" table:formula="of:=IF(AND([.$C10]&lt;&gt;[.AC$2];VLOOKUP([.$C10];areaCercaPuntiClassifica;2;0)=VLOOKUP([.AC$2];areaCercaPuntiClassifica;2;0));SUMIFS(areaPuntiFattiACalendario;areaSquadraACalendario;[.$C10];areaSquadraBCalendario;[.AC$2])+SUMIFS(areaPuntiFattiBCalendario;areaSquadraBCalendario;[.$C10];areaSquadraACalendario;[.AC$2]);&quot;-&quot;)" office:value-type="string" office:string-value="-" calcext:value-type="string">
            <text:p>-</text:p>
          </table:table-cell>
          <table:table-cell table:style-name="ce94" table:formula="of:=IF(AND([.$C10]&lt;&gt;[.AD$2];VLOOKUP([.$C10];areaCercaPuntiClassifica;2;0)=VLOOKUP([.AD$2];areaCercaPuntiClassifica;2;0));SUMIFS(areaPuntiFattiACalendario;areaSquadraACalendario;[.$C10];areaSquadraBCalendario;[.AD$2])+SUMIFS(areaPuntiFattiBCalendario;areaSquadraBCalendario;[.$C10];areaSquadraACalendario;[.AD$2]);&quot;-&quot;)" office:value-type="string" office:string-value="-" calcext:value-type="string">
            <text:p>-</text:p>
          </table:table-cell>
          <table:table-cell table:style-name="ce94" table:formula="of:=IF(AND([.$C10]&lt;&gt;[.AE$2];VLOOKUP([.$C10];areaCercaPuntiClassifica;2;0)=VLOOKUP([.AE$2];areaCercaPuntiClassifica;2;0));SUMIFS(areaPuntiFattiACalendario;areaSquadraACalendario;[.$C10];areaSquadraBCalendario;[.AE$2])+SUMIFS(areaPuntiFattiBCalendario;areaSquadraBCalendario;[.$C10];areaSquadraACalendario;[.AE$2]);&quot;-&quot;)" office:value-type="string" office:string-value="-" calcext:value-type="string">
            <text:p>-</text:p>
          </table:table-cell>
          <table:table-cell table:style-name="ce94" table:formula="of:=IF(AND([.$C10]&lt;&gt;[.AF$2];VLOOKUP([.$C10];areaCercaPuntiClassifica;2;0)=VLOOKUP([.AF$2];areaCercaPuntiClassifica;2;0));SUMIFS(areaPuntiFattiACalendario;areaSquadraACalendario;[.$C10];areaSquadraBCalendario;[.AF$2])+SUMIFS(areaPuntiFattiBCalendario;areaSquadraBCalendario;[.$C10];areaSquadraACalendario;[.AF$2]);&quot;-&quot;)" office:value-type="string" office:string-value="-" calcext:value-type="string">
            <text:p>-</text:p>
          </table:table-cell>
          <table:table-cell table:style-name="ce94" table:formula="of:=IF(AND([.$C10]&lt;&gt;[.AG$2];VLOOKUP([.$C10];areaCercaPuntiClassifica;2;0)=VLOOKUP([.AG$2];areaCercaPuntiClassifica;2;0));SUMIFS(areaPuntiFattiACalendario;areaSquadraACalendario;[.$C10];areaSquadraBCalendario;[.AG$2])+SUMIFS(areaPuntiFattiBCalendario;areaSquadraBCalendario;[.$C10];areaSquadraACalendario;[.AG$2]);&quot;-&quot;)" office:value-type="float" office:value="0" calcext:value-type="float">
            <text:p>0</text:p>
          </table:table-cell>
          <table:table-cell table:style-name="ce94" table:formula="of:=IF(AND([.$C10]&lt;&gt;[.AH$2];VLOOKUP([.$C10];areaCercaPuntiClassifica;2;0)=VLOOKUP([.AH$2];areaCercaPuntiClassifica;2;0));SUMIFS(areaPuntiFattiACalendario;areaSquadraACalendario;[.$C10];areaSquadraBCalendario;[.AH$2])+SUMIFS(areaPuntiFattiBCalendario;areaSquadraBCalendario;[.$C10];areaSquadraACalendario;[.AH$2]);&quot;-&quot;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11])-1" office:value-type="float" office:value="9" calcext:value-type="float">
            <text:p>9</text:p>
          </table:table-cell>
          <table:table-cell table:formula="of:=TEXT([.D11];&quot;000&quot;)&amp;TEXT(SUM([.O11:.X11]);&quot;+000;-000&quot;)&amp;TEXT(SUM([.Y11:.AH11]);&quot;+000;-000&quot;)&amp;TEXT([.K11];&quot;+000;-000&quot;)&amp;TEXT([.I11];&quot;+000;-000&quot;)&amp;TEXT(ROUND(ORG.LIBREOFFICE.RAND.NV();3)*1000;&quot;+000;-000&quot;)" office:value-type="string" office:string-value="000+000+000+000+000+450" calcext:value-type="string">
            <text:p>000+000+000+000+000+450</text:p>
          </table:table-cell>
          <table:table-cell table:formula="of:=[$Squadre.A10]" office:value-type="string" office:string-value="Leoni" calcext:value-type="string">
            <text:p>Leoni</text:p>
          </table:table-cell>
          <table:table-cell table:formula="of:=[.F11]*constPuntiVittoria+[.G11]*constPuntiSconfitta+[.H11]*constPuntiForfait" office:value-type="float" office:value="0" calcext:value-type="float">
            <text:p>0</text:p>
          </table:table-cell>
          <table:table-cell table:formula="of:=SUM([.F11:.H11])" office:value-type="float" office:value="0" calcext:value-type="float">
            <text:p>0</text:p>
          </table:table-cell>
          <table:table-cell table:formula="of:=SUMIF(areaSquadraACalendario;[.C11];areaVintaACalendario)+SUMIF(areaSquadraBCalendario;[.C11];areaVintaBCalendario)" office:value-type="float" office:value="0" calcext:value-type="float">
            <text:p>0</text:p>
          </table:table-cell>
          <table:table-cell table:formula="of:=SUMIF(areaSquadraACalendario;[.C11];areaPersaACalendario)+SUMIF(areaSquadraBCalendario;[.C11];areaPersaBCalendario)" office:value-type="float" office:value="0" calcext:value-type="float">
            <text:p>0</text:p>
          </table:table-cell>
          <table:table-cell table:formula="of:=SUMIF(areaSquadraACalendario;[.C11];areaForfaitACalendario)+SUMIF(areaSquadraBCalendario;[.C11];areaForfaitBCalendario)" office:value-type="float" office:value="0" calcext:value-type="float">
            <text:p>0</text:p>
          </table:table-cell>
          <table:table-cell table:formula="of:=SUMIF(areaSquadraACalendario;[.C11];areaPuntiFattiACalendario)+SUMIF(areaSquadraBCalendario;[.C11];areaPuntiFattiBCalendario)" office:value-type="float" office:value="0" calcext:value-type="float">
            <text:p>0</text:p>
          </table:table-cell>
          <table:table-cell table:formula="of:=SUMIF(areaSquadraACalendario;[.C11];areaPuntiSubitiACalendario)+SUMIF(areaSquadraBCalendario;[.C11];areaPuntiSubitiBCalendario)" office:value-type="float" office:value="0" calcext:value-type="float">
            <text:p>0</text:p>
          </table:table-cell>
          <table:table-cell table:formula="of:=SUMIF(areaSquadraACalendario;[.C11];areaDifferenzaPuntiACalendario)+SUMIF(areaSquadraBCalendario;[.C11];areaDifferenzaPuntiBCalendario)" office:value-type="float" office:value="0" calcext:value-type="float">
            <text:p>+0</text:p>
          </table:table-cell>
          <table:table-cell table:formula="of:=IF([.E11]=0;;ROUND([.I11]/[.E11];2))" office:value-type="float" office:value="0" calcext:value-type="float">
            <text:p>0,00</text:p>
          </table:table-cell>
          <table:table-cell table:formula="of:=IF([.E11]=0;;ROUND([.J11]/[.E11];2))" office:value-type="float" office:value="0" calcext:value-type="float">
            <text:p>0,00</text:p>
          </table:table-cell>
          <table:table-cell table:formula="of:=IF([.E11]=0;;ROUND([.K11]/[.E11];2))" office:value-type="float" office:value="0" calcext:value-type="float">
            <text:p>+0,00</text:p>
          </table:table-cell>
          <table:table-cell table:formula="of:=IF(AND([.$C11]&lt;&gt;[.O$2];VLOOKUP([.$C11];areaCercaPuntiClassifica;2;0)=VLOOKUP([.O$2];areaCercaPuntiClassifica;2;0));SUMIFS(areaDifferenzaPuntiACalendario;areaSquadraACalendario;[.$C11];areaSquadraBCalendario;[.O$2])+SUMIFS(areaDifferenzaPuntiBCalendario;areaSquadraBCalendario;[.$C11];areaSquadraACalendario;[.O$2]);&quot;-&quot;)" office:value-type="string" office:string-value="-" calcext:value-type="string">
            <text:p>-</text:p>
          </table:table-cell>
          <table:table-cell table:formula="of:=IF(AND([.$C11]&lt;&gt;[.P$2];VLOOKUP([.$C11];areaCercaPuntiClassifica;2;0)=VLOOKUP([.P$2];areaCercaPuntiClassifica;2;0));SUMIFS(areaDifferenzaPuntiACalendario;areaSquadraACalendario;[.$C11];areaSquadraBCalendario;[.P$2])+SUMIFS(areaDifferenzaPuntiBCalendario;areaSquadraBCalendario;[.$C11];areaSquadraACalendario;[.P$2]);&quot;-&quot;)" office:value-type="string" office:string-value="-" calcext:value-type="string">
            <text:p>-</text:p>
          </table:table-cell>
          <table:table-cell table:formula="of:=IF(AND([.$C11]&lt;&gt;[.Q$2];VLOOKUP([.$C11];areaCercaPuntiClassifica;2;0)=VLOOKUP([.Q$2];areaCercaPuntiClassifica;2;0));SUMIFS(areaDifferenzaPuntiACalendario;areaSquadraACalendario;[.$C11];areaSquadraBCalendario;[.Q$2])+SUMIFS(areaDifferenzaPuntiBCalendario;areaSquadraBCalendario;[.$C11];areaSquadraACalendario;[.Q$2]);&quot;-&quot;)" office:value-type="string" office:string-value="-" calcext:value-type="string">
            <text:p>-</text:p>
          </table:table-cell>
          <table:table-cell table:formula="of:=IF(AND([.$C11]&lt;&gt;[.R$2];VLOOKUP([.$C11];areaCercaPuntiClassifica;2;0)=VLOOKUP([.R$2];areaCercaPuntiClassifica;2;0));SUMIFS(areaDifferenzaPuntiACalendario;areaSquadraACalendario;[.$C11];areaSquadraBCalendario;[.R$2])+SUMIFS(areaDifferenzaPuntiBCalendario;areaSquadraBCalendario;[.$C11];areaSquadraACalendario;[.R$2]);&quot;-&quot;)" office:value-type="string" office:string-value="-" calcext:value-type="string">
            <text:p>-</text:p>
          </table:table-cell>
          <table:table-cell table:formula="of:=IF(AND([.$C11]&lt;&gt;[.S$2];VLOOKUP([.$C11];areaCercaPuntiClassifica;2;0)=VLOOKUP([.S$2];areaCercaPuntiClassifica;2;0));SUMIFS(areaDifferenzaPuntiACalendario;areaSquadraACalendario;[.$C11];areaSquadraBCalendario;[.S$2])+SUMIFS(areaDifferenzaPuntiBCalendario;areaSquadraBCalendario;[.$C11];areaSquadraACalendario;[.S$2]);&quot;-&quot;)" office:value-type="string" office:string-value="-" calcext:value-type="string">
            <text:p>-</text:p>
          </table:table-cell>
          <table:table-cell table:formula="of:=IF(AND([.$C11]&lt;&gt;[.T$2];VLOOKUP([.$C11];areaCercaPuntiClassifica;2;0)=VLOOKUP([.T$2];areaCercaPuntiClassifica;2;0));SUMIFS(areaDifferenzaPuntiACalendario;areaSquadraACalendario;[.$C11];areaSquadraBCalendario;[.T$2])+SUMIFS(areaDifferenzaPuntiBCalendario;areaSquadraBCalendario;[.$C11];areaSquadraACalendario;[.T$2]);&quot;-&quot;)" office:value-type="string" office:string-value="-" calcext:value-type="string">
            <text:p>-</text:p>
          </table:table-cell>
          <table:table-cell table:formula="of:=IF(AND([.$C11]&lt;&gt;[.U$2];VLOOKUP([.$C11];areaCercaPuntiClassifica;2;0)=VLOOKUP([.U$2];areaCercaPuntiClassifica;2;0));SUMIFS(areaDifferenzaPuntiACalendario;areaSquadraACalendario;[.$C11];areaSquadraBCalendario;[.U$2])+SUMIFS(areaDifferenzaPuntiBCalendario;areaSquadraBCalendario;[.$C11];areaSquadraACalendario;[.U$2]);&quot;-&quot;)" office:value-type="string" office:string-value="-" calcext:value-type="string">
            <text:p>-</text:p>
          </table:table-cell>
          <table:table-cell table:formula="of:=IF(AND([.$C11]&lt;&gt;[.V$2];VLOOKUP([.$C11];areaCercaPuntiClassifica;2;0)=VLOOKUP([.V$2];areaCercaPuntiClassifica;2;0));SUMIFS(areaDifferenzaPuntiACalendario;areaSquadraACalendario;[.$C11];areaSquadraBCalendario;[.V$2])+SUMIFS(areaDifferenzaPuntiBCalendario;areaSquadraBCalendario;[.$C11];areaSquadraACalendario;[.V$2]);&quot;-&quot;)" office:value-type="float" office:value="0" calcext:value-type="float">
            <text:p>+0</text:p>
          </table:table-cell>
          <table:table-cell table:formula="of:=IF(AND([.$C11]&lt;&gt;[.W$2];VLOOKUP([.$C11];areaCercaPuntiClassifica;2;0)=VLOOKUP([.W$2];areaCercaPuntiClassifica;2;0));SUMIFS(areaDifferenzaPuntiACalendario;areaSquadraACalendario;[.$C11];areaSquadraBCalendario;[.W$2])+SUMIFS(areaDifferenzaPuntiBCalendario;areaSquadraBCalendario;[.$C11];areaSquadraACalendario;[.W$2]);&quot;-&quot;)" office:value-type="string" office:string-value="-" calcext:value-type="string">
            <text:p>-</text:p>
          </table:table-cell>
          <table:table-cell table:formula="of:=IF(AND([.$C11]&lt;&gt;[.X$2];VLOOKUP([.$C11];areaCercaPuntiClassifica;2;0)=VLOOKUP([.X$2];areaCercaPuntiClassifica;2;0));SUMIFS(areaDifferenzaPuntiACalendario;areaSquadraACalendario;[.$C11];areaSquadraBCalendario;[.X$2])+SUMIFS(areaDifferenzaPuntiBCalendario;areaSquadraBCalendario;[.$C11];areaSquadraACalendario;[.X$2]);&quot;-&quot;)" office:value-type="float" office:value="0" calcext:value-type="float">
            <text:p>+0</text:p>
          </table:table-cell>
          <table:table-cell table:style-name="ce94" table:formula="of:=IF(AND([.$C11]&lt;&gt;[.Y$2];VLOOKUP([.$C11];areaCercaPuntiClassifica;2;0)=VLOOKUP([.Y$2];areaCercaPuntiClassifica;2;0));SUMIFS(areaPuntiFattiACalendario;areaSquadraACalendario;[.$C11];areaSquadraBCalendario;[.Y$2])+SUMIFS(areaPuntiFattiBCalendario;areaSquadraBCalendario;[.$C11];areaSquadraACalendario;[.Y$2]);&quot;-&quot;)" office:value-type="string" office:string-value="-" calcext:value-type="string">
            <text:p>-</text:p>
          </table:table-cell>
          <table:table-cell table:style-name="ce94" table:formula="of:=IF(AND([.$C11]&lt;&gt;[.Z$2];VLOOKUP([.$C11];areaCercaPuntiClassifica;2;0)=VLOOKUP([.Z$2];areaCercaPuntiClassifica;2;0));SUMIFS(areaPuntiFattiACalendario;areaSquadraACalendario;[.$C11];areaSquadraBCalendario;[.Z$2])+SUMIFS(areaPuntiFattiBCalendario;areaSquadraBCalendario;[.$C11];areaSquadraACalendario;[.Z$2]);&quot;-&quot;)" office:value-type="string" office:string-value="-" calcext:value-type="string">
            <text:p>-</text:p>
          </table:table-cell>
          <table:table-cell table:style-name="ce94" table:formula="of:=IF(AND([.$C11]&lt;&gt;[.AA$2];VLOOKUP([.$C11];areaCercaPuntiClassifica;2;0)=VLOOKUP([.AA$2];areaCercaPuntiClassifica;2;0));SUMIFS(areaPuntiFattiACalendario;areaSquadraACalendario;[.$C11];areaSquadraBCalendario;[.AA$2])+SUMIFS(areaPuntiFattiBCalendario;areaSquadraBCalendario;[.$C11];areaSquadraACalendario;[.AA$2]);&quot;-&quot;)" office:value-type="string" office:string-value="-" calcext:value-type="string">
            <text:p>-</text:p>
          </table:table-cell>
          <table:table-cell table:style-name="ce94" table:formula="of:=IF(AND([.$C11]&lt;&gt;[.AB$2];VLOOKUP([.$C11];areaCercaPuntiClassifica;2;0)=VLOOKUP([.AB$2];areaCercaPuntiClassifica;2;0));SUMIFS(areaPuntiFattiACalendario;areaSquadraACalendario;[.$C11];areaSquadraBCalendario;[.AB$2])+SUMIFS(areaPuntiFattiBCalendario;areaSquadraBCalendario;[.$C11];areaSquadraACalendario;[.AB$2]);&quot;-&quot;)" office:value-type="string" office:string-value="-" calcext:value-type="string">
            <text:p>-</text:p>
          </table:table-cell>
          <table:table-cell table:style-name="ce94" table:formula="of:=IF(AND([.$C11]&lt;&gt;[.AC$2];VLOOKUP([.$C11];areaCercaPuntiClassifica;2;0)=VLOOKUP([.AC$2];areaCercaPuntiClassifica;2;0));SUMIFS(areaPuntiFattiACalendario;areaSquadraACalendario;[.$C11];areaSquadraBCalendario;[.AC$2])+SUMIFS(areaPuntiFattiBCalendario;areaSquadraBCalendario;[.$C11];areaSquadraACalendario;[.AC$2]);&quot;-&quot;)" office:value-type="string" office:string-value="-" calcext:value-type="string">
            <text:p>-</text:p>
          </table:table-cell>
          <table:table-cell table:style-name="ce94" table:formula="of:=IF(AND([.$C11]&lt;&gt;[.AD$2];VLOOKUP([.$C11];areaCercaPuntiClassifica;2;0)=VLOOKUP([.AD$2];areaCercaPuntiClassifica;2;0));SUMIFS(areaPuntiFattiACalendario;areaSquadraACalendario;[.$C11];areaSquadraBCalendario;[.AD$2])+SUMIFS(areaPuntiFattiBCalendario;areaSquadraBCalendario;[.$C11];areaSquadraACalendario;[.AD$2]);&quot;-&quot;)" office:value-type="string" office:string-value="-" calcext:value-type="string">
            <text:p>-</text:p>
          </table:table-cell>
          <table:table-cell table:style-name="ce94" table:formula="of:=IF(AND([.$C11]&lt;&gt;[.AE$2];VLOOKUP([.$C11];areaCercaPuntiClassifica;2;0)=VLOOKUP([.AE$2];areaCercaPuntiClassifica;2;0));SUMIFS(areaPuntiFattiACalendario;areaSquadraACalendario;[.$C11];areaSquadraBCalendario;[.AE$2])+SUMIFS(areaPuntiFattiBCalendario;areaSquadraBCalendario;[.$C11];areaSquadraACalendario;[.AE$2]);&quot;-&quot;)" office:value-type="string" office:string-value="-" calcext:value-type="string">
            <text:p>-</text:p>
          </table:table-cell>
          <table:table-cell table:style-name="ce94" table:formula="of:=IF(AND([.$C11]&lt;&gt;[.AF$2];VLOOKUP([.$C11];areaCercaPuntiClassifica;2;0)=VLOOKUP([.AF$2];areaCercaPuntiClassifica;2;0));SUMIFS(areaPuntiFattiACalendario;areaSquadraACalendario;[.$C11];areaSquadraBCalendario;[.AF$2])+SUMIFS(areaPuntiFattiBCalendario;areaSquadraBCalendario;[.$C11];areaSquadraACalendario;[.AF$2]);&quot;-&quot;)" office:value-type="float" office:value="0" calcext:value-type="float">
            <text:p>0</text:p>
          </table:table-cell>
          <table:table-cell table:style-name="ce94" table:formula="of:=IF(AND([.$C11]&lt;&gt;[.AG$2];VLOOKUP([.$C11];areaCercaPuntiClassifica;2;0)=VLOOKUP([.AG$2];areaCercaPuntiClassifica;2;0));SUMIFS(areaPuntiFattiACalendario;areaSquadraACalendario;[.$C11];areaSquadraBCalendario;[.AG$2])+SUMIFS(areaPuntiFattiBCalendario;areaSquadraBCalendario;[.$C11];areaSquadraACalendario;[.AG$2]);&quot;-&quot;)" office:value-type="string" office:string-value="-" calcext:value-type="string">
            <text:p>-</text:p>
          </table:table-cell>
          <table:table-cell table:style-name="ce94" table:formula="of:=IF(AND([.$C11]&lt;&gt;[.AH$2];VLOOKUP([.$C11];areaCercaPuntiClassifica;2;0)=VLOOKUP([.AH$2];areaCercaPuntiClassifica;2;0));SUMIFS(areaPuntiFattiACalendario;areaSquadraACalendario;[.$C11];areaSquadraBCalendario;[.AH$2])+SUMIFS(areaPuntiFattiBCalendario;areaSquadraBCalendario;[.$C11];areaSquadraACalendario;[.AH$2]);&quot;-&quot;)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formula="of:=COUNTIF(areaCoefficienteClassifica;&quot;&gt;=&quot;&amp;[.B12])-1" office:value-type="float" office:value="8" calcext:value-type="float">
            <text:p>8</text:p>
          </table:table-cell>
          <table:table-cell table:formula="of:=TEXT([.D12];&quot;000&quot;)&amp;TEXT(SUM([.O12:.X12]);&quot;+000;-000&quot;)&amp;TEXT(SUM([.Y12:.AH12]);&quot;+000;-000&quot;)&amp;TEXT([.K12];&quot;+000;-000&quot;)&amp;TEXT([.I12];&quot;+000;-000&quot;)&amp;TEXT(ROUND(ORG.LIBREOFFICE.RAND.NV();3)*1000;&quot;+000;-000&quot;)" office:value-type="string" office:string-value="000+000+000+000+000+487" calcext:value-type="string">
            <text:p>000+000+000+000+000+487</text:p>
          </table:table-cell>
          <table:table-cell table:formula="of:=[$Squadre.A11]" office:value-type="string" office:string-value="Marmotte" calcext:value-type="string">
            <text:p>Marmotte</text:p>
          </table:table-cell>
          <table:table-cell table:formula="of:=[.F12]*constPuntiVittoria+[.G12]*constPuntiSconfitta+[.H12]*constPuntiForfait" office:value-type="float" office:value="0" calcext:value-type="float">
            <text:p>0</text:p>
          </table:table-cell>
          <table:table-cell table:formula="of:=SUM([.F12:.H12])" office:value-type="float" office:value="0" calcext:value-type="float">
            <text:p>0</text:p>
          </table:table-cell>
          <table:table-cell table:formula="of:=SUMIF(areaSquadraACalendario;[.C12];areaVintaACalendario)+SUMIF(areaSquadraBCalendario;[.C12];areaVintaBCalendario)" office:value-type="float" office:value="0" calcext:value-type="float">
            <text:p>0</text:p>
          </table:table-cell>
          <table:table-cell table:formula="of:=SUMIF(areaSquadraACalendario;[.C12];areaPersaACalendario)+SUMIF(areaSquadraBCalendario;[.C12];areaPersaBCalendario)" office:value-type="float" office:value="0" calcext:value-type="float">
            <text:p>0</text:p>
          </table:table-cell>
          <table:table-cell table:formula="of:=SUMIF(areaSquadraACalendario;[.C12];areaForfaitACalendario)+SUMIF(areaSquadraBCalendario;[.C12];areaForfaitBCalendario)" office:value-type="float" office:value="0" calcext:value-type="float">
            <text:p>0</text:p>
          </table:table-cell>
          <table:table-cell table:formula="of:=SUMIF(areaSquadraACalendario;[.C12];areaPuntiFattiACalendario)+SUMIF(areaSquadraBCalendario;[.C12];areaPuntiFattiBCalendario)" office:value-type="float" office:value="0" calcext:value-type="float">
            <text:p>0</text:p>
          </table:table-cell>
          <table:table-cell table:formula="of:=SUMIF(areaSquadraACalendario;[.C12];areaPuntiSubitiACalendario)+SUMIF(areaSquadraBCalendario;[.C12];areaPuntiSubitiBCalendario)" office:value-type="float" office:value="0" calcext:value-type="float">
            <text:p>0</text:p>
          </table:table-cell>
          <table:table-cell table:formula="of:=SUMIF(areaSquadraACalendario;[.C12];areaDifferenzaPuntiACalendario)+SUMIF(areaSquadraBCalendario;[.C12];areaDifferenzaPuntiBCalendario)" office:value-type="float" office:value="0" calcext:value-type="float">
            <text:p>+0</text:p>
          </table:table-cell>
          <table:table-cell table:formula="of:=IF([.E12]=0;;ROUND([.I12]/[.E12];2))" office:value-type="float" office:value="0" calcext:value-type="float">
            <text:p>0,00</text:p>
          </table:table-cell>
          <table:table-cell table:formula="of:=IF([.E12]=0;;ROUND([.J12]/[.E12];2))" office:value-type="float" office:value="0" calcext:value-type="float">
            <text:p>0,00</text:p>
          </table:table-cell>
          <table:table-cell table:formula="of:=IF([.E12]=0;;ROUND([.K12]/[.E12];2))" office:value-type="float" office:value="0" calcext:value-type="float">
            <text:p>+0,00</text:p>
          </table:table-cell>
          <table:table-cell table:formula="of:=IF(AND([.$C12]&lt;&gt;[.O$2];VLOOKUP([.$C12];areaCercaPuntiClassifica;2;0)=VLOOKUP([.O$2];areaCercaPuntiClassifica;2;0));SUMIFS(areaDifferenzaPuntiACalendario;areaSquadraACalendario;[.$C12];areaSquadraBCalendario;[.O$2])+SUMIFS(areaDifferenzaPuntiBCalendario;areaSquadraBCalendario;[.$C12];areaSquadraACalendario;[.O$2]);&quot;-&quot;)" office:value-type="string" office:string-value="-" calcext:value-type="string">
            <text:p>-</text:p>
          </table:table-cell>
          <table:table-cell table:formula="of:=IF(AND([.$C12]&lt;&gt;[.P$2];VLOOKUP([.$C12];areaCercaPuntiClassifica;2;0)=VLOOKUP([.P$2];areaCercaPuntiClassifica;2;0));SUMIFS(areaDifferenzaPuntiACalendario;areaSquadraACalendario;[.$C12];areaSquadraBCalendario;[.P$2])+SUMIFS(areaDifferenzaPuntiBCalendario;areaSquadraBCalendario;[.$C12];areaSquadraACalendario;[.P$2]);&quot;-&quot;)" office:value-type="string" office:string-value="-" calcext:value-type="string">
            <text:p>-</text:p>
          </table:table-cell>
          <table:table-cell table:formula="of:=IF(AND([.$C12]&lt;&gt;[.Q$2];VLOOKUP([.$C12];areaCercaPuntiClassifica;2;0)=VLOOKUP([.Q$2];areaCercaPuntiClassifica;2;0));SUMIFS(areaDifferenzaPuntiACalendario;areaSquadraACalendario;[.$C12];areaSquadraBCalendario;[.Q$2])+SUMIFS(areaDifferenzaPuntiBCalendario;areaSquadraBCalendario;[.$C12];areaSquadraACalendario;[.Q$2]);&quot;-&quot;)" office:value-type="string" office:string-value="-" calcext:value-type="string">
            <text:p>-</text:p>
          </table:table-cell>
          <table:table-cell table:formula="of:=IF(AND([.$C12]&lt;&gt;[.R$2];VLOOKUP([.$C12];areaCercaPuntiClassifica;2;0)=VLOOKUP([.R$2];areaCercaPuntiClassifica;2;0));SUMIFS(areaDifferenzaPuntiACalendario;areaSquadraACalendario;[.$C12];areaSquadraBCalendario;[.R$2])+SUMIFS(areaDifferenzaPuntiBCalendario;areaSquadraBCalendario;[.$C12];areaSquadraACalendario;[.R$2]);&quot;-&quot;)" office:value-type="string" office:string-value="-" calcext:value-type="string">
            <text:p>-</text:p>
          </table:table-cell>
          <table:table-cell table:formula="of:=IF(AND([.$C12]&lt;&gt;[.S$2];VLOOKUP([.$C12];areaCercaPuntiClassifica;2;0)=VLOOKUP([.S$2];areaCercaPuntiClassifica;2;0));SUMIFS(areaDifferenzaPuntiACalendario;areaSquadraACalendario;[.$C12];areaSquadraBCalendario;[.S$2])+SUMIFS(areaDifferenzaPuntiBCalendario;areaSquadraBCalendario;[.$C12];areaSquadraACalendario;[.S$2]);&quot;-&quot;)" office:value-type="string" office:string-value="-" calcext:value-type="string">
            <text:p>-</text:p>
          </table:table-cell>
          <table:table-cell table:formula="of:=IF(AND([.$C12]&lt;&gt;[.T$2];VLOOKUP([.$C12];areaCercaPuntiClassifica;2;0)=VLOOKUP([.T$2];areaCercaPuntiClassifica;2;0));SUMIFS(areaDifferenzaPuntiACalendario;areaSquadraACalendario;[.$C12];areaSquadraBCalendario;[.T$2])+SUMIFS(areaDifferenzaPuntiBCalendario;areaSquadraBCalendario;[.$C12];areaSquadraACalendario;[.T$2]);&quot;-&quot;)" office:value-type="string" office:string-value="-" calcext:value-type="string">
            <text:p>-</text:p>
          </table:table-cell>
          <table:table-cell table:formula="of:=IF(AND([.$C12]&lt;&gt;[.U$2];VLOOKUP([.$C12];areaCercaPuntiClassifica;2;0)=VLOOKUP([.U$2];areaCercaPuntiClassifica;2;0));SUMIFS(areaDifferenzaPuntiACalendario;areaSquadraACalendario;[.$C12];areaSquadraBCalendario;[.U$2])+SUMIFS(areaDifferenzaPuntiBCalendario;areaSquadraBCalendario;[.$C12];areaSquadraACalendario;[.U$2]);&quot;-&quot;)" office:value-type="string" office:string-value="-" calcext:value-type="string">
            <text:p>-</text:p>
          </table:table-cell>
          <table:table-cell table:formula="of:=IF(AND([.$C12]&lt;&gt;[.V$2];VLOOKUP([.$C12];areaCercaPuntiClassifica;2;0)=VLOOKUP([.V$2];areaCercaPuntiClassifica;2;0));SUMIFS(areaDifferenzaPuntiACalendario;areaSquadraACalendario;[.$C12];areaSquadraBCalendario;[.V$2])+SUMIFS(areaDifferenzaPuntiBCalendario;areaSquadraBCalendario;[.$C12];areaSquadraACalendario;[.V$2]);&quot;-&quot;)" office:value-type="float" office:value="0" calcext:value-type="float">
            <text:p>+0</text:p>
          </table:table-cell>
          <table:table-cell table:formula="of:=IF(AND([.$C12]&lt;&gt;[.W$2];VLOOKUP([.$C12];areaCercaPuntiClassifica;2;0)=VLOOKUP([.W$2];areaCercaPuntiClassifica;2;0));SUMIFS(areaDifferenzaPuntiACalendario;areaSquadraACalendario;[.$C12];areaSquadraBCalendario;[.W$2])+SUMIFS(areaDifferenzaPuntiBCalendario;areaSquadraBCalendario;[.$C12];areaSquadraACalendario;[.W$2]);&quot;-&quot;)" office:value-type="float" office:value="0" calcext:value-type="float">
            <text:p>+0</text:p>
          </table:table-cell>
          <table:table-cell table:formula="of:=IF(AND([.$C12]&lt;&gt;[.X$2];VLOOKUP([.$C12];areaCercaPuntiClassifica;2;0)=VLOOKUP([.X$2];areaCercaPuntiClassifica;2;0));SUMIFS(areaDifferenzaPuntiACalendario;areaSquadraACalendario;[.$C12];areaSquadraBCalendario;[.X$2])+SUMIFS(areaDifferenzaPuntiBCalendario;areaSquadraBCalendario;[.$C12];areaSquadraACalendario;[.X$2]);&quot;-&quot;)" office:value-type="string" office:string-value="-" calcext:value-type="string">
            <text:p>-</text:p>
          </table:table-cell>
          <table:table-cell table:style-name="ce94" table:formula="of:=IF(AND([.$C12]&lt;&gt;[.Y$2];VLOOKUP([.$C12];areaCercaPuntiClassifica;2;0)=VLOOKUP([.Y$2];areaCercaPuntiClassifica;2;0));SUMIFS(areaPuntiFattiACalendario;areaSquadraACalendario;[.$C12];areaSquadraBCalendario;[.Y$2])+SUMIFS(areaPuntiFattiBCalendario;areaSquadraBCalendario;[.$C12];areaSquadraACalendario;[.Y$2]);&quot;-&quot;)" office:value-type="string" office:string-value="-" calcext:value-type="string">
            <text:p>-</text:p>
          </table:table-cell>
          <table:table-cell table:style-name="ce94" table:formula="of:=IF(AND([.$C12]&lt;&gt;[.Z$2];VLOOKUP([.$C12];areaCercaPuntiClassifica;2;0)=VLOOKUP([.Z$2];areaCercaPuntiClassifica;2;0));SUMIFS(areaPuntiFattiACalendario;areaSquadraACalendario;[.$C12];areaSquadraBCalendario;[.Z$2])+SUMIFS(areaPuntiFattiBCalendario;areaSquadraBCalendario;[.$C12];areaSquadraACalendario;[.Z$2]);&quot;-&quot;)" office:value-type="string" office:string-value="-" calcext:value-type="string">
            <text:p>-</text:p>
          </table:table-cell>
          <table:table-cell table:style-name="ce94" table:formula="of:=IF(AND([.$C12]&lt;&gt;[.AA$2];VLOOKUP([.$C12];areaCercaPuntiClassifica;2;0)=VLOOKUP([.AA$2];areaCercaPuntiClassifica;2;0));SUMIFS(areaPuntiFattiACalendario;areaSquadraACalendario;[.$C12];areaSquadraBCalendario;[.AA$2])+SUMIFS(areaPuntiFattiBCalendario;areaSquadraBCalendario;[.$C12];areaSquadraACalendario;[.AA$2]);&quot;-&quot;)" office:value-type="string" office:string-value="-" calcext:value-type="string">
            <text:p>-</text:p>
          </table:table-cell>
          <table:table-cell table:style-name="ce94" table:formula="of:=IF(AND([.$C12]&lt;&gt;[.AB$2];VLOOKUP([.$C12];areaCercaPuntiClassifica;2;0)=VLOOKUP([.AB$2];areaCercaPuntiClassifica;2;0));SUMIFS(areaPuntiFattiACalendario;areaSquadraACalendario;[.$C12];areaSquadraBCalendario;[.AB$2])+SUMIFS(areaPuntiFattiBCalendario;areaSquadraBCalendario;[.$C12];areaSquadraACalendario;[.AB$2]);&quot;-&quot;)" office:value-type="string" office:string-value="-" calcext:value-type="string">
            <text:p>-</text:p>
          </table:table-cell>
          <table:table-cell table:style-name="ce94" table:formula="of:=IF(AND([.$C12]&lt;&gt;[.AC$2];VLOOKUP([.$C12];areaCercaPuntiClassifica;2;0)=VLOOKUP([.AC$2];areaCercaPuntiClassifica;2;0));SUMIFS(areaPuntiFattiACalendario;areaSquadraACalendario;[.$C12];areaSquadraBCalendario;[.AC$2])+SUMIFS(areaPuntiFattiBCalendario;areaSquadraBCalendario;[.$C12];areaSquadraACalendario;[.AC$2]);&quot;-&quot;)" office:value-type="string" office:string-value="-" calcext:value-type="string">
            <text:p>-</text:p>
          </table:table-cell>
          <table:table-cell table:style-name="ce94" table:formula="of:=IF(AND([.$C12]&lt;&gt;[.AD$2];VLOOKUP([.$C12];areaCercaPuntiClassifica;2;0)=VLOOKUP([.AD$2];areaCercaPuntiClassifica;2;0));SUMIFS(areaPuntiFattiACalendario;areaSquadraACalendario;[.$C12];areaSquadraBCalendario;[.AD$2])+SUMIFS(areaPuntiFattiBCalendario;areaSquadraBCalendario;[.$C12];areaSquadraACalendario;[.AD$2]);&quot;-&quot;)" office:value-type="string" office:string-value="-" calcext:value-type="string">
            <text:p>-</text:p>
          </table:table-cell>
          <table:table-cell table:style-name="ce94" table:formula="of:=IF(AND([.$C12]&lt;&gt;[.AE$2];VLOOKUP([.$C12];areaCercaPuntiClassifica;2;0)=VLOOKUP([.AE$2];areaCercaPuntiClassifica;2;0));SUMIFS(areaPuntiFattiACalendario;areaSquadraACalendario;[.$C12];areaSquadraBCalendario;[.AE$2])+SUMIFS(areaPuntiFattiBCalendario;areaSquadraBCalendario;[.$C12];areaSquadraACalendario;[.AE$2]);&quot;-&quot;)" office:value-type="string" office:string-value="-" calcext:value-type="string">
            <text:p>-</text:p>
          </table:table-cell>
          <table:table-cell table:style-name="ce94" table:formula="of:=IF(AND([.$C12]&lt;&gt;[.AF$2];VLOOKUP([.$C12];areaCercaPuntiClassifica;2;0)=VLOOKUP([.AF$2];areaCercaPuntiClassifica;2;0));SUMIFS(areaPuntiFattiACalendario;areaSquadraACalendario;[.$C12];areaSquadraBCalendario;[.AF$2])+SUMIFS(areaPuntiFattiBCalendario;areaSquadraBCalendario;[.$C12];areaSquadraACalendario;[.AF$2]);&quot;-&quot;)" office:value-type="float" office:value="0" calcext:value-type="float">
            <text:p>0</text:p>
          </table:table-cell>
          <table:table-cell table:style-name="ce94" table:formula="of:=IF(AND([.$C12]&lt;&gt;[.AG$2];VLOOKUP([.$C12];areaCercaPuntiClassifica;2;0)=VLOOKUP([.AG$2];areaCercaPuntiClassifica;2;0));SUMIFS(areaPuntiFattiACalendario;areaSquadraACalendario;[.$C12];areaSquadraBCalendario;[.AG$2])+SUMIFS(areaPuntiFattiBCalendario;areaSquadraBCalendario;[.$C12];areaSquadraACalendario;[.AG$2]);&quot;-&quot;)" office:value-type="float" office:value="0" calcext:value-type="float">
            <text:p>0</text:p>
          </table:table-cell>
          <table:table-cell table:style-name="ce94" table:formula="of:=IF(AND([.$C12]&lt;&gt;[.AH$2];VLOOKUP([.$C12];areaCercaPuntiClassifica;2;0)=VLOOKUP([.AH$2];areaCercaPuntiClassifica;2;0));SUMIFS(areaPuntiFattiACalendario;areaSquadraACalendario;[.$C12];areaSquadraBCalendario;[.AH$2])+SUMIFS(areaPuntiFattiBCalendario;areaSquadraBCalendario;[.$C12];areaSquadraACalendario;[.AH$2]);&quot;-&quot;)" office:value-type="string" office:string-value="-" calcext:value-type="string">
            <text:p>-</text:p>
          </table:table-cell>
          <table:table-cell table:number-columns-repeated="99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" table:style-name="ta1">
        <office:forms form:automatic-focus="false" form:apply-design-mode="false"/>
        <table:table-column table:style-name="co3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Playoff" table:style-name="ta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/>
          <table:table-cell table:style-name="ce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LENDARIO DEFINITIVO</text:p>
          </table:table-cell>
          <table:table-cell table:number-columns-repeated="2"/>
          <table:table-cell table:style-name="ce29" table:number-columns-repeated="3"/>
          <table:table-cell/>
          <table:table-cell table:style-name="ce25" office:value-type="string" calcext:value-type="string" table:number-columns-spanned="2" table:number-rows-spanned="3">
            <text:p>LOGO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Campionato</text:p>
          </table:table-cell>
          <table:table-cell table:number-columns-repeated="2"/>
          <table:table-cell table:style-name="ce29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Girone &amp; Stagione</text:p>
          </table:table-cell>
          <table:table-cell table:number-columns-repeated="2"/>
          <table:table-cell table:style-name="ce29" table:number-columns-repeated="3"/>
          <table:table-cell/>
          <table:covered-table-cell table:number-columns-repeated="2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4"/>
          <table:table-cell table:style-name="ce32" office:value-type="string" calcext:value-type="string">
            <text:p>Squadra A</text:p>
          </table:table-cell>
          <table:table-cell table:style-name="ce11" office:value-type="string" calcext:value-type="string">
            <text:p>Vinta A</text:p>
          </table:table-cell>
          <table:table-cell table:style-name="ce11" office:value-type="string" calcext:value-type="string">
            <text:p>Forfait A</text:p>
          </table:table-cell>
          <table:table-cell table:style-name="ce11" office:value-type="string" calcext:value-type="string">
            <text:p>Persa A</text:p>
          </table:table-cell>
          <table:table-cell table:style-name="ce11" office:value-type="string" calcext:value-type="string">
            <text:p>Punti F. A</text:p>
          </table:table-cell>
          <table:table-cell table:style-name="ce11" office:value-type="string" calcext:value-type="string">
            <text:p>Punti S. A</text:p>
          </table:table-cell>
          <table:table-cell table:style-name="ce11" office:value-type="string" calcext:value-type="string">
            <text:p>Diff. C. A</text:p>
          </table:table-cell>
          <table:table-cell table:style-name="ce32" office:value-type="string" calcext:value-type="string">
            <text:p>Squadra B</text:p>
          </table:table-cell>
          <table:table-cell table:style-name="ce11" office:value-type="string" calcext:value-type="string">
            <text:p>Vinta B</text:p>
          </table:table-cell>
          <table:table-cell table:style-name="ce11" office:value-type="string" calcext:value-type="string">
            <text:p>Forfait B</text:p>
          </table:table-cell>
          <table:table-cell table:style-name="ce11" office:value-type="string" calcext:value-type="string">
            <text:p>Persa B</text:p>
          </table:table-cell>
          <table:table-cell table:style-name="ce11" office:value-type="string" calcext:value-type="string">
            <text:p>Punti F. B</text:p>
          </table:table-cell>
          <table:table-cell table:style-name="ce11" office:value-type="string" calcext:value-type="string">
            <text:p>Punti S. B</text:p>
          </table:table-cell>
          <table:table-cell table:style-name="ce11" office:value-type="string" calcext:value-type="string">
            <text:p>Diff. C. B</text:p>
          </table:table-cell>
          <table:table-cell table:style-name="ce11" office:value-type="string" calcext:value-type="string">
            <text:p>Vincente</text:p>
          </table:table-cell>
          <table:table-cell table:style-name="ce11" office:value-type="string" calcext:value-type="string">
            <text:p>Perdente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1-2</text:p>
          </table:table-cell>
          <table:table-cell table:style-name="ce38" table:formula="of:=IF(ISNUMBER([.A11]);ROMAN([.A11])&amp;&quot; GIORNATA&quot;;COM.MICROSOFT.SWITCH([.A11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Fenicotteri</text:p>
          </table:table-cell>
          <table:table-cell table:style-name="ce16" table:content-validation-name="val2" office:value-type="string" calcext:value-type="string">
            <text:p>Delfini</text:p>
          </table:table-cell>
          <table:table-cell table:style-name="ce43" table:formula="of:=IF([.E13]=&quot;&quot;;&quot;&quot;;TEXT([.E13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49" calcext:value-type="float" table:number-columns-spanned="1" table:number-rows-spanned="2">
            <text:p>49</text:p>
          </table:table-cell>
          <table:table-cell/>
          <table:table-cell table:style-name="ce32" table:formula="of:=IF([.$B13]=&quot;&quot;;&quot;(Squadra A)&quot;;[.$B13])" office:value-type="string" office:string-value="Fenicotteri" calcext:value-type="string">
            <text:p>Fenicotteri</text:p>
          </table:table-cell>
          <table:table-cell table:style-name="ce11" table:formula="of:=IF([.$G13]+[.$I13]=0;;IF([.$G13]&gt;[.$I13];1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=&quot;0-20&quot;;1;0);0))" office:value-type="float" office:value="0" calcext:value-type="float">
            <text:p>0</text:p>
          </table:table-cell>
          <table:table-cell table:style-name="ce60" table:formula="of:=IF([.$G13]+[.$I13]=0;;IF([.$G13]&lt;[.$I13];IF([.$G13]&amp;&quot;-&quot;&amp;[.$I13]&lt;&gt;&quot;0-20&quot;;1;0);0))" office:value-type="float" office:value="1" calcext:value-type="float">
            <text:p>1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61" table:formula="of:=IF([.$G13]+[.$I13]=0;;[.$G13]-[.$I13])" office:value-type="float" office:value="-4" calcext:value-type="float">
            <text:p>-4</text:p>
          </table:table-cell>
          <table:table-cell table:style-name="ce32" table:formula="of:=IF([.$C13]=&quot;&quot;;&quot;(Squadra B)&quot;;[.$C13])" office:value-type="string" office:string-value="Delfini" calcext:value-type="string">
            <text:p>Delfini</text:p>
          </table:table-cell>
          <table:table-cell table:style-name="ce11" table:formula="of:=IF([.$G13]+[.$I13]=0;;IF([.$I13]&gt;[.$G13];1;0))" office:value-type="float" office:value="1" calcext:value-type="float">
            <text:p>1</text:p>
          </table:table-cell>
          <table:table-cell table:style-name="ce60" table:formula="of:=IF([.$G13]+[.$I13]=0;;IF([.$I13]&lt;[.$G13];IF([.$G13]&amp;&quot;-&quot;&amp;[.$I13]=&quot;20-0&quot;;1;0);0))" office:value-type="float" office:value="0" calcext:value-type="float">
            <text:p>0</text:p>
          </table:table-cell>
          <table:table-cell table:style-name="ce60" table:formula="of:=IF([.$G13]+[.$I13]=0;;IF([.$I13]&lt;[.$G13];IF([.$G13]&amp;&quot;-&quot;&amp;[.$I13]&lt;&gt;&quot;20-0&quot;;1;0);0))" office:value-type="float" office:value="0" calcext:value-type="float">
            <text:p>0</text:p>
          </table:table-cell>
          <table:table-cell table:style-name="ce11" table:formula="of:=IF([.$G13]+[.$I13]=0;;[.$I13])" office:value-type="float" office:value="49" calcext:value-type="float">
            <text:p>49</text:p>
          </table:table-cell>
          <table:table-cell table:style-name="ce11" table:formula="of:=IF([.$G13]+[.$I13]=0;;[.$G13])" office:value-type="float" office:value="45" calcext:value-type="float">
            <text:p>45</text:p>
          </table:table-cell>
          <table:table-cell table:style-name="ce61" table:formula="of:=IF([.$G13]+[.$I13]=0;;[.$I13]-[.$G13])" office:value-type="float" office:value="4" calcext:value-type="float">
            <text:p>+4</text:p>
          </table:table-cell>
          <table:table-cell table:style-name="ce60" table:formula="of:=IF([.$G13]+[.$I13]=0;&quot;(Vincente)&quot;;IF([.$G13]&gt;[.$I13];[.$B13];[.$C13]))" office:value-type="string" office:string-value="Delfini" calcext:value-type="string">
            <text:p>Delfini</text:p>
          </table:table-cell>
          <table:table-cell table:style-name="ce60" table:formula="of:=IF([.$G13]+[.$I13]=0;&quot;(Perdente)&quot;;IF([.$G13]&lt;[.$I13];[.$B13];[.$C13]))" office:value-type="string" office:string-value="Fenicotteri" calcext:value-type="string">
            <text:p>Fenicotter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4]=&quot;&quot;;&quot;&quot;;HYPERLINK(VLOOKUP([.B14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3-4</text:p>
          </table:table-cell>
          <table:table-cell table:style-name="ce38" table:formula="of:=IF(ISNUMBER([.A16]);ROMAN([.A16])&amp;&quot; GIORNATA&quot;;COM.MICROSOFT.SWITCH([.A16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5" office:value-type="string" calcext:value-type="string">
            <text:p>Gara N.</text:p>
          </table:table-cell>
          <table:table-cell table:style-name="ce35" office:value-type="string" calcext:value-type="string">
            <text:p>Squadra A</text:p>
          </table:table-cell>
          <table:table-cell table:style-name="ce35" office:value-type="string" calcext:value-type="string">
            <text:p>Squadra B</text:p>
          </table:table-cell>
          <table:table-cell table:style-name="ce35" office:value-type="string" calcext:value-type="string">
            <text:p>Giorno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Ora</text:p>
          </table:table-cell>
          <table:table-cell table:style-name="ce48" office:value-type="string" calcext:value-type="string" table:number-columns-spanned="3" table:number-rows-spanned="1">
            <text:p>Risultato</text:p>
          </table:table-cell>
          <table:covered-table-cell table:style-name="ce53"/>
          <table:covered-table-cell table:style-name="ce56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>
          <table:table-cell table:style-name="ce36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16" table:content-validation-name="val2" office:value-type="string" calcext:value-type="string">
            <text:p>Elefanti</text:p>
          </table:table-cell>
          <table:table-cell table:style-name="ce16" table:content-validation-name="val2" office:value-type="string" calcext:value-type="string">
            <text:p>Barracuda</text:p>
          </table:table-cell>
          <table:table-cell table:style-name="ce43" table:formula="of:=IF([.E18]=&quot;&quot;;&quot;&quot;;TEXT([.E18];&quot;ggg&quot;))" office:value-type="string" office:string-value="dom" calcext:value-type="string">
            <text:p>dom</text:p>
          </table:table-cell>
          <table:table-cell table:style-name="ce45" table:content-validation-name="val4" office:value-type="date" office:date-value="2018-05-27" calcext:value-type="date">
            <text:p>27 mag 2018</text:p>
          </table:table-cell>
          <table:table-cell table:style-name="ce46" table:content-validation-name="val5" office:value-type="time" office:time-value="PT09H00M00S" calcext:value-type="time">
            <text:p>09:00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27" office:value-type="string" calcext:value-type="string" table:number-columns-spanned="1" table:number-rows-spanned="2">
            <text:p>-</text:p>
          </table:table-cell>
          <table:table-cell table:style-name="ce57" table:content-validation-name="val6" office:value-type="float" office:value="63" calcext:value-type="float" table:number-columns-spanned="1" table:number-rows-spanned="2">
            <text:p>63</text:p>
          </table:table-cell>
          <table:table-cell/>
          <table:table-cell table:style-name="ce32" table:formula="of:=IF([.$B18]=&quot;&quot;;&quot;(Squadra A)&quot;;[.$B18])" office:value-type="string" office:string-value="Elefanti" calcext:value-type="string">
            <text:p>Elefanti</text:p>
          </table:table-cell>
          <table:table-cell table:style-name="ce11" table:formula="of:=IF([.$G18]+[.$I18]=0;;IF([.$G18]&gt;[.$I18];1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=&quot;0-20&quot;;1;0);0))" office:value-type="float" office:value="0" calcext:value-type="float">
            <text:p>0</text:p>
          </table:table-cell>
          <table:table-cell table:style-name="ce60" table:formula="of:=IF([.$G18]+[.$I18]=0;;IF([.$G18]&lt;[.$I18];IF([.$G18]&amp;&quot;-&quot;&amp;[.$I18]&lt;&gt;&quot;0-20&quot;;1;0);0))" office:value-type="float" office:value="1" calcext:value-type="float">
            <text:p>1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61" table:formula="of:=IF([.$G18]+[.$I18]=0;;[.$G18]-[.$I18])" office:value-type="float" office:value="-11" calcext:value-type="float">
            <text:p>-11</text:p>
          </table:table-cell>
          <table:table-cell table:style-name="ce32" table:formula="of:=IF([.$C18]=&quot;&quot;;&quot;(Squadra B)&quot;;[.$C18])" office:value-type="string" office:string-value="Barracuda" calcext:value-type="string">
            <text:p>Barracuda</text:p>
          </table:table-cell>
          <table:table-cell table:style-name="ce11" table:formula="of:=IF([.$G18]+[.$I18]=0;;IF([.$I18]&gt;[.$G18];1;0))" office:value-type="float" office:value="1" calcext:value-type="float">
            <text:p>1</text:p>
          </table:table-cell>
          <table:table-cell table:style-name="ce60" table:formula="of:=IF([.$G18]+[.$I18]=0;;IF([.$I18]&lt;[.$G18];IF([.$G18]&amp;&quot;-&quot;&amp;[.$I18]=&quot;20-0&quot;;1;0);0))" office:value-type="float" office:value="0" calcext:value-type="float">
            <text:p>0</text:p>
          </table:table-cell>
          <table:table-cell table:style-name="ce60" table:formula="of:=IF([.$G18]+[.$I18]=0;;IF([.$I18]&lt;[.$G18];IF([.$G18]&amp;&quot;-&quot;&amp;[.$I18]&lt;&gt;&quot;20-0&quot;;1;0);0))" office:value-type="float" office:value="0" calcext:value-type="float">
            <text:p>0</text:p>
          </table:table-cell>
          <table:table-cell table:style-name="ce11" table:formula="of:=IF([.$G18]+[.$I18]=0;;[.$I18])" office:value-type="float" office:value="63" calcext:value-type="float">
            <text:p>63</text:p>
          </table:table-cell>
          <table:table-cell table:style-name="ce11" table:formula="of:=IF([.$G18]+[.$I18]=0;;[.$G18])" office:value-type="float" office:value="52" calcext:value-type="float">
            <text:p>52</text:p>
          </table:table-cell>
          <table:table-cell table:style-name="ce61" table:formula="of:=IF([.$G18]+[.$I18]=0;;[.$I18]-[.$G18])" office:value-type="float" office:value="11" calcext:value-type="float">
            <text:p>+11</text:p>
          </table:table-cell>
          <table:table-cell table:style-name="ce60" table:formula="of:=IF([.$G18]+[.$I18]=0;&quot;(Vincente)&quot;;IF([.$G18]&gt;[.$I18];[.$B18];[.$C18]))" office:value-type="string" office:string-value="Barracuda" calcext:value-type="string">
            <text:p>Barracuda</text:p>
          </table:table-cell>
          <table:table-cell table:style-name="ce60" table:formula="of:=IF([.$G18]+[.$I18]=0;&quot;(Perdente)&quot;;IF([.$G18]&lt;[.$I18];[.$B18];[.$C18]))" office:value-type="string" office:string-value="Elefanti" calcext:value-type="string">
            <text:p>Elefanti</text:p>
          </table:table-cell>
          <table:table-cell table:number-columns-repeated="998"/>
        </table:table-row>
        <table:table-row table:style-name="ro1">
          <table:covered-table-cell table:style-name="ce14"/>
          <table:table-cell table:style-name="ce17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18"/>
          <table:covered-table-cell table:number-columns-repeated="2" table:style-name="ce44"/>
          <table:table-cell table:style-name="ce47" table:formula="of:=IF([.B19]=&quot;&quot;;&quot;&quot;;HYPERLINK(VLOOKUP([.B19];areaLinkMappeSquadre;2;0);&quot;Mappa&quot;))" office:value-type="string" office:string-value="Mappa" calcext:value-type="string">
            <text:p>Mappa</text:p>
          </table:table-cell>
          <table:covered-table-cell table:style-name="ce24"/>
          <table:covered-table-cell table:style-name="ce28"/>
          <table:covered-table-cell table:style-name="ce31"/>
          <table:table-cell table:number-columns-repeated="2"/>
          <table:table-cell table:style-name="ce4" table:number-columns-repeated="6"/>
          <table:table-cell/>
          <table:table-cell table:style-name="ce4" table:number-columns-repeated="8"/>
          <table:table-cell table:number-columns-repeated="99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5"/>
          <table:table-cell table:style-name="ce97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reaCercaPuntiClassifica" table:base-cell-address="$'Analisi Risultati'.$A$1" table:cell-range-address="$'Analisi Risultati'.$C$1:.$D$1048576"/>
        <table:named-range table:name="areaCoefficienteClassifica" table:base-cell-address="$'Analisi Risultati'.$B$1" table:cell-range-address="$'Analisi Risultati'.$B$1:.$B$1048576"/>
        <table:named-range table:name="areaDifferenzaPuntiACalendario" table:base-cell-address="$Calendario.$X$4" table:cell-range-address="$Calendario.$Q$1:.$Q$1048576"/>
        <table:named-range table:name="areaDifferenzaPuntiBCalendario" table:base-cell-address="$Calendario.$X$4" table:cell-range-address="$Calendario.$X$1:.$X$1048576"/>
        <table:named-range table:name="areaForfaitACalendario" table:base-cell-address="$Calendario.$M$5" table:cell-range-address="$Calendario.$M$1:.$M$1048576"/>
        <table:named-range table:name="areaForfaitBCalendario" table:base-cell-address="$Calendario.$T$5" table:cell-range-address="$Calendario.$T$1:.$T$1048576"/>
        <table:named-range table:name="areaLinkMappeSquadre" table:base-cell-address="$Squadre.$K$1" table:cell-range-address="$Squadre.$K$1:.$L$11"/>
        <table:named-range table:name="areaNomiCampiSquadre" table:base-cell-address="$Squadre.$K$1" table:cell-range-address="$Squadre.$K$2:.$K$11"/>
        <table:named-range table:name="areaNomiSquadreSquadre" table:base-cell-address="$Squadre.$A$2" table:cell-range-address="$Squadre.$A$2:.$A$11"/>
        <table:named-range table:name="areaPersaACalendario" table:base-cell-address="$Calendario.$N$1" table:cell-range-address="$Calendario.$N$1:.$N$1048576"/>
        <table:named-range table:name="areaPersaBCalendario" table:base-cell-address="$Calendario.$U$5" table:cell-range-address="$Calendario.$U$1:.$U$1048576"/>
        <table:named-range table:name="areaPuntiFattiACalendario" table:base-cell-address="$Calendario.$O$1" table:cell-range-address="$Calendario.$O$1:.$O$1048576"/>
        <table:named-range table:name="areaPuntiFattiBCalendario" table:base-cell-address="$Calendario.$V$5" table:cell-range-address="$Calendario.$V$1:.$V$1048576"/>
        <table:named-range table:name="areaPuntiSubitiACalendario" table:base-cell-address="$Calendario.$P$5" table:cell-range-address="$Calendario.$P$1:.$P$1048576"/>
        <table:named-range table:name="areaPuntiSubitiBCalendario" table:base-cell-address="$Calendario.$V$5" table:cell-range-address="$Calendario.$W$1:.$W$1048576"/>
        <table:named-range table:name="areaSquadraACalendario" table:base-cell-address="$Calendario.$O$20" table:cell-range-address="$Calendario.$K$1:.$K$1048576"/>
        <table:named-range table:name="areaSquadraBCalendario" table:base-cell-address="$Calendario.$O$20" table:cell-range-address="$Calendario.$R$1:.$R$1048576"/>
        <table:named-range table:name="areaSquadreAnalisiRisultati" table:base-cell-address="$Squadre.$A$2" table:cell-range-address="$'Analisi Risultati'.$C$3:.$C$12"/>
        <table:named-range table:name="areaVintaACalendario" table:base-cell-address="$Calendario.$L$5" table:cell-range-address="$Calendario.$L$1:.$L$1048576"/>
        <table:named-range table:name="areaVintaBCalendario" table:base-cell-address="$Calendario.$S$5" table:cell-range-address="$Calendario.$S$1:.$S$1048576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</table:named-expressions>
      <table:database-ranges>
        <table:database-range table:name="__Anonymous_Sheet_DB__3" table:target-range-address="'Analisi Risultati'.A3:'Analisi Risultati'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52:09.10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2T12:34:21.397000000</dc:date>
    <meta:editing-duration>PT4H39M25S</meta:editing-duration>
    <meta:editing-cycles>44</meta:editing-cycles>
    <meta:generator>LibreOffice/7.1.2.2$Windows_X86_64 LibreOffice_project/8a45595d069ef5570103caea1b71cc9d82b2aae4</meta:generator>
    <meta:document-statistic meta:table-count="6" meta:cell-count="1274" meta:object-count="0"/>
  </office:meta>
</office:document-meta>
</file>